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9pt"/>
    </style:style>
    <style:style style:name="co2" style:family="table-column">
      <style:table-column-properties fo:break-before="auto" style:column-width="87.59pt"/>
    </style:style>
    <style:style style:name="co3" style:family="table-column">
      <style:table-column-properties fo:break-before="auto" style:column-width="94.99pt"/>
    </style:style>
    <style:style style:name="co4" style:family="table-column">
      <style:table-column-properties fo:break-before="auto" style:column-width="54.2pt"/>
    </style:style>
    <style:style style:name="co5" style:family="table-column">
      <style:table-column-properties fo:break-before="auto" style:column-width="48.25pt"/>
    </style:style>
    <style:style style:name="co6" style:family="table-column">
      <style:table-column-properties fo:break-before="auto" style:column-width="126.2pt"/>
    </style:style>
    <style:style style:name="co7" style:family="table-column">
      <style:table-column-properties fo:break-before="auto" style:column-width="89.04pt"/>
    </style:style>
    <style:style style:name="co8" style:family="table-column">
      <style:table-column-properties fo:break-before="auto" style:column-width="58.65pt"/>
    </style:style>
    <style:style style:name="co9" style:family="table-column">
      <style:table-column-properties fo:break-before="auto" style:column-width="127.64pt"/>
    </style:style>
    <style:style style:name="co10" style:family="table-column">
      <style:table-column-properties fo:break-before="auto" style:column-width="67.55pt"/>
    </style:style>
    <style:style style:name="co11" style:family="table-column">
      <style:table-column-properties fo:break-before="auto" style:column-width="832.11pt"/>
    </style:style>
    <style:style style:name="co12" style:family="table-column">
      <style:table-column-properties fo:break-before="auto" style:column-width="46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74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Manuscript_20_info">
      <style:table-properties table:display="true" style:writing-mode="lr-tb"/>
    </style:style>
    <style:style style:name="ta2" style:family="table" style:master-page-name="PageStyle_5f_All_20_SNPs">
      <style:table-properties table:display="true" style:writing-mode="lr-tb"/>
    </style:style>
    <style:style style:name="ta3" style:family="table" style:master-page-name="PageStyle_5f_Polymorphic_20_SNPs_20_only">
      <style:table-properties table:display="true" style:writing-mode="lr-tb"/>
    </style:style>
    <style:style style:name="ta4" style:family="table" style:master-page-name="PageStyle_5f_SNP_20_sequences_20_flanking_20_Rk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rotation-align="none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TT&quot;" style:apply-style-name="ConditionalStyle_5f_7" style:base-cell-address="'All SNPs'.E6"/>
      <style:map style:condition="cell-content()=&quot;GG&quot;" style:apply-style-name="ConditionalStyle_5f_6" style:base-cell-address="'All SNPs'.E6"/>
      <style:map style:condition="cell-content()=&quot;CC&quot;" style:apply-style-name="ConditionalStyle_5f_5" style:base-cell-address="'All SNPs'.E6"/>
      <style:map style:condition="cell-content()=&quot;AA&quot;" style:apply-style-name="ConditionalStyle_5f_4" style:base-cell-address="'All SNPs'.E6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TT&quot;" style:apply-style-name="ConditionalStyle_5f_7" style:base-cell-address="'All SNPs'.E6"/>
      <style:map style:condition="cell-content()=&quot;GG&quot;" style:apply-style-name="ConditionalStyle_5f_6" style:base-cell-address="'All SNPs'.E6"/>
      <style:map style:condition="cell-content()=&quot;CC&quot;" style:apply-style-name="ConditionalStyle_5f_5" style:base-cell-address="'All SNPs'.E6"/>
      <style:map style:condition="cell-content()=&quot;AA&quot;" style:apply-style-name="ConditionalStyle_5f_4" style:base-cell-address="'All SNPs'.E6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TT&quot;" style:apply-style-name="ConditionalStyle_5f_7" style:base-cell-address="'All SNPs'.E6"/>
      <style:map style:condition="cell-content()=&quot;GG&quot;" style:apply-style-name="ConditionalStyle_5f_6" style:base-cell-address="'All SNPs'.E6"/>
      <style:map style:condition="cell-content()=&quot;CC&quot;" style:apply-style-name="ConditionalStyle_5f_5" style:base-cell-address="'All SNPs'.E6"/>
      <style:map style:condition="cell-content()=&quot;AA&quot;" style:apply-style-name="ConditionalStyle_5f_4" style:base-cell-address="'All SNPs'.E6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TT&quot;" style:apply-style-name="ConditionalStyle_5f_7" style:base-cell-address="'All SNPs'.E6"/>
      <style:map style:condition="cell-content()=&quot;GG&quot;" style:apply-style-name="ConditionalStyle_5f_6" style:base-cell-address="'All SNPs'.E6"/>
      <style:map style:condition="cell-content()=&quot;CC&quot;" style:apply-style-name="ConditionalStyle_5f_5" style:base-cell-address="'All SNPs'.E6"/>
      <style:map style:condition="cell-content()=&quot;AA&quot;" style:apply-style-name="ConditionalStyle_5f_4" style:base-cell-address="'All SNPs'.E6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125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=&quot;H&quot;" style:apply-style-name="ConditionalStyle_5f_3" style:base-cell-address="'Polymorphic SNPs only'.E6"/>
      <style:map style:condition="cell-content()=&quot;B&quot;" style:apply-style-name="ConditionalStyle_5f_2" style:base-cell-address="'Polymorphic SNPs only'.E6"/>
      <style:map style:condition="cell-content()=&quot;A&quot;" style:apply-style-name="ConditionalStyle_5f_1" style:base-cell-address="'Polymorphic SNPs only'.E6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map style:condition="cell-content()=&quot;H&quot;" style:apply-style-name="ConditionalStyle_5f_3" style:base-cell-address="'Polymorphic SNPs only'.E6"/>
      <style:map style:condition="cell-content()=&quot;B&quot;" style:apply-style-name="ConditionalStyle_5f_2" style:base-cell-address="'Polymorphic SNPs only'.E6"/>
      <style:map style:condition="cell-content()=&quot;A&quot;" style:apply-style-name="ConditionalStyle_5f_1" style:base-cell-address="'Polymorphic SNPs only'.E6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 style:font-name="Calibri" style:font-style-asian="italic" style:font-weight-complex="bold" style:font-weight-asian="bold" style:font-size-complex="14pt" style:font-size-asian="14pt" style:text-position="0%" fo:text-shadow="none" style:text-outline="false" fo:font-style="italic" style:text-line-through-type="none" style:text-underline-style="none" style:text-underline-color="font-color" fo:font-weight="bold" fo:font-size="14pt" style:font-style-complex="italic"/>
    </style:style>
    <style:style style:name="T2" style:family="text">
      <style:text-properties fo:color="#000000" style:font-name="Calibri" style:font-weight-complex="bold" style:font-weight-asian="bold" style:font-size-complex="14pt" style:font-size-asian="14pt" style:text-position="0%" fo:text-shadow="none" style:text-outline="false" style:text-line-through-type="none" style:text-underline-style="none" style:text-underline-color="font-color" fo:font-weight="bold" fo:font-size="14pt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uscript info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Supplementary File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A major QTL corresponding to the Rk locus for resistance to root-knot nematodes in cowpea (<text:span text:style-name="T1">Vigna unguiculata</text:span><text:span text:style-name="T2"> L.)</text:span>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Theoretical and Applied Genetics</text:p>
          </table:table-cell>
          <table:table-cell table:style-name="Default" table:number-columns-repeated="1023"/>
        </table:table-row>
        <table:table-row table:style-name="ro1">
          <table:table-cell table:style-name="ce4" office:value-type="string" calcext:value-type="string">
            <text:p>Bao Lam Huynh(1)*, William C. Matthews(1), Jeffrey D. Ehlers(2), Mitchell R. Lucas(3), Jansen Santos(1), Arsenio Ndeve(1), Timothy J. Close(3), and Philip A. Roberts(1)*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(1)Department of Nematology, University of California, Riverside, CA 92521, US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2)Present address, Bill and Melinda Gates Foundation, Seattle, WA 98102, US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(3)Department of Botany and Plant Sciences, University of California, Riverside, CA 92521, US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Corresponding author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ao Lam Huynh: baolam.huynh@ucr.edu; phone: +1-951-827-7330; Fax: +1-951-827-371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Philip A. Roberts: philip.roberts@ucr.edu; phone: +1-951-827-7332; Fax: +1-951-827-3719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SNPs" table:style-name="ta2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1016" table:default-cell-style-name="ce9"/>
        <table:table-row table:style-name="ro3">
          <table:table-cell table:style-name="ce7" office:value-type="string" calcext:value-type="string">
            <text:p>Genome-wide SNP profiles of near-isogenic lines and parents that differ in the presence or absence of the Rk-resistance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8" office:value-type="string" calcext:value-type="string">
            <text:p>The 1536 SNP markers and their consensus positions were based on Muchero et al. (2009) PNAS 106:18159-18164, and Lucas et al. (2011) <text:s/>Plant Genome 4(3): 218-225 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Markers flanking the QTL QRk-vu11.1 are highlighted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18" office:value-type="string" calcext:value-type="string">
            <text:p>Recurrent (Rk resistant)</text:p>
          </table:table-cell>
          <table:table-cell table:style-name="ce18" office:value-type="string" calcext:value-type="string">
            <text:p>Donor (susceptible)</text:p>
          </table:table-cell>
          <table:table-cell table:number-columns-repeated="2" table:style-name="ce19" office:value-type="string" calcext:value-type="string">
            <text:p>Susceptible BC6F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SP Name</text:p>
          </table:table-cell>
          <table:table-cell office:value-type="string" calcext:value-type="string">
            <text:p>GoldenGate Nam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M</text:p>
          </table:table-cell>
          <table:table-cell table:style-name="ce19" office:value-type="string" calcext:value-type="string">
            <text:p>CB46</text:p>
          </table:table-cell>
          <table:table-cell table:style-name="ce19" office:value-type="string" calcext:value-type="string">
            <text:p>Chinese Red</text:p>
          </table:table-cell>
          <table:table-cell table:style-name="ce19" office:value-type="string" calcext:value-type="string">
            <text:p>Null 1</text:p>
          </table:table-cell>
          <table:table-cell table:style-name="ce19" office:value-type="string" calcext:value-type="string">
            <text:p>Null 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7_518</text:p>
          </table:table-cell>
          <table:table-cell office:value-type="string" calcext:value-type="string">
            <text:p>1_097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06_119</text:p>
          </table:table-cell>
          <table:table-cell office:value-type="string" calcext:value-type="string">
            <text:p>1_127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.26136400986" calcext:value-type="float">
            <text:p>3.26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_107</text:p>
          </table:table-cell>
          <table:table-cell office:value-type="string" calcext:value-type="string">
            <text:p>1_09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.043346407" calcext:value-type="float">
            <text:p>5.04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64_1877</text:p>
          </table:table-cell>
          <table:table-cell office:value-type="string" calcext:value-type="string">
            <text:p>1_012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.34034347319" calcext:value-type="float">
            <text:p>5.340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80_497</text:p>
          </table:table-cell>
          <table:table-cell office:value-type="string" calcext:value-type="string">
            <text:p>1_00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.63734053937999" calcext:value-type="float">
            <text:p>5.637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29_463</text:p>
          </table:table-cell>
          <table:table-cell office:value-type="string" calcext:value-type="string">
            <text:p>1_0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.78864093159" calcext:value-type="float">
            <text:p>5.78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04_755</text:p>
          </table:table-cell>
          <table:table-cell office:value-type="string" calcext:value-type="string">
            <text:p>1_10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0.46214193541" calcext:value-type="float">
            <text:p>10.462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15_2051</text:p>
          </table:table-cell>
          <table:table-cell office:value-type="string" calcext:value-type="string">
            <text:p>1_064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2.70362922741" calcext:value-type="float">
            <text:p>12.70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77_825</text:p>
          </table:table-cell>
          <table:table-cell office:value-type="string" calcext:value-type="string">
            <text:p>1_087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4.14378481252" calcext:value-type="float">
            <text:p>14.14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2_527</text:p>
          </table:table-cell>
          <table:table-cell office:value-type="string" calcext:value-type="string">
            <text:p>1_003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4.31189635942" calcext:value-type="float">
            <text:p>14.31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82_709</text:p>
          </table:table-cell>
          <table:table-cell office:value-type="string" calcext:value-type="string">
            <text:p>1_117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5.9705969555" calcext:value-type="float">
            <text:p>15.971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74_629</text:p>
          </table:table-cell>
          <table:table-cell office:value-type="string" calcext:value-type="string">
            <text:p>1_044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.86824668852" calcext:value-type="float">
            <text:p>20.86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94_1773</text:p>
          </table:table-cell>
          <table:table-cell office:value-type="string" calcext:value-type="string">
            <text:p>1_152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.86824668852" calcext:value-type="float">
            <text:p>20.86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42_452</text:p>
          </table:table-cell>
          <table:table-cell office:value-type="string" calcext:value-type="string">
            <text:p>1_007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1.04196195365" calcext:value-type="float">
            <text:p>21.04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87_812</text:p>
          </table:table-cell>
          <table:table-cell office:value-type="string" calcext:value-type="string">
            <text:p>1_12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1.294129274" calcext:value-type="float">
            <text:p>21.29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53_147</text:p>
          </table:table-cell>
          <table:table-cell office:value-type="string" calcext:value-type="string">
            <text:p>1_00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1.92734943399" calcext:value-type="float">
            <text:p>21.92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1_710</text:p>
          </table:table-cell>
          <table:table-cell office:value-type="string" calcext:value-type="string">
            <text:p>1_078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1.92734943399" calcext:value-type="float">
            <text:p>21.92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81_572</text:p>
          </table:table-cell>
          <table:table-cell office:value-type="string" calcext:value-type="string">
            <text:p>1_137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2.3588357377" calcext:value-type="float">
            <text:p>22.35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72_1075</text:p>
          </table:table-cell>
          <table:table-cell office:value-type="string" calcext:value-type="string">
            <text:p>1_074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2.37004317416" calcext:value-type="float">
            <text:p>22.37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35_666</text:p>
          </table:table-cell>
          <table:table-cell office:value-type="string" calcext:value-type="string">
            <text:p>1_030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3.20499719043" calcext:value-type="float">
            <text:p>23.20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84_519</text:p>
          </table:table-cell>
          <table:table-cell office:value-type="string" calcext:value-type="string">
            <text:p>1_05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3.61967233945" calcext:value-type="float">
            <text:p>23.62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79_1173</text:p>
          </table:table-cell>
          <table:table-cell office:value-type="string" calcext:value-type="string">
            <text:p>1_135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3.68131323998" calcext:value-type="float">
            <text:p>23.68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67_1228</text:p>
          </table:table-cell>
          <table:table-cell office:value-type="string" calcext:value-type="string">
            <text:p>1_07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3.96149915148" calcext:value-type="float">
            <text:p>23.96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88_1027</text:p>
          </table:table-cell>
          <table:table-cell office:value-type="string" calcext:value-type="string">
            <text:p>1_006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4.1520255713" calcext:value-type="float">
            <text:p>24.15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1_592</text:p>
          </table:table-cell>
          <table:table-cell office:value-type="string" calcext:value-type="string">
            <text:p>1_033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4.1520255713" calcext:value-type="float">
            <text:p>24.15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05_420</text:p>
          </table:table-cell>
          <table:table-cell office:value-type="string" calcext:value-type="string">
            <text:p>1_07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4.1520255713" calcext:value-type="float">
            <text:p>24.15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6_521</text:p>
          </table:table-cell>
          <table:table-cell office:value-type="string" calcext:value-type="string">
            <text:p>1_115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4.90852753235" calcext:value-type="float">
            <text:p>24.90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_161</text:p>
          </table:table-cell>
          <table:table-cell office:value-type="string" calcext:value-type="string">
            <text:p>1_013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4.94775355996" calcext:value-type="float">
            <text:p>24.94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70_1480</text:p>
          </table:table-cell>
          <table:table-cell office:value-type="string" calcext:value-type="string">
            <text:p>1_073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5.93400796844" calcext:value-type="float">
            <text:p>25.934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22_178</text:p>
          </table:table-cell>
          <table:table-cell office:value-type="string" calcext:value-type="string">
            <text:p>1_0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6.54481325551" calcext:value-type="float">
            <text:p>26.54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21_957</text:p>
          </table:table-cell>
          <table:table-cell office:value-type="string" calcext:value-type="string">
            <text:p>1_083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6.54481325551" calcext:value-type="float">
            <text:p>26.54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47_415</text:p>
          </table:table-cell>
          <table:table-cell office:value-type="string" calcext:value-type="string">
            <text:p>1_111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6.54481325551" calcext:value-type="float">
            <text:p>26.54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1_698</text:p>
          </table:table-cell>
          <table:table-cell office:value-type="string" calcext:value-type="string">
            <text:p>1_146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6.83620660347" calcext:value-type="float">
            <text:p>26.836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96_936</text:p>
          </table:table-cell>
          <table:table-cell office:value-type="string" calcext:value-type="string">
            <text:p>1_031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.1780334155" calcext:value-type="float">
            <text:p>27.17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_592</text:p>
          </table:table-cell>
          <table:table-cell office:value-type="string" calcext:value-type="string">
            <text:p>1_035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0.03032599457" calcext:value-type="float">
            <text:p>30.03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40_1403</text:p>
          </table:table-cell>
          <table:table-cell office:value-type="string" calcext:value-type="string">
            <text:p>1_092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0.20964497793" calcext:value-type="float">
            <text:p>30.210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92_656</text:p>
          </table:table-cell>
          <table:table-cell office:value-type="string" calcext:value-type="string">
            <text:p>1_134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0.20964497793" calcext:value-type="float">
            <text:p>30.21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69_298</text:p>
          </table:table-cell>
          <table:table-cell office:value-type="string" calcext:value-type="string">
            <text:p>1_04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2.69209215382" calcext:value-type="float">
            <text:p>32.692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29_258</text:p>
          </table:table-cell>
          <table:table-cell office:value-type="string" calcext:value-type="string">
            <text:p>1_02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2.98908922001" calcext:value-type="float">
            <text:p>32.98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41_598</text:p>
          </table:table-cell>
          <table:table-cell office:value-type="string" calcext:value-type="string">
            <text:p>1_063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3.00029665647" calcext:value-type="float">
            <text:p>33.00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49_508</text:p>
          </table:table-cell>
          <table:table-cell office:value-type="string" calcext:value-type="string">
            <text:p>1_153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3.00029665647" calcext:value-type="float">
            <text:p>33.00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_118</text:p>
          </table:table-cell>
          <table:table-cell office:value-type="string" calcext:value-type="string">
            <text:p>1_005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3.24686025859" calcext:value-type="float">
            <text:p>33.24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49_220</text:p>
          </table:table-cell>
          <table:table-cell office:value-type="string" calcext:value-type="string">
            <text:p>1_031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3.24686025859" calcext:value-type="float">
            <text:p>33.24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52_845</text:p>
          </table:table-cell>
          <table:table-cell office:value-type="string" calcext:value-type="string">
            <text:p>1_053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3.58308335239" calcext:value-type="float">
            <text:p>33.58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69_488</text:p>
          </table:table-cell>
          <table:table-cell office:value-type="string" calcext:value-type="string">
            <text:p>1_140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3.58308335239" calcext:value-type="float">
            <text:p>33.58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26_795</text:p>
          </table:table-cell>
          <table:table-cell office:value-type="string" calcext:value-type="string">
            <text:p>1_072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4.04819196548" calcext:value-type="float">
            <text:p>34.04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04_1061</text:p>
          </table:table-cell>
          <table:table-cell office:value-type="string" calcext:value-type="string">
            <text:p>1_03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5.29221741254" calcext:value-type="float">
            <text:p>35.29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4_901</text:p>
          </table:table-cell>
          <table:table-cell office:value-type="string" calcext:value-type="string">
            <text:p>1_039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5.64525166103" calcext:value-type="float">
            <text:p>35.64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7_348</text:p>
          </table:table-cell>
          <table:table-cell office:value-type="string" calcext:value-type="string">
            <text:p>1_06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5.64525166103" calcext:value-type="float">
            <text:p>35.64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19_471</text:p>
          </table:table-cell>
          <table:table-cell office:value-type="string" calcext:value-type="string">
            <text:p>1_142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9.46698749389" calcext:value-type="float">
            <text:p>39.46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03_343</text:p>
          </table:table-cell>
          <table:table-cell office:value-type="string" calcext:value-type="string">
            <text:p>1_07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0.38599728361" calcext:value-type="float">
            <text:p>40.38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31_441</text:p>
          </table:table-cell>
          <table:table-cell office:value-type="string" calcext:value-type="string">
            <text:p>1_023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1.20974386342" calcext:value-type="float">
            <text:p>41.21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10_884</text:p>
          </table:table-cell>
          <table:table-cell office:value-type="string" calcext:value-type="string">
            <text:p>1_064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1.20974386342" calcext:value-type="float">
            <text:p>41.21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94_282</text:p>
          </table:table-cell>
          <table:table-cell office:value-type="string" calcext:value-type="string">
            <text:p>1_081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2.87965189596" calcext:value-type="float">
            <text:p>42.88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4_540</text:p>
          </table:table-cell>
          <table:table-cell office:value-type="string" calcext:value-type="string">
            <text:p>1_036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3.23268614445" calcext:value-type="float">
            <text:p>43.23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85_1019</text:p>
          </table:table-cell>
          <table:table-cell office:value-type="string" calcext:value-type="string">
            <text:p>1_06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4.25816658054" calcext:value-type="float">
            <text:p>44.25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05_418</text:p>
          </table:table-cell>
          <table:table-cell office:value-type="string" calcext:value-type="string">
            <text:p>1_025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5.14355406088" calcext:value-type="float">
            <text:p>45.14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29_437</text:p>
          </table:table-cell>
          <table:table-cell office:value-type="string" calcext:value-type="string">
            <text:p>1_061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5.14355406088" calcext:value-type="float">
            <text:p>45.144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32_1340</text:p>
          </table:table-cell>
          <table:table-cell office:value-type="string" calcext:value-type="string">
            <text:p>1_078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5.37891022654" calcext:value-type="float">
            <text:p>45.37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07_415</text:p>
          </table:table-cell>
          <table:table-cell office:value-type="string" calcext:value-type="string">
            <text:p>1_08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5.37891022654" calcext:value-type="float">
            <text:p>45.37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75_1561</text:p>
          </table:table-cell>
          <table:table-cell office:value-type="string" calcext:value-type="string">
            <text:p>1_034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7.37383391642" calcext:value-type="float">
            <text:p>47.37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66_353</text:p>
          </table:table-cell>
          <table:table-cell office:value-type="string" calcext:value-type="string">
            <text:p>1_04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7.37383391642" calcext:value-type="float">
            <text:p>47.37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41_518</text:p>
          </table:table-cell>
          <table:table-cell office:value-type="string" calcext:value-type="string">
            <text:p>1_115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7.37383391642" calcext:value-type="float">
            <text:p>47.37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4_316</text:p>
          </table:table-cell>
          <table:table-cell office:value-type="string" calcext:value-type="string">
            <text:p>1_043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7.6876421373" calcext:value-type="float">
            <text:p>47.68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75_470</text:p>
          </table:table-cell>
          <table:table-cell office:value-type="string" calcext:value-type="string">
            <text:p>1_14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7.97903548526" calcext:value-type="float">
            <text:p>47.97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84_541</text:p>
          </table:table-cell>
          <table:table-cell office:value-type="string" calcext:value-type="string">
            <text:p>1_119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8.41052178897" calcext:value-type="float">
            <text:p>48.411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30_764</text:p>
          </table:table-cell>
          <table:table-cell office:value-type="string" calcext:value-type="string">
            <text:p>1_00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0.28216367779" calcext:value-type="float">
            <text:p>50.282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08_1241</text:p>
          </table:table-cell>
          <table:table-cell office:value-type="string" calcext:value-type="string">
            <text:p>1_001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0.65200908097" calcext:value-type="float">
            <text:p>50.65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20_248</text:p>
          </table:table-cell>
          <table:table-cell office:value-type="string" calcext:value-type="string">
            <text:p>1_115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0.75847972734" calcext:value-type="float">
            <text:p>50.75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62_1286</text:p>
          </table:table-cell>
          <table:table-cell office:value-type="string" calcext:value-type="string">
            <text:p>1_074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4.65306389719" calcext:value-type="float">
            <text:p>54.65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35_110</text:p>
          </table:table-cell>
          <table:table-cell office:value-type="string" calcext:value-type="string">
            <text:p>1_03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7.04024786317" calcext:value-type="float">
            <text:p>57.04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27_617</text:p>
          </table:table-cell>
          <table:table-cell office:value-type="string" calcext:value-type="string">
            <text:p>1_081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8.62610012226" calcext:value-type="float">
            <text:p>58.626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28_734</text:p>
          </table:table-cell>
          <table:table-cell office:value-type="string" calcext:value-type="string">
            <text:p>1_026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8.97353065252" calcext:value-type="float">
            <text:p>58.974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25_585</text:p>
          </table:table-cell>
          <table:table-cell office:value-type="string" calcext:value-type="string">
            <text:p>1_112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60_1966</text:p>
          </table:table-cell>
          <table:table-cell office:value-type="string" calcext:value-type="string">
            <text:p>1_136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83_207</text:p>
          </table:table-cell>
          <table:table-cell office:value-type="string" calcext:value-type="string">
            <text:p>1_018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30820450265" calcext:value-type="float">
            <text:p>0.30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7_106</text:p>
          </table:table-cell>
          <table:table-cell office:value-type="string" calcext:value-type="string">
            <text:p>1_020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30820450265" calcext:value-type="float">
            <text:p>0.30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39_544</text:p>
          </table:table-cell>
          <table:table-cell office:value-type="string" calcext:value-type="string">
            <text:p>1_026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30820450265" calcext:value-type="float">
            <text:p>0.3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00_164</text:p>
          </table:table-cell>
          <table:table-cell office:value-type="string" calcext:value-type="string">
            <text:p>1_065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.58024854086" calcext:value-type="float">
            <text:p>1.58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62_775</text:p>
          </table:table-cell>
          <table:table-cell office:value-type="string" calcext:value-type="string">
            <text:p>1_137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.52473876667" calcext:value-type="float">
            <text:p>3.52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38_830</text:p>
          </table:table-cell>
          <table:table-cell office:value-type="string" calcext:value-type="string">
            <text:p>1_029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.1554207716" calcext:value-type="float">
            <text:p>5.1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3_329</text:p>
          </table:table-cell>
          <table:table-cell office:value-type="string" calcext:value-type="string">
            <text:p>1_106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.1554207716" calcext:value-type="float">
            <text:p>5.15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36_807</text:p>
          </table:table-cell>
          <table:table-cell office:value-type="string" calcext:value-type="string">
            <text:p>1_011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.67963213016" calcext:value-type="float">
            <text:p>6.68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44_1006</text:p>
          </table:table-cell>
          <table:table-cell office:value-type="string" calcext:value-type="string">
            <text:p>1_152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0.32204897966" calcext:value-type="float">
            <text:p>10.32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39_495</text:p>
          </table:table-cell>
          <table:table-cell office:value-type="string" calcext:value-type="string">
            <text:p>1_125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3.23598245926" calcext:value-type="float">
            <text:p>13.23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6_808</text:p>
          </table:table-cell>
          <table:table-cell office:value-type="string" calcext:value-type="string">
            <text:p>1_002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5.8585225909" calcext:value-type="float">
            <text:p>15.85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4_619</text:p>
          </table:table-cell>
          <table:table-cell office:value-type="string" calcext:value-type="string">
            <text:p>1_079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5.8585225909" calcext:value-type="float">
            <text:p>15.85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36_221</text:p>
          </table:table-cell>
          <table:table-cell office:value-type="string" calcext:value-type="string">
            <text:p>1_008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6.06586016541" calcext:value-type="float">
            <text:p>16.06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99_140</text:p>
          </table:table-cell>
          <table:table-cell office:value-type="string" calcext:value-type="string">
            <text:p>1_146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6.06586016541" calcext:value-type="float">
            <text:p>16.06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9_557</text:p>
          </table:table-cell>
          <table:table-cell office:value-type="string" calcext:value-type="string">
            <text:p>1_084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7.05211457389" calcext:value-type="float">
            <text:p>17.052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08_128</text:p>
          </table:table-cell>
          <table:table-cell office:value-type="string" calcext:value-type="string">
            <text:p>1_027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7.20901868433" calcext:value-type="float">
            <text:p>17.20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90_327</text:p>
          </table:table-cell>
          <table:table-cell office:value-type="string" calcext:value-type="string">
            <text:p>1_058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7.20901868433" calcext:value-type="float">
            <text:p>17.20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57_1368</text:p>
          </table:table-cell>
          <table:table-cell office:value-type="string" calcext:value-type="string">
            <text:p>1_069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7.20901868433" calcext:value-type="float">
            <text:p>17.20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46_754</text:p>
          </table:table-cell>
          <table:table-cell office:value-type="string" calcext:value-type="string">
            <text:p>1_082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7.78059794379" calcext:value-type="float">
            <text:p>17.78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8_1330</text:p>
          </table:table-cell>
          <table:table-cell office:value-type="string" calcext:value-type="string">
            <text:p>1_049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7.8758611537" calcext:value-type="float">
            <text:p>17.87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6_672</text:p>
          </table:table-cell>
          <table:table-cell office:value-type="string" calcext:value-type="string">
            <text:p>1_025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8.55391105953" calcext:value-type="float">
            <text:p>18.55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14_262</text:p>
          </table:table-cell>
          <table:table-cell office:value-type="string" calcext:value-type="string">
            <text:p>1_033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8.76124863404" calcext:value-type="float">
            <text:p>18.76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44_1453</text:p>
          </table:table-cell>
          <table:table-cell office:value-type="string" calcext:value-type="string">
            <text:p>1_016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46171341279" calcext:value-type="float">
            <text:p>19.46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6_307</text:p>
          </table:table-cell>
          <table:table-cell office:value-type="string" calcext:value-type="string">
            <text:p>1_016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.46171341279" calcext:value-type="float">
            <text:p>19.462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27_582</text:p>
          </table:table-cell>
          <table:table-cell office:value-type="string" calcext:value-type="string">
            <text:p>1_137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0.59926821348" calcext:value-type="float">
            <text:p>20.599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95_1157</text:p>
          </table:table-cell>
          <table:table-cell office:value-type="string" calcext:value-type="string">
            <text:p>1_108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1.31654414692" calcext:value-type="float">
            <text:p>21.317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78_530</text:p>
          </table:table-cell>
          <table:table-cell office:value-type="string" calcext:value-type="string">
            <text:p>1_006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2.25796880956" calcext:value-type="float">
            <text:p>22.258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5_636</text:p>
          </table:table-cell>
          <table:table-cell office:value-type="string" calcext:value-type="string">
            <text:p>1_045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2.34202458301" calcext:value-type="float">
            <text:p>22.34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1_247</text:p>
          </table:table-cell>
          <table:table-cell office:value-type="string" calcext:value-type="string">
            <text:p>1_028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3.35069386441" calcext:value-type="float">
            <text:p>23.35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96_239</text:p>
          </table:table-cell>
          <table:table-cell office:value-type="string" calcext:value-type="string">
            <text:p>1_140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4.38738173696" calcext:value-type="float">
            <text:p>24.38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02_623</text:p>
          </table:table-cell>
          <table:table-cell office:value-type="string" calcext:value-type="string">
            <text:p>1_113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5.19992088031" calcext:value-type="float">
            <text:p>25.20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27_925</text:p>
          </table:table-cell>
          <table:table-cell office:value-type="string" calcext:value-type="string">
            <text:p>1_05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6.21419387994" calcext:value-type="float">
            <text:p>26.21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54_481</text:p>
          </table:table-cell>
          <table:table-cell office:value-type="string" calcext:value-type="string">
            <text:p>1_058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6.54481325551" calcext:value-type="float">
            <text:p>26.54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61_1160</text:p>
          </table:table-cell>
          <table:table-cell office:value-type="string" calcext:value-type="string">
            <text:p>1_106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7.60951971921" calcext:value-type="float">
            <text:p>27.61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98_527</text:p>
          </table:table-cell>
          <table:table-cell office:value-type="string" calcext:value-type="string">
            <text:p>1_104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8.21472128805" calcext:value-type="float">
            <text:p>28.2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7_517</text:p>
          </table:table-cell>
          <table:table-cell office:value-type="string" calcext:value-type="string">
            <text:p>1_150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8.81992285689" calcext:value-type="float">
            <text:p>28.82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37_713</text:p>
          </table:table-cell>
          <table:table-cell office:value-type="string" calcext:value-type="string">
            <text:p>1_09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9.78936611068" calcext:value-type="float">
            <text:p>29.78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70_462</text:p>
          </table:table-cell>
          <table:table-cell office:value-type="string" calcext:value-type="string">
            <text:p>1_021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0.63552756341" calcext:value-type="float">
            <text:p>30.63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0_155</text:p>
          </table:table-cell>
          <table:table-cell office:value-type="string" calcext:value-type="string">
            <text:p>1_026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0.63552756341" calcext:value-type="float">
            <text:p>30.63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22_612</text:p>
          </table:table-cell>
          <table:table-cell office:value-type="string" calcext:value-type="string">
            <text:p>1_071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0.63552756341" calcext:value-type="float">
            <text:p>30.63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63_519</text:p>
          </table:table-cell>
          <table:table-cell office:value-type="string" calcext:value-type="string">
            <text:p>1_105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1.15106964057" calcext:value-type="float">
            <text:p>31.15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83_74</text:p>
          </table:table-cell>
          <table:table-cell office:value-type="string" calcext:value-type="string">
            <text:p>1_109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1.15106964057" calcext:value-type="float">
            <text:p>31.15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29_590</text:p>
          </table:table-cell>
          <table:table-cell office:value-type="string" calcext:value-type="string">
            <text:p>1_142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1.53772619844" calcext:value-type="float">
            <text:p>31.53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16_506</text:p>
          </table:table-cell>
          <table:table-cell office:value-type="string" calcext:value-type="string">
            <text:p>1_017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2.08128686675" calcext:value-type="float">
            <text:p>32.08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17_1362</text:p>
          </table:table-cell>
          <table:table-cell office:value-type="string" calcext:value-type="string">
            <text:p>1_05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2.70329959028" calcext:value-type="float">
            <text:p>32.70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03_976</text:p>
          </table:table-cell>
          <table:table-cell office:value-type="string" calcext:value-type="string">
            <text:p>1_115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2.74812933612" calcext:value-type="float">
            <text:p>32.74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85_433</text:p>
          </table:table-cell>
          <table:table-cell office:value-type="string" calcext:value-type="string">
            <text:p>1_099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4.86073110883" calcext:value-type="float">
            <text:p>34.86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12_153</text:p>
          </table:table-cell>
          <table:table-cell office:value-type="string" calcext:value-type="string">
            <text:p>1_006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5.20816163909" calcext:value-type="float">
            <text:p>35.20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80_616</text:p>
          </table:table-cell>
          <table:table-cell office:value-type="string" calcext:value-type="string">
            <text:p>1_021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5.20816163909" calcext:value-type="float">
            <text:p>35.20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39_1136</text:p>
          </table:table-cell>
          <table:table-cell office:value-type="string" calcext:value-type="string">
            <text:p>1_068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5.20816163909" calcext:value-type="float">
            <text:p>35.20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80_1095</text:p>
          </table:table-cell>
          <table:table-cell office:value-type="string" calcext:value-type="string">
            <text:p>1_144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5.81896692616" calcext:value-type="float">
            <text:p>35.81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25_861</text:p>
          </table:table-cell>
          <table:table-cell office:value-type="string" calcext:value-type="string">
            <text:p>1_116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6.13837886527" calcext:value-type="float">
            <text:p>36.13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60_845</text:p>
          </table:table-cell>
          <table:table-cell office:value-type="string" calcext:value-type="string">
            <text:p>1_118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6.13837886527" calcext:value-type="float">
            <text:p>36.13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0_545</text:p>
          </table:table-cell>
          <table:table-cell office:value-type="string" calcext:value-type="string">
            <text:p>1_048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6.42977221323" calcext:value-type="float">
            <text:p>36.43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94_298</text:p>
          </table:table-cell>
          <table:table-cell office:value-type="string" calcext:value-type="string">
            <text:p>1_069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6.42977221323" calcext:value-type="float">
            <text:p>36.43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75_1749</text:p>
          </table:table-cell>
          <table:table-cell office:value-type="string" calcext:value-type="string">
            <text:p>1_114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6.42977221323" calcext:value-type="float">
            <text:p>36.43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27_654</text:p>
          </table:table-cell>
          <table:table-cell office:value-type="string" calcext:value-type="string">
            <text:p>1_114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6.42977221323" calcext:value-type="float">
            <text:p>36.43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75_266</text:p>
          </table:table-cell>
          <table:table-cell office:value-type="string" calcext:value-type="string">
            <text:p>1_020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8.27899922913" calcext:value-type="float">
            <text:p>38.27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46_554</text:p>
          </table:table-cell>
          <table:table-cell office:value-type="string" calcext:value-type="string">
            <text:p>1_099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9.31008338345" calcext:value-type="float">
            <text:p>39.31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46_421</text:p>
          </table:table-cell>
          <table:table-cell office:value-type="string" calcext:value-type="string">
            <text:p>1_143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9.36051684752" calcext:value-type="float">
            <text:p>39.36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09_430</text:p>
          </table:table-cell>
          <table:table-cell office:value-type="string" calcext:value-type="string">
            <text:p>1_072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0.83989846024" calcext:value-type="float">
            <text:p>40.84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91_1173</text:p>
          </table:table-cell>
          <table:table-cell office:value-type="string" calcext:value-type="string">
            <text:p>1_139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0.83989846024" calcext:value-type="float">
            <text:p>40.84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28_121</text:p>
          </table:table-cell>
          <table:table-cell office:value-type="string" calcext:value-type="string">
            <text:p>1_115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1.85417145987" calcext:value-type="float">
            <text:p>41.85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95_292</text:p>
          </table:table-cell>
          <table:table-cell office:value-type="string" calcext:value-type="string">
            <text:p>1_059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1.97745326093" calcext:value-type="float">
            <text:p>41.97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73_342</text:p>
          </table:table-cell>
          <table:table-cell office:value-type="string" calcext:value-type="string">
            <text:p>1_074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3.77064309453" calcext:value-type="float">
            <text:p>43.77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57_576</text:p>
          </table:table-cell>
          <table:table-cell office:value-type="string" calcext:value-type="string">
            <text:p>1_048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4.26377029877" calcext:value-type="float">
            <text:p>44.264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42_1960</text:p>
          </table:table-cell>
          <table:table-cell office:value-type="string" calcext:value-type="string">
            <text:p>1_079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4.26377029877" calcext:value-type="float">
            <text:p>44.26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91_888</text:p>
          </table:table-cell>
          <table:table-cell office:value-type="string" calcext:value-type="string">
            <text:p>1_149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4.26377029877" calcext:value-type="float">
            <text:p>44.26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34_542</text:p>
          </table:table-cell>
          <table:table-cell office:value-type="string" calcext:value-type="string">
            <text:p>1_103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4.6055971108" calcext:value-type="float">
            <text:p>44.60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48_1463</text:p>
          </table:table-cell>
          <table:table-cell office:value-type="string" calcext:value-type="string">
            <text:p>1_014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4.88017930407" calcext:value-type="float">
            <text:p>44.88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2_796</text:p>
          </table:table-cell>
          <table:table-cell office:value-type="string" calcext:value-type="string">
            <text:p>1_032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4.88017930407" calcext:value-type="float">
            <text:p>44.88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55_516</text:p>
          </table:table-cell>
          <table:table-cell office:value-type="string" calcext:value-type="string">
            <text:p>1_024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5.65349241981" calcext:value-type="float">
            <text:p>45.653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89_340</text:p>
          </table:table-cell>
          <table:table-cell office:value-type="string" calcext:value-type="string">
            <text:p>1_098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6.05135641414" calcext:value-type="float">
            <text:p>46.051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03_553</text:p>
          </table:table-cell>
          <table:table-cell office:value-type="string" calcext:value-type="string">
            <text:p>1_004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6.21946796104" calcext:value-type="float">
            <text:p>46.21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48_1563</text:p>
          </table:table-cell>
          <table:table-cell office:value-type="string" calcext:value-type="string">
            <text:p>1_147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7.87256483889" calcext:value-type="float">
            <text:p>47.87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80_67</text:p>
          </table:table-cell>
          <table:table-cell office:value-type="string" calcext:value-type="string">
            <text:p>1_153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7.87256483889" calcext:value-type="float">
            <text:p>47.87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17_759</text:p>
          </table:table-cell>
          <table:table-cell office:value-type="string" calcext:value-type="string">
            <text:p>1_123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9.47522825267" calcext:value-type="float">
            <text:p>49.47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62_114</text:p>
          </table:table-cell>
          <table:table-cell office:value-type="string" calcext:value-type="string">
            <text:p>1_110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9.82265878293" calcext:value-type="float">
            <text:p>49.823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10_208</text:p>
          </table:table-cell>
          <table:table-cell office:value-type="string" calcext:value-type="string">
            <text:p>1_02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1.06108051176" calcext:value-type="float">
            <text:p>51.06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26_949</text:p>
          </table:table-cell>
          <table:table-cell office:value-type="string" calcext:value-type="string">
            <text:p>1_067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1.06108051176" calcext:value-type="float">
            <text:p>51.06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43_622</text:p>
          </table:table-cell>
          <table:table-cell office:value-type="string" calcext:value-type="string">
            <text:p>1_067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1.06108051176" calcext:value-type="float">
            <text:p>51.06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8_159</text:p>
          </table:table-cell>
          <table:table-cell office:value-type="string" calcext:value-type="string">
            <text:p>1_022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2.14259813015" calcext:value-type="float">
            <text:p>52.143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01_1190</text:p>
          </table:table-cell>
          <table:table-cell office:value-type="string" calcext:value-type="string">
            <text:p>1_000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3.42584960482" calcext:value-type="float">
            <text:p>53.42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82_615</text:p>
          </table:table-cell>
          <table:table-cell office:value-type="string" calcext:value-type="string">
            <text:p>1_135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3.64999833402" calcext:value-type="float">
            <text:p>53.65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05_204</text:p>
          </table:table-cell>
          <table:table-cell office:value-type="string" calcext:value-type="string">
            <text:p>1_063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3.83492103561" calcext:value-type="float">
            <text:p>53.83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8_268</text:p>
          </table:table-cell>
          <table:table-cell office:value-type="string" calcext:value-type="string">
            <text:p>1_065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4.79315685294" calcext:value-type="float">
            <text:p>54.79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31_1664</text:p>
          </table:table-cell>
          <table:table-cell office:value-type="string" calcext:value-type="string">
            <text:p>1_069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5.17981341081" calcext:value-type="float">
            <text:p>55.18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62_215</text:p>
          </table:table-cell>
          <table:table-cell office:value-type="string" calcext:value-type="string">
            <text:p>1_115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5.17981341081" calcext:value-type="float">
            <text:p>55.18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00_824</text:p>
          </table:table-cell>
          <table:table-cell office:value-type="string" calcext:value-type="string">
            <text:p>1_043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6.08761576407" calcext:value-type="float">
            <text:p>56.08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7_345</text:p>
          </table:table-cell>
          <table:table-cell office:value-type="string" calcext:value-type="string">
            <text:p>1_144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6.10442691876" calcext:value-type="float">
            <text:p>56.104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38_1704</text:p>
          </table:table-cell>
          <table:table-cell office:value-type="string" calcext:value-type="string">
            <text:p>1_065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6.71523220583" calcext:value-type="float">
            <text:p>56.71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71_491</text:p>
          </table:table-cell>
          <table:table-cell office:value-type="string" calcext:value-type="string">
            <text:p>1_139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6.71523220583" calcext:value-type="float">
            <text:p>56.71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7_783</text:p>
          </table:table-cell>
          <table:table-cell office:value-type="string" calcext:value-type="string">
            <text:p>1_103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7.59501596794" calcext:value-type="float">
            <text:p>57.595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80_740</text:p>
          </table:table-cell>
          <table:table-cell office:value-type="string" calcext:value-type="string">
            <text:p>1_019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7.6062234044" calcext:value-type="float">
            <text:p>57.60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93_469</text:p>
          </table:table-cell>
          <table:table-cell office:value-type="string" calcext:value-type="string">
            <text:p>1_015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7.95925765289" calcext:value-type="float">
            <text:p>57.95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35_827</text:p>
          </table:table-cell>
          <table:table-cell office:value-type="string" calcext:value-type="string">
            <text:p>1_075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7.95925765289" calcext:value-type="float">
            <text:p>57.95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14_840</text:p>
          </table:table-cell>
          <table:table-cell office:value-type="string" calcext:value-type="string">
            <text:p>1_067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8.23944356439" calcext:value-type="float">
            <text:p>58.23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24_917</text:p>
          </table:table-cell>
          <table:table-cell office:value-type="string" calcext:value-type="string">
            <text:p>1_051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07439758066" calcext:value-type="float">
            <text:p>59.07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27_922</text:p>
          </table:table-cell>
          <table:table-cell office:value-type="string" calcext:value-type="string">
            <text:p>1_011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35458349216" calcext:value-type="float">
            <text:p>59.35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22_675</text:p>
          </table:table-cell>
          <table:table-cell office:value-type="string" calcext:value-type="string">
            <text:p>1_028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35458349216" calcext:value-type="float">
            <text:p>59.3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64_645</text:p>
          </table:table-cell>
          <table:table-cell office:value-type="string" calcext:value-type="string">
            <text:p>1_049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35458349216" calcext:value-type="float">
            <text:p>59.3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42_298</text:p>
          </table:table-cell>
          <table:table-cell office:value-type="string" calcext:value-type="string">
            <text:p>1_111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35458349216" calcext:value-type="float">
            <text:p>59.3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7_2260</text:p>
          </table:table-cell>
          <table:table-cell office:value-type="string" calcext:value-type="string">
            <text:p>1_12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35458349216" calcext:value-type="float">
            <text:p>59.3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14_1017</text:p>
          </table:table-cell>
          <table:table-cell office:value-type="string" calcext:value-type="string">
            <text:p>1_055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59.71322145888" calcext:value-type="float">
            <text:p>59.71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47_573</text:p>
          </table:table-cell>
          <table:table-cell office:value-type="string" calcext:value-type="string">
            <text:p>1_088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0.23436725427" calcext:value-type="float">
            <text:p>60.23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29_311</text:p>
          </table:table-cell>
          <table:table-cell office:value-type="string" calcext:value-type="string">
            <text:p>1_077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0.45291226524" calcext:value-type="float">
            <text:p>60.45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5_820</text:p>
          </table:table-cell>
          <table:table-cell office:value-type="string" calcext:value-type="string">
            <text:p>1_069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0.6882684309" calcext:value-type="float">
            <text:p>60.688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97_540</text:p>
          </table:table-cell>
          <table:table-cell office:value-type="string" calcext:value-type="string">
            <text:p>1_123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1.31588487266" calcext:value-type="float">
            <text:p>61.31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54_481</text:p>
          </table:table-cell>
          <table:table-cell office:value-type="string" calcext:value-type="string">
            <text:p>1_143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1.6969377123" calcext:value-type="float">
            <text:p>61.69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89_1129</text:p>
          </table:table-cell>
          <table:table-cell office:value-type="string" calcext:value-type="string">
            <text:p>1_010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2.34696902698" calcext:value-type="float">
            <text:p>62.34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_447</text:p>
          </table:table-cell>
          <table:table-cell office:value-type="string" calcext:value-type="string">
            <text:p>1_023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2.34696902698" calcext:value-type="float">
            <text:p>62.34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1_1464</text:p>
          </table:table-cell>
          <table:table-cell office:value-type="string" calcext:value-type="string">
            <text:p>1_126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2.34696902698" calcext:value-type="float">
            <text:p>62.34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28_115</text:p>
          </table:table-cell>
          <table:table-cell office:value-type="string" calcext:value-type="string">
            <text:p>1_137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2.34696902698" calcext:value-type="float">
            <text:p>62.347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83_1176</text:p>
          </table:table-cell>
          <table:table-cell office:value-type="string" calcext:value-type="string">
            <text:p>1_031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3.14830073387" calcext:value-type="float">
            <text:p>63.14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77_1847</text:p>
          </table:table-cell>
          <table:table-cell office:value-type="string" calcext:value-type="string">
            <text:p>1_106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3.46771267298" calcext:value-type="float">
            <text:p>63.468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91_1130</text:p>
          </table:table-cell>
          <table:table-cell office:value-type="string" calcext:value-type="string">
            <text:p>1_016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3.80393576678" calcext:value-type="float">
            <text:p>63.80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88_378</text:p>
          </table:table-cell>
          <table:table-cell office:value-type="string" calcext:value-type="string">
            <text:p>1_070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3.80393576678" calcext:value-type="float">
            <text:p>63.80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77_347</text:p>
          </table:table-cell>
          <table:table-cell office:value-type="string" calcext:value-type="string">
            <text:p>1_145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4.19619604288" calcext:value-type="float">
            <text:p>64.196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7_802</text:p>
          </table:table-cell>
          <table:table-cell office:value-type="string" calcext:value-type="string">
            <text:p>1_137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5.97257472179" calcext:value-type="float">
            <text:p>65.973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41_453</text:p>
          </table:table-cell>
          <table:table-cell office:value-type="string" calcext:value-type="string">
            <text:p>1_051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6.57777629063" calcext:value-type="float">
            <text:p>66.57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50_447</text:p>
          </table:table-cell>
          <table:table-cell office:value-type="string" calcext:value-type="string">
            <text:p>1_081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7.77697199185" calcext:value-type="float">
            <text:p>67.77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4_947</text:p>
          </table:table-cell>
          <table:table-cell office:value-type="string" calcext:value-type="string">
            <text:p>1_102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8.29251406901" calcext:value-type="float">
            <text:p>68.29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86_567</text:p>
          </table:table-cell>
          <table:table-cell office:value-type="string" calcext:value-type="string">
            <text:p>1_109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8.56709626228" calcext:value-type="float">
            <text:p>68.56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4_515</text:p>
          </table:table-cell>
          <table:table-cell office:value-type="string" calcext:value-type="string">
            <text:p>1_148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8.56709626228" calcext:value-type="float">
            <text:p>68.56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65_127</text:p>
          </table:table-cell>
          <table:table-cell office:value-type="string" calcext:value-type="string">
            <text:p>1_013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8.76883011856" calcext:value-type="float">
            <text:p>68.769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78_90</text:p>
          </table:table-cell>
          <table:table-cell office:value-type="string" calcext:value-type="string">
            <text:p>1_06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8.76883011856" calcext:value-type="float">
            <text:p>68.76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23_397</text:p>
          </table:table-cell>
          <table:table-cell office:value-type="string" calcext:value-type="string">
            <text:p>1_152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9.46369117908" calcext:value-type="float">
            <text:p>69.46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73_1242</text:p>
          </table:table-cell>
          <table:table-cell office:value-type="string" calcext:value-type="string">
            <text:p>1_064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9.48050233377" calcext:value-type="float">
            <text:p>69.48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90_975</text:p>
          </table:table-cell>
          <table:table-cell office:value-type="string" calcext:value-type="string">
            <text:p>1_149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9.48050233377" calcext:value-type="float">
            <text:p>69.48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43_1560</text:p>
          </table:table-cell>
          <table:table-cell office:value-type="string" calcext:value-type="string">
            <text:p>1_029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9.99604441093" calcext:value-type="float">
            <text:p>69.99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3_541</text:p>
          </table:table-cell>
          <table:table-cell office:value-type="string" calcext:value-type="string">
            <text:p>1_049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9.99604441093" calcext:value-type="float">
            <text:p>69.99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49_823</text:p>
          </table:table-cell>
          <table:table-cell office:value-type="string" calcext:value-type="string">
            <text:p>1_084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69.99604441093" calcext:value-type="float">
            <text:p>69.99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86_321</text:p>
          </table:table-cell>
          <table:table-cell office:value-type="string" calcext:value-type="string">
            <text:p>1_100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0.02406300208" calcext:value-type="float">
            <text:p>70.02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53_397</text:p>
          </table:table-cell>
          <table:table-cell office:value-type="string" calcext:value-type="string">
            <text:p>1_110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0.02406300208" calcext:value-type="float">
            <text:p>70.02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99_359</text:p>
          </table:table-cell>
          <table:table-cell office:value-type="string" calcext:value-type="string">
            <text:p>1_040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0.87022445481" calcext:value-type="float">
            <text:p>70.87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23_228</text:p>
          </table:table-cell>
          <table:table-cell office:value-type="string" calcext:value-type="string">
            <text:p>1_083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0.87022445481" calcext:value-type="float">
            <text:p>70.87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11_937</text:p>
          </table:table-cell>
          <table:table-cell office:value-type="string" calcext:value-type="string">
            <text:p>1_048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0.98229881941" calcext:value-type="float">
            <text:p>70.98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64_552</text:p>
          </table:table-cell>
          <table:table-cell office:value-type="string" calcext:value-type="string">
            <text:p>1_0599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1.35774794082" calcext:value-type="float">
            <text:p>71.35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_334</text:p>
          </table:table-cell>
          <table:table-cell office:value-type="string" calcext:value-type="string">
            <text:p>1_044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71.63793385232" calcext:value-type="float">
            <text:p>71.63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73_410</text:p>
          </table:table-cell>
          <table:table-cell office:value-type="string" calcext:value-type="string">
            <text:p>1_076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67_3179</text:p>
          </table:table-cell>
          <table:table-cell office:value-type="string" calcext:value-type="string">
            <text:p>1_007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91340607149" calcext:value-type="float">
            <text:p>0.91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05_686</text:p>
          </table:table-cell>
          <table:table-cell office:value-type="string" calcext:value-type="string">
            <text:p>1_01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91340607149" calcext:value-type="float">
            <text:p>0.91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29_357</text:p>
          </table:table-cell>
          <table:table-cell office:value-type="string" calcext:value-type="string">
            <text:p>1_045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91340607149" calcext:value-type="float">
            <text:p>0.913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50_162</text:p>
          </table:table-cell>
          <table:table-cell office:value-type="string" calcext:value-type="string">
            <text:p>1_06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.91340607149" calcext:value-type="float">
            <text:p>0.91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84_227</text:p>
          </table:table-cell>
          <table:table-cell office:value-type="string" calcext:value-type="string">
            <text:p>1_00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.89966047997" calcext:value-type="float">
            <text:p>1.90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83_1101</text:p>
          </table:table-cell>
          <table:table-cell office:value-type="string" calcext:value-type="string">
            <text:p>1_04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.89966047997" calcext:value-type="float">
            <text:p>1.90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39_496</text:p>
          </table:table-cell>
          <table:table-cell office:value-type="string" calcext:value-type="string">
            <text:p>1_044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.23027985554" calcext:value-type="float">
            <text:p>2.23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95_414</text:p>
          </table:table-cell>
          <table:table-cell office:value-type="string" calcext:value-type="string">
            <text:p>1_014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.48805089412" calcext:value-type="float">
            <text:p>2.48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40_54</text:p>
          </table:table-cell>
          <table:table-cell office:value-type="string" calcext:value-type="string">
            <text:p>1_014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.87470745199" calcext:value-type="float">
            <text:p>2.87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70_135</text:p>
          </table:table-cell>
          <table:table-cell office:value-type="string" calcext:value-type="string">
            <text:p>1_085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.87470745199" calcext:value-type="float">
            <text:p>2.87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97_687</text:p>
          </table:table-cell>
          <table:table-cell office:value-type="string" calcext:value-type="string">
            <text:p>1_072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.6424168495" calcext:value-type="float">
            <text:p>3.64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55_544</text:p>
          </table:table-cell>
          <table:table-cell office:value-type="string" calcext:value-type="string">
            <text:p>1_103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.28684444595" calcext:value-type="float">
            <text:p>4.28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84_565</text:p>
          </table:table-cell>
          <table:table-cell office:value-type="string" calcext:value-type="string">
            <text:p>1_135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.28684444595" calcext:value-type="float">
            <text:p>4.28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56_1497</text:p>
          </table:table-cell>
          <table:table-cell office:value-type="string" calcext:value-type="string">
            <text:p>1_077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.84721626895" calcext:value-type="float">
            <text:p>4.84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91_569</text:p>
          </table:table-cell>
          <table:table-cell office:value-type="string" calcext:value-type="string">
            <text:p>1_018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.20025051744" calcext:value-type="float">
            <text:p>5.200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88_324</text:p>
          </table:table-cell>
          <table:table-cell office:value-type="string" calcext:value-type="string">
            <text:p>1_007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.92873388734" calcext:value-type="float">
            <text:p>5.92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43_1337</text:p>
          </table:table-cell>
          <table:table-cell office:value-type="string" calcext:value-type="string">
            <text:p>1_020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.12232587033" calcext:value-type="float">
            <text:p>7.12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65_1662</text:p>
          </table:table-cell>
          <table:table-cell office:value-type="string" calcext:value-type="string">
            <text:p>1_066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.12232587033" calcext:value-type="float">
            <text:p>7.12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94_359</text:p>
          </table:table-cell>
          <table:table-cell office:value-type="string" calcext:value-type="string">
            <text:p>1_093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.76114974855" calcext:value-type="float">
            <text:p>7.76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33_118</text:p>
          </table:table-cell>
          <table:table-cell office:value-type="string" calcext:value-type="string">
            <text:p>1_120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.59050004659" calcext:value-type="float">
            <text:p>8.59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47_2332</text:p>
          </table:table-cell>
          <table:table-cell office:value-type="string" calcext:value-type="string">
            <text:p>1_059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.58796189153" calcext:value-type="float">
            <text:p>9.588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_170</text:p>
          </table:table-cell>
          <table:table-cell office:value-type="string" calcext:value-type="string">
            <text:p>1_023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.73926228374" calcext:value-type="float">
            <text:p>9.73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55_248</text:p>
          </table:table-cell>
          <table:table-cell office:value-type="string" calcext:value-type="string">
            <text:p>1_005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.64146091877" calcext:value-type="float">
            <text:p>10.64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15_687</text:p>
          </table:table-cell>
          <table:table-cell office:value-type="string" calcext:value-type="string">
            <text:p>1_094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.97208029434" calcext:value-type="float">
            <text:p>10.97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03_594</text:p>
          </table:table-cell>
          <table:table-cell office:value-type="string" calcext:value-type="string">
            <text:p>1_119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1.3755480069" calcext:value-type="float">
            <text:p>11.37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31_516</text:p>
          </table:table-cell>
          <table:table-cell office:value-type="string" calcext:value-type="string">
            <text:p>1_003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2.22731317786" calcext:value-type="float">
            <text:p>12.22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21_2934</text:p>
          </table:table-cell>
          <table:table-cell office:value-type="string" calcext:value-type="string">
            <text:p>1_024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2.43465075237" calcext:value-type="float">
            <text:p>12.43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15_1488</text:p>
          </table:table-cell>
          <table:table-cell office:value-type="string" calcext:value-type="string">
            <text:p>1_054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2.59155486281" calcext:value-type="float">
            <text:p>12.592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88_257</text:p>
          </table:table-cell>
          <table:table-cell office:value-type="string" calcext:value-type="string">
            <text:p>1_042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2.7764775644" calcext:value-type="float">
            <text:p>12.77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18_1675</text:p>
          </table:table-cell>
          <table:table-cell office:value-type="string" calcext:value-type="string">
            <text:p>1_151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3.06226719413" calcext:value-type="float">
            <text:p>13.062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85_870</text:p>
          </table:table-cell>
          <table:table-cell office:value-type="string" calcext:value-type="string">
            <text:p>1_107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3.90842864686" calcext:value-type="float">
            <text:p>13.90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22_1425</text:p>
          </table:table-cell>
          <table:table-cell office:value-type="string" calcext:value-type="string">
            <text:p>1_145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3.90842864686" calcext:value-type="float">
            <text:p>13.9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18_1052</text:p>
          </table:table-cell>
          <table:table-cell office:value-type="string" calcext:value-type="string">
            <text:p>1_105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4.55845996154" calcext:value-type="float">
            <text:p>14.55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_667</text:p>
          </table:table-cell>
          <table:table-cell office:value-type="string" calcext:value-type="string">
            <text:p>1_14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4.55845996154" calcext:value-type="float">
            <text:p>14.55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_421</text:p>
          </table:table-cell>
          <table:table-cell office:value-type="string" calcext:value-type="string">
            <text:p>1_006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5.02356857463" calcext:value-type="float">
            <text:p>15.02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9_429</text:p>
          </table:table-cell>
          <table:table-cell office:value-type="string" calcext:value-type="string">
            <text:p>1_02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5.52790321533" calcext:value-type="float">
            <text:p>15.52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67_380</text:p>
          </table:table-cell>
          <table:table-cell office:value-type="string" calcext:value-type="string">
            <text:p>1_11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5.52790321533" calcext:value-type="float">
            <text:p>15.52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3_247</text:p>
          </table:table-cell>
          <table:table-cell office:value-type="string" calcext:value-type="string">
            <text:p>1_045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6.64864686133" calcext:value-type="float">
            <text:p>16.64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77_502</text:p>
          </table:table-cell>
          <table:table-cell office:value-type="string" calcext:value-type="string">
            <text:p>1_050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6.65425057956" calcext:value-type="float">
            <text:p>16.654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55_1493</text:p>
          </table:table-cell>
          <table:table-cell office:value-type="string" calcext:value-type="string">
            <text:p>1_042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6.7551175077" calcext:value-type="float">
            <text:p>16.7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44_1200</text:p>
          </table:table-cell>
          <table:table-cell office:value-type="string" calcext:value-type="string">
            <text:p>1_14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8.99100108147" calcext:value-type="float">
            <text:p>18.99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_145</text:p>
          </table:table-cell>
          <table:table-cell office:value-type="string" calcext:value-type="string">
            <text:p>1_008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.40007251226" calcext:value-type="float">
            <text:p>19.4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28_663</text:p>
          </table:table-cell>
          <table:table-cell office:value-type="string" calcext:value-type="string">
            <text:p>1_010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.6690509873" calcext:value-type="float">
            <text:p>19.66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1_157</text:p>
          </table:table-cell>
          <table:table-cell office:value-type="string" calcext:value-type="string">
            <text:p>1_034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.6690509873" calcext:value-type="float">
            <text:p>19.66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37_722</text:p>
          </table:table-cell>
          <table:table-cell office:value-type="string" calcext:value-type="string">
            <text:p>1_124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.7250881696" calcext:value-type="float">
            <text:p>19.72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78_737</text:p>
          </table:table-cell>
          <table:table-cell office:value-type="string" calcext:value-type="string">
            <text:p>1_046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0.71694629631" calcext:value-type="float">
            <text:p>20.71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97_316</text:p>
          </table:table-cell>
          <table:table-cell office:value-type="string" calcext:value-type="string">
            <text:p>1_001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1.28292183754" calcext:value-type="float">
            <text:p>21.28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4_648</text:p>
          </table:table-cell>
          <table:table-cell office:value-type="string" calcext:value-type="string">
            <text:p>1_04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1.28292183754" calcext:value-type="float">
            <text:p>21.28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43_1347</text:p>
          </table:table-cell>
          <table:table-cell office:value-type="string" calcext:value-type="string">
            <text:p>1_01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1.49586313028" calcext:value-type="float">
            <text:p>21.49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23_955</text:p>
          </table:table-cell>
          <table:table-cell office:value-type="string" calcext:value-type="string">
            <text:p>1_057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1.49586313028" calcext:value-type="float">
            <text:p>21.49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30_377</text:p>
          </table:table-cell>
          <table:table-cell office:value-type="string" calcext:value-type="string">
            <text:p>1_11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1.49586313028" calcext:value-type="float">
            <text:p>21.49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97_1211</text:p>
          </table:table-cell>
          <table:table-cell office:value-type="string" calcext:value-type="string">
            <text:p>1_044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2.53255100283" calcext:value-type="float">
            <text:p>22.53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34_625</text:p>
          </table:table-cell>
          <table:table-cell office:value-type="string" calcext:value-type="string">
            <text:p>1_139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2.54375843929" calcext:value-type="float">
            <text:p>22.544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64_416</text:p>
          </table:table-cell>
          <table:table-cell office:value-type="string" calcext:value-type="string">
            <text:p>1_002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43781520103" calcext:value-type="float">
            <text:p>24.43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57_405</text:p>
          </table:table-cell>
          <table:table-cell office:value-type="string" calcext:value-type="string">
            <text:p>1_006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43781520103" calcext:value-type="float">
            <text:p>24.438</text:p>
          </table:table-cell>
          <table:table-cell table:style-name="ce20" office:value-type="string" calcext:value-type="string">
            <text:p>--</text:p>
          </table:table-cell>
          <table:table-cell table:number-columns-repeated="3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39_889</text:p>
          </table:table-cell>
          <table:table-cell office:value-type="string" calcext:value-type="string">
            <text:p>1_013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43781520103" calcext:value-type="float">
            <text:p>24.43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64_339</text:p>
          </table:table-cell>
          <table:table-cell office:value-type="string" calcext:value-type="string">
            <text:p>1_015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43781520103" calcext:value-type="float">
            <text:p>24.43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16_1173</text:p>
          </table:table-cell>
          <table:table-cell office:value-type="string" calcext:value-type="string">
            <text:p>1_134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48264494687" calcext:value-type="float">
            <text:p>24.48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76_605</text:p>
          </table:table-cell>
          <table:table-cell office:value-type="string" calcext:value-type="string">
            <text:p>1_063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57230443855" calcext:value-type="float">
            <text:p>24.57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04_851</text:p>
          </table:table-cell>
          <table:table-cell office:value-type="string" calcext:value-type="string">
            <text:p>1_102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4.91413125058" calcext:value-type="float">
            <text:p>24.91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36_791</text:p>
          </table:table-cell>
          <table:table-cell office:value-type="string" calcext:value-type="string">
            <text:p>1_017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5.68744436632" calcext:value-type="float">
            <text:p>25.68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87_984</text:p>
          </table:table-cell>
          <table:table-cell office:value-type="string" calcext:value-type="string">
            <text:p>1_076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00177999531" calcext:value-type="float">
            <text:p>28.002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05_1312</text:p>
          </table:table-cell>
          <table:table-cell office:value-type="string" calcext:value-type="string">
            <text:p>1_13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00177999531" calcext:value-type="float">
            <text:p>28.00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4_1063</text:p>
          </table:table-cell>
          <table:table-cell office:value-type="string" calcext:value-type="string">
            <text:p>1_152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00177999531" calcext:value-type="float">
            <text:p>28.00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_621</text:p>
          </table:table-cell>
          <table:table-cell office:value-type="string" calcext:value-type="string">
            <text:p>1_051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34921052557" calcext:value-type="float">
            <text:p>28.34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47_659</text:p>
          </table:table-cell>
          <table:table-cell office:value-type="string" calcext:value-type="string">
            <text:p>1_071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34921052557" calcext:value-type="float">
            <text:p>28.34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09_339</text:p>
          </table:table-cell>
          <table:table-cell office:value-type="string" calcext:value-type="string">
            <text:p>1_102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34921052557" calcext:value-type="float">
            <text:p>28.34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78_1549</text:p>
          </table:table-cell>
          <table:table-cell office:value-type="string" calcext:value-type="string">
            <text:p>1_122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34921052557" calcext:value-type="float">
            <text:p>28.349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45_107</text:p>
          </table:table-cell>
          <table:table-cell office:value-type="string" calcext:value-type="string">
            <text:p>1_078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56775553654" calcext:value-type="float">
            <text:p>28.56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34_100</text:p>
          </table:table-cell>
          <table:table-cell office:value-type="string" calcext:value-type="string">
            <text:p>1_117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56775553654" calcext:value-type="float">
            <text:p>28.56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87_130</text:p>
          </table:table-cell>
          <table:table-cell office:value-type="string" calcext:value-type="string">
            <text:p>1_129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56775553654" calcext:value-type="float">
            <text:p>28.56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85_493</text:p>
          </table:table-cell>
          <table:table-cell office:value-type="string" calcext:value-type="string">
            <text:p>1_122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8.78630054751" calcext:value-type="float">
            <text:p>28.786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8_507</text:p>
          </table:table-cell>
          <table:table-cell office:value-type="string" calcext:value-type="string">
            <text:p>1_075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9.03846786786" calcext:value-type="float">
            <text:p>29.03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86_556</text:p>
          </table:table-cell>
          <table:table-cell office:value-type="string" calcext:value-type="string">
            <text:p>1_102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9.03846786786" calcext:value-type="float">
            <text:p>29.03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22_1571</text:p>
          </table:table-cell>
          <table:table-cell office:value-type="string" calcext:value-type="string">
            <text:p>1_142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9.03846786786" calcext:value-type="float">
            <text:p>29.03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86_529</text:p>
          </table:table-cell>
          <table:table-cell office:value-type="string" calcext:value-type="string">
            <text:p>1_008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9.12812735954" calcext:value-type="float">
            <text:p>29.128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14_672</text:p>
          </table:table-cell>
          <table:table-cell office:value-type="string" calcext:value-type="string">
            <text:p>1_128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9.57642481794" calcext:value-type="float">
            <text:p>29.57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8_539</text:p>
          </table:table-cell>
          <table:table-cell office:value-type="string" calcext:value-type="string">
            <text:p>1_006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9.89583675705" calcext:value-type="float">
            <text:p>29.89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53_1030</text:p>
          </table:table-cell>
          <table:table-cell office:value-type="string" calcext:value-type="string">
            <text:p>1_120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0.99416553013" calcext:value-type="float">
            <text:p>30.99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11_463</text:p>
          </table:table-cell>
          <table:table-cell office:value-type="string" calcext:value-type="string">
            <text:p>1_135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0.99416553013" calcext:value-type="float">
            <text:p>30.99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5_425</text:p>
          </table:table-cell>
          <table:table-cell office:value-type="string" calcext:value-type="string">
            <text:p>1_05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1.41444439738" calcext:value-type="float">
            <text:p>31.41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0_536</text:p>
          </table:table-cell>
          <table:table-cell office:value-type="string" calcext:value-type="string">
            <text:p>1_134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1.41444439738" calcext:value-type="float">
            <text:p>31.41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25_1154</text:p>
          </table:table-cell>
          <table:table-cell office:value-type="string" calcext:value-type="string">
            <text:p>1_029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1.75627120941" calcext:value-type="float">
            <text:p>31.75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4_452</text:p>
          </table:table-cell>
          <table:table-cell office:value-type="string" calcext:value-type="string">
            <text:p>1_068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1.75627120941" calcext:value-type="float">
            <text:p>31.75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94_976</text:p>
          </table:table-cell>
          <table:table-cell office:value-type="string" calcext:value-type="string">
            <text:p>1_117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1.75627120941" calcext:value-type="float">
            <text:p>31.75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84_660</text:p>
          </table:table-cell>
          <table:table-cell office:value-type="string" calcext:value-type="string">
            <text:p>1_098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2.58562150745" calcext:value-type="float">
            <text:p>32.58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52_359</text:p>
          </table:table-cell>
          <table:table-cell office:value-type="string" calcext:value-type="string">
            <text:p>1_01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2.59122522568" calcext:value-type="float">
            <text:p>32.59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51_1216</text:p>
          </table:table-cell>
          <table:table-cell office:value-type="string" calcext:value-type="string">
            <text:p>1_127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2.59122522568" calcext:value-type="float">
            <text:p>32.59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03_1099</text:p>
          </table:table-cell>
          <table:table-cell office:value-type="string" calcext:value-type="string">
            <text:p>1_112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2.64726240798" calcext:value-type="float">
            <text:p>32.64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87_1100</text:p>
          </table:table-cell>
          <table:table-cell office:value-type="string" calcext:value-type="string">
            <text:p>1_074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4.5189042968" calcext:value-type="float">
            <text:p>34.51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16_370</text:p>
          </table:table-cell>
          <table:table-cell office:value-type="string" calcext:value-type="string">
            <text:p>1_024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5.73491115271" calcext:value-type="float">
            <text:p>35.73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02_465</text:p>
          </table:table-cell>
          <table:table-cell office:value-type="string" calcext:value-type="string">
            <text:p>1_100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5.73491115271" calcext:value-type="float">
            <text:p>35.73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2_703</text:p>
          </table:table-cell>
          <table:table-cell office:value-type="string" calcext:value-type="string">
            <text:p>1_016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5.92543757253" calcext:value-type="float">
            <text:p>35.925</text:p>
          </table:table-cell>
          <table:table-cell table:number-columns-repeated="2"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59_393</text:p>
          </table:table-cell>
          <table:table-cell office:value-type="string" calcext:value-type="string">
            <text:p>1_017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5.92543757253" calcext:value-type="float">
            <text:p>35.92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14_506</text:p>
          </table:table-cell>
          <table:table-cell office:value-type="string" calcext:value-type="string">
            <text:p>1_143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5.92543757253" calcext:value-type="float">
            <text:p>35.925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22_395</text:p>
          </table:table-cell>
          <table:table-cell office:value-type="string" calcext:value-type="string">
            <text:p>1_024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6.56986516898" calcext:value-type="float">
            <text:p>36.570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1_1670</text:p>
          </table:table-cell>
          <table:table-cell office:value-type="string" calcext:value-type="string">
            <text:p>1_097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7.49447867693" calcext:value-type="float">
            <text:p>37.49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29_146</text:p>
          </table:table-cell>
          <table:table-cell office:value-type="string" calcext:value-type="string">
            <text:p>1_13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9.08593465425" calcext:value-type="float">
            <text:p>39.08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83_580</text:p>
          </table:table-cell>
          <table:table-cell office:value-type="string" calcext:value-type="string">
            <text:p>1_095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9.69113622309" calcext:value-type="float">
            <text:p>39.69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74_1109</text:p>
          </table:table-cell>
          <table:table-cell office:value-type="string" calcext:value-type="string">
            <text:p>1_096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1.49553349315" calcext:value-type="float">
            <text:p>41.49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26_226</text:p>
          </table:table-cell>
          <table:table-cell office:value-type="string" calcext:value-type="string">
            <text:p>1_065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2.69472919437" calcext:value-type="float">
            <text:p>42.69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64_1798</text:p>
          </table:table-cell>
          <table:table-cell office:value-type="string" calcext:value-type="string">
            <text:p>1_04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3.148630371" calcext:value-type="float">
            <text:p>43.14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38_1061</text:p>
          </table:table-cell>
          <table:table-cell office:value-type="string" calcext:value-type="string">
            <text:p>1_095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3.29993076321" calcext:value-type="float">
            <text:p>43.30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00_1109</text:p>
          </table:table-cell>
          <table:table-cell office:value-type="string" calcext:value-type="string">
            <text:p>1_044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6.91432902156" calcext:value-type="float">
            <text:p>46.91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90_57</text:p>
          </table:table-cell>
          <table:table-cell office:value-type="string" calcext:value-type="string">
            <text:p>1_102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6.91432902156" calcext:value-type="float">
            <text:p>46.91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02_898</text:p>
          </table:table-cell>
          <table:table-cell office:value-type="string" calcext:value-type="string">
            <text:p>1_013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8.42172922543" calcext:value-type="float">
            <text:p>48.42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67_1093</text:p>
          </table:table-cell>
          <table:table-cell office:value-type="string" calcext:value-type="string">
            <text:p>1_020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8.42172922543" calcext:value-type="float">
            <text:p>48.42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5_701</text:p>
          </table:table-cell>
          <table:table-cell office:value-type="string" calcext:value-type="string">
            <text:p>1_136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8.42172922543" calcext:value-type="float">
            <text:p>48.422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41_1278</text:p>
          </table:table-cell>
          <table:table-cell office:value-type="string" calcext:value-type="string">
            <text:p>1_093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8.59544449056" calcext:value-type="float">
            <text:p>48.59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31_508</text:p>
          </table:table-cell>
          <table:table-cell office:value-type="string" calcext:value-type="string">
            <text:p>1_060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9.01572335781" calcext:value-type="float">
            <text:p>49.01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14_1584</text:p>
          </table:table-cell>
          <table:table-cell office:value-type="string" calcext:value-type="string">
            <text:p>1_083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9.01572335781" calcext:value-type="float">
            <text:p>49.01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07_784</text:p>
          </table:table-cell>
          <table:table-cell office:value-type="string" calcext:value-type="string">
            <text:p>1_10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9.69377326364" calcext:value-type="float">
            <text:p>49.69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69_777</text:p>
          </table:table-cell>
          <table:table-cell office:value-type="string" calcext:value-type="string">
            <text:p>1_110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0.25974880487" calcext:value-type="float">
            <text:p>50.26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3_221</text:p>
          </table:table-cell>
          <table:table-cell office:value-type="string" calcext:value-type="string">
            <text:p>1_108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2.85427034536" calcext:value-type="float">
            <text:p>52.85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53_579</text:p>
          </table:table-cell>
          <table:table-cell office:value-type="string" calcext:value-type="string">
            <text:p>1_108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3.53792396942" calcext:value-type="float">
            <text:p>53.53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09_488</text:p>
          </table:table-cell>
          <table:table-cell office:value-type="string" calcext:value-type="string">
            <text:p>1_035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3.78448757154" calcext:value-type="float">
            <text:p>53.78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98_1383</text:p>
          </table:table-cell>
          <table:table-cell office:value-type="string" calcext:value-type="string">
            <text:p>1_026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4.13752182003" calcext:value-type="float">
            <text:p>54.138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22_559</text:p>
          </table:table-cell>
          <table:table-cell office:value-type="string" calcext:value-type="string">
            <text:p>1_098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7.47733788511" calcext:value-type="float">
            <text:p>57.477</text:p>
          </table:table-cell>
          <table:table-cell table:style-name="ce20" office:value-type="string" calcext:value-type="string">
            <text:p>--</text:p>
          </table:table-cell>
          <table:table-cell table:number-columns-repeated="3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6_296</text:p>
          </table:table-cell>
          <table:table-cell office:value-type="string" calcext:value-type="string">
            <text:p>1_03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7.74071264192" calcext:value-type="float">
            <text:p>57.74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28_407</text:p>
          </table:table-cell>
          <table:table-cell office:value-type="string" calcext:value-type="string">
            <text:p>1_116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58.13297291802" calcext:value-type="float">
            <text:p>58.13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50_1563</text:p>
          </table:table-cell>
          <table:table-cell office:value-type="string" calcext:value-type="string">
            <text:p>1_059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2.19006491654" calcext:value-type="float">
            <text:p>62.19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91_316</text:p>
          </table:table-cell>
          <table:table-cell office:value-type="string" calcext:value-type="string">
            <text:p>1_038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3.22675278909" calcext:value-type="float">
            <text:p>63.22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39_1062</text:p>
          </table:table-cell>
          <table:table-cell office:value-type="string" calcext:value-type="string">
            <text:p>1_113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3.22675278909" calcext:value-type="float">
            <text:p>63.22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35_569</text:p>
          </table:table-cell>
          <table:table-cell office:value-type="string" calcext:value-type="string">
            <text:p>1_034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4.3867224627" calcext:value-type="float">
            <text:p>64.38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59_2176</text:p>
          </table:table-cell>
          <table:table-cell office:value-type="string" calcext:value-type="string">
            <text:p>1_07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4.3867224627" calcext:value-type="float">
            <text:p>64.38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68_627</text:p>
          </table:table-cell>
          <table:table-cell office:value-type="string" calcext:value-type="string">
            <text:p>1_145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4.3867224627" calcext:value-type="float">
            <text:p>64.387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87_222</text:p>
          </table:table-cell>
          <table:table-cell office:value-type="string" calcext:value-type="string">
            <text:p>1_096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4.84622735756" calcext:value-type="float">
            <text:p>64.84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7_262</text:p>
          </table:table-cell>
          <table:table-cell office:value-type="string" calcext:value-type="string">
            <text:p>1_033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6.08464908639" calcext:value-type="float">
            <text:p>66.08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8_835</text:p>
          </table:table-cell>
          <table:table-cell office:value-type="string" calcext:value-type="string">
            <text:p>1_101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6.08464908639" calcext:value-type="float">
            <text:p>66.08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4_528</text:p>
          </table:table-cell>
          <table:table-cell office:value-type="string" calcext:value-type="string">
            <text:p>1_151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6.61139860001" calcext:value-type="float">
            <text:p>66.61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5_1960</text:p>
          </table:table-cell>
          <table:table-cell office:value-type="string" calcext:value-type="string">
            <text:p>1_040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6.88037707505" calcext:value-type="float">
            <text:p>66.88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39_822</text:p>
          </table:table-cell>
          <table:table-cell office:value-type="string" calcext:value-type="string">
            <text:p>1_09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7.82180173769" calcext:value-type="float">
            <text:p>67.82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87_993</text:p>
          </table:table-cell>
          <table:table-cell office:value-type="string" calcext:value-type="string">
            <text:p>1_020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8.10759136742" calcext:value-type="float">
            <text:p>68.1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9_839</text:p>
          </table:table-cell>
          <table:table-cell office:value-type="string" calcext:value-type="string">
            <text:p>1_076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8.10759136742" calcext:value-type="float">
            <text:p>68.10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53_65</text:p>
          </table:table-cell>
          <table:table-cell office:value-type="string" calcext:value-type="string">
            <text:p>1_152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9.45808746085" calcext:value-type="float">
            <text:p>69.458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_533</text:p>
          </table:table-cell>
          <table:table-cell office:value-type="string" calcext:value-type="string">
            <text:p>1_081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69.5981804166" calcext:value-type="float">
            <text:p>69.5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80_736</text:p>
          </table:table-cell>
          <table:table-cell office:value-type="string" calcext:value-type="string">
            <text:p>1_029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0.19777826721" calcext:value-type="float">
            <text:p>70.1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70_1129</text:p>
          </table:table-cell>
          <table:table-cell office:value-type="string" calcext:value-type="string">
            <text:p>1_049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0.98229881941" calcext:value-type="float">
            <text:p>70.982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66_111</text:p>
          </table:table-cell>
          <table:table-cell office:value-type="string" calcext:value-type="string">
            <text:p>1_082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4.80403465227" calcext:value-type="float">
            <text:p>74.80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13_1069</text:p>
          </table:table-cell>
          <table:table-cell office:value-type="string" calcext:value-type="string">
            <text:p>1_077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5.15706890076" calcext:value-type="float">
            <text:p>75.15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_341</text:p>
          </table:table-cell>
          <table:table-cell office:value-type="string" calcext:value-type="string">
            <text:p>1_107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5.99762663526" calcext:value-type="float">
            <text:p>75.99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18_469</text:p>
          </table:table-cell>
          <table:table-cell office:value-type="string" calcext:value-type="string">
            <text:p>1_089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6.17134190039" calcext:value-type="float">
            <text:p>76.17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01_343</text:p>
          </table:table-cell>
          <table:table-cell office:value-type="string" calcext:value-type="string">
            <text:p>1_038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6.68128025932" calcext:value-type="float">
            <text:p>76.681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65_638</text:p>
          </table:table-cell>
          <table:table-cell office:value-type="string" calcext:value-type="string">
            <text:p>1_019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7.06793681719" calcext:value-type="float">
            <text:p>77.06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84_489</text:p>
          </table:table-cell>
          <table:table-cell office:value-type="string" calcext:value-type="string">
            <text:p>1_105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7.06793681719" calcext:value-type="float">
            <text:p>77.068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39_234</text:p>
          </table:table-cell>
          <table:table-cell office:value-type="string" calcext:value-type="string">
            <text:p>1_110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7.06793681719" calcext:value-type="float">
            <text:p>77.06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07_208</text:p>
          </table:table-cell>
          <table:table-cell office:value-type="string" calcext:value-type="string">
            <text:p>1_061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7.08474797188" calcext:value-type="float">
            <text:p>77.08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69_132</text:p>
          </table:table-cell>
          <table:table-cell office:value-type="string" calcext:value-type="string">
            <text:p>1_129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7.23604836409" calcext:value-type="float">
            <text:p>77.23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2_951</text:p>
          </table:table-cell>
          <table:table-cell office:value-type="string" calcext:value-type="string">
            <text:p>1_112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7.50502683913" calcext:value-type="float">
            <text:p>77.50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82_943</text:p>
          </table:table-cell>
          <table:table-cell office:value-type="string" calcext:value-type="string">
            <text:p>1_070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8.17747302673" calcext:value-type="float">
            <text:p>78.17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0_594</text:p>
          </table:table-cell>
          <table:table-cell office:value-type="string" calcext:value-type="string">
            <text:p>1_022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8.60895933044" calcext:value-type="float">
            <text:p>78.60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37_891</text:p>
          </table:table-cell>
          <table:table-cell office:value-type="string" calcext:value-type="string">
            <text:p>1_020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79.04044563415" calcext:value-type="float">
            <text:p>79.04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16_500</text:p>
          </table:table-cell>
          <table:table-cell office:value-type="string" calcext:value-type="string">
            <text:p>1_061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0.16118928015" calcext:value-type="float">
            <text:p>80.16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90_214</text:p>
          </table:table-cell>
          <table:table-cell office:value-type="string" calcext:value-type="string">
            <text:p>1_046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1.07459535164" calcext:value-type="float">
            <text:p>81.07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52_637</text:p>
          </table:table-cell>
          <table:table-cell office:value-type="string" calcext:value-type="string">
            <text:p>1_15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2.45871375445" calcext:value-type="float">
            <text:p>82.459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56_564</text:p>
          </table:table-cell>
          <table:table-cell office:value-type="string" calcext:value-type="string">
            <text:p>1_019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2.63803273781" calcext:value-type="float">
            <text:p>82.63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51_411</text:p>
          </table:table-cell>
          <table:table-cell office:value-type="string" calcext:value-type="string">
            <text:p>1_123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2.63803273781" calcext:value-type="float">
            <text:p>82.63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16_561</text:p>
          </table:table-cell>
          <table:table-cell office:value-type="string" calcext:value-type="string">
            <text:p>1_012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2.91821864931" calcext:value-type="float">
            <text:p>82.918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534_890</text:p>
          </table:table-cell>
          <table:table-cell office:value-type="string" calcext:value-type="string">
            <text:p>1_013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2.91821864931" calcext:value-type="float">
            <text:p>82.91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07_2477</text:p>
          </table:table-cell>
          <table:table-cell office:value-type="string" calcext:value-type="string">
            <text:p>1_009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3.13115994205" calcext:value-type="float">
            <text:p>83.13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84_1046</text:p>
          </table:table-cell>
          <table:table-cell office:value-type="string" calcext:value-type="string">
            <text:p>1_077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3.13115994205" calcext:value-type="float">
            <text:p>83.13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0_767</text:p>
          </table:table-cell>
          <table:table-cell office:value-type="string" calcext:value-type="string">
            <text:p>1_124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4.42001513495" calcext:value-type="float">
            <text:p>84.420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85_1210</text:p>
          </table:table-cell>
          <table:table-cell office:value-type="string" calcext:value-type="string">
            <text:p>1_099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4.96917952149" calcext:value-type="float">
            <text:p>84.96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48_194</text:p>
          </table:table-cell>
          <table:table-cell office:value-type="string" calcext:value-type="string">
            <text:p>1_037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6.12354547687" calcext:value-type="float">
            <text:p>86.12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71_469</text:p>
          </table:table-cell>
          <table:table-cell office:value-type="string" calcext:value-type="string">
            <text:p>1_102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7.06497013951" calcext:value-type="float">
            <text:p>87.06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72_2081</text:p>
          </table:table-cell>
          <table:table-cell office:value-type="string" calcext:value-type="string">
            <text:p>1_056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7.72620889065" calcext:value-type="float">
            <text:p>87.72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80_225</text:p>
          </table:table-cell>
          <table:table-cell office:value-type="string" calcext:value-type="string">
            <text:p>1_092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8.4266736694" calcext:value-type="float">
            <text:p>88.42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14_567</text:p>
          </table:table-cell>
          <table:table-cell office:value-type="string" calcext:value-type="string">
            <text:p>1_068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8.78531163612" calcext:value-type="float">
            <text:p>88.78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32_269</text:p>
          </table:table-cell>
          <table:table-cell office:value-type="string" calcext:value-type="string">
            <text:p>1_060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9.16076075753" calcext:value-type="float">
            <text:p>89.16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68_60</text:p>
          </table:table-cell>
          <table:table-cell office:value-type="string" calcext:value-type="string">
            <text:p>1_141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9.5474173154" calcext:value-type="float">
            <text:p>89.54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95_360</text:p>
          </table:table-cell>
          <table:table-cell office:value-type="string" calcext:value-type="string">
            <text:p>1_128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0.219863503" calcext:value-type="float">
            <text:p>90.22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54_171</text:p>
          </table:table-cell>
          <table:table-cell office:value-type="string" calcext:value-type="string">
            <text:p>1_095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0.69617955255" calcext:value-type="float">
            <text:p>90.69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3_1507</text:p>
          </table:table-cell>
          <table:table-cell office:value-type="string" calcext:value-type="string">
            <text:p>1_010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0.97636546405" calcext:value-type="float">
            <text:p>90.97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85_771</text:p>
          </table:table-cell>
          <table:table-cell office:value-type="string" calcext:value-type="string">
            <text:p>1_088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1.13326957449" calcext:value-type="float">
            <text:p>91.13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61_483</text:p>
          </table:table-cell>
          <table:table-cell office:value-type="string" calcext:value-type="string">
            <text:p>1_023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1.3966443313" calcext:value-type="float">
            <text:p>91.39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17_595</text:p>
          </table:table-cell>
          <table:table-cell office:value-type="string" calcext:value-type="string">
            <text:p>1_0878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1.3966443313" calcext:value-type="float">
            <text:p>91.39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30_920</text:p>
          </table:table-cell>
          <table:table-cell office:value-type="string" calcext:value-type="string">
            <text:p>1_059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2.85921478933" calcext:value-type="float">
            <text:p>92.859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_439</text:p>
          </table:table-cell>
          <table:table-cell office:value-type="string" calcext:value-type="string">
            <text:p>1_11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2.85921478933" calcext:value-type="float">
            <text:p>92.85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00_1243</text:p>
          </table:table-cell>
          <table:table-cell office:value-type="string" calcext:value-type="string">
            <text:p>1_010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3.29070109304" calcext:value-type="float">
            <text:p>93.29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97_678</text:p>
          </table:table-cell>
          <table:table-cell office:value-type="string" calcext:value-type="string">
            <text:p>1_1047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3.52045354047" calcext:value-type="float">
            <text:p>93.520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47_561</text:p>
          </table:table-cell>
          <table:table-cell office:value-type="string" calcext:value-type="string">
            <text:p>1_030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3.71658367852" calcext:value-type="float">
            <text:p>93.71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71_260</text:p>
          </table:table-cell>
          <table:table-cell office:value-type="string" calcext:value-type="string">
            <text:p>1_030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4.01918446294" calcext:value-type="float">
            <text:p>94.01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25_277</text:p>
          </table:table-cell>
          <table:table-cell office:value-type="string" calcext:value-type="string">
            <text:p>1_065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4.26574806506" calcext:value-type="float">
            <text:p>94.26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44_327</text:p>
          </table:table-cell>
          <table:table-cell office:value-type="string" calcext:value-type="string">
            <text:p>1_13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4.82611988806" calcext:value-type="float">
            <text:p>94.82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08_1447</text:p>
          </table:table-cell>
          <table:table-cell office:value-type="string" calcext:value-type="string">
            <text:p>1_062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5.07268349018" calcext:value-type="float">
            <text:p>95.07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89_646</text:p>
          </table:table-cell>
          <table:table-cell office:value-type="string" calcext:value-type="string">
            <text:p>1_098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5.07268349018" calcext:value-type="float">
            <text:p>95.07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13_319</text:p>
          </table:table-cell>
          <table:table-cell office:value-type="string" calcext:value-type="string">
            <text:p>1_007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5.72831852309" calcext:value-type="float">
            <text:p>95.72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25_388</text:p>
          </table:table-cell>
          <table:table-cell office:value-type="string" calcext:value-type="string">
            <text:p>1_023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6.67534690396" calcext:value-type="float">
            <text:p>96.67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29_553</text:p>
          </table:table-cell>
          <table:table-cell office:value-type="string" calcext:value-type="string">
            <text:p>1_049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6.67534690396" calcext:value-type="float">
            <text:p>96.67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99_828</text:p>
          </table:table-cell>
          <table:table-cell office:value-type="string" calcext:value-type="string">
            <text:p>1_125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6.91630678785" calcext:value-type="float">
            <text:p>96.91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06_1032</text:p>
          </table:table-cell>
          <table:table-cell office:value-type="string" calcext:value-type="string">
            <text:p>1_019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7.74565708589" calcext:value-type="float">
            <text:p>97.74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33_1266</text:p>
          </table:table-cell>
          <table:table-cell office:value-type="string" calcext:value-type="string">
            <text:p>1_094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8.59181853862" calcext:value-type="float">
            <text:p>98.592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66_353</text:p>
          </table:table-cell>
          <table:table-cell office:value-type="string" calcext:value-type="string">
            <text:p>1_01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8.77674124021" calcext:value-type="float">
            <text:p>98.77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83_173</text:p>
          </table:table-cell>
          <table:table-cell office:value-type="string" calcext:value-type="string">
            <text:p>1_107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99.66212872055" calcext:value-type="float">
            <text:p>99.66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63_123</text:p>
          </table:table-cell>
          <table:table-cell office:value-type="string" calcext:value-type="string">
            <text:p>1_129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0.48587530036" calcext:value-type="float">
            <text:p>100.48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55_1561</text:p>
          </table:table-cell>
          <table:table-cell office:value-type="string" calcext:value-type="string">
            <text:p>1_106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0.76606121186" calcext:value-type="float">
            <text:p>100.76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30_1034</text:p>
          </table:table-cell>
          <table:table-cell office:value-type="string" calcext:value-type="string">
            <text:p>1_1144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2.03250153184" calcext:value-type="float">
            <text:p>102.03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12_158</text:p>
          </table:table-cell>
          <table:table-cell office:value-type="string" calcext:value-type="string">
            <text:p>1_014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2.17819820582" calcext:value-type="float">
            <text:p>102.178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39_2530</text:p>
          </table:table-cell>
          <table:table-cell office:value-type="string" calcext:value-type="string">
            <text:p>1_043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3.01315222209" calcext:value-type="float">
            <text:p>103.013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72_749</text:p>
          </table:table-cell>
          <table:table-cell office:value-type="string" calcext:value-type="string">
            <text:p>1_01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4.229159078" calcext:value-type="float">
            <text:p>104.22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83_376</text:p>
          </table:table-cell>
          <table:table-cell office:value-type="string" calcext:value-type="string">
            <text:p>1_065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5.04730193958" calcext:value-type="float">
            <text:p>105.04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83_436</text:p>
          </table:table-cell>
          <table:table-cell office:value-type="string" calcext:value-type="string">
            <text:p>1_0539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05.37231759692" calcext:value-type="float">
            <text:p>105.37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50_466</text:p>
          </table:table-cell>
          <table:table-cell office:value-type="string" calcext:value-type="string">
            <text:p>1_036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02_954</text:p>
          </table:table-cell>
          <table:table-cell office:value-type="string" calcext:value-type="string">
            <text:p>1_020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560371823" calcext:value-type="float">
            <text:p>0.00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59_58</text:p>
          </table:table-cell>
          <table:table-cell office:value-type="string" calcext:value-type="string">
            <text:p>1_005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30820450265" calcext:value-type="float">
            <text:p>0.30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53_1085</text:p>
          </table:table-cell>
          <table:table-cell office:value-type="string" calcext:value-type="string">
            <text:p>1_088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30820450265" calcext:value-type="float">
            <text:p>0.30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08_293</text:p>
          </table:table-cell>
          <table:table-cell office:value-type="string" calcext:value-type="string">
            <text:p>1_005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53235323185" calcext:value-type="float">
            <text:p>0.53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53_737</text:p>
          </table:table-cell>
          <table:table-cell office:value-type="string" calcext:value-type="string">
            <text:p>1_085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78198239714" calcext:value-type="float">
            <text:p>1.782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1_410</text:p>
          </table:table-cell>
          <table:table-cell office:value-type="string" calcext:value-type="string">
            <text:p>1_018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86603817059" calcext:value-type="float">
            <text:p>1.866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37_146</text:p>
          </table:table-cell>
          <table:table-cell office:value-type="string" calcext:value-type="string">
            <text:p>1_034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86603817059" calcext:value-type="float">
            <text:p>1.86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07_419</text:p>
          </table:table-cell>
          <table:table-cell office:value-type="string" calcext:value-type="string">
            <text:p>1_045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86603817059" calcext:value-type="float">
            <text:p>1.86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79_1555</text:p>
          </table:table-cell>
          <table:table-cell office:value-type="string" calcext:value-type="string">
            <text:p>1_080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86603817059" calcext:value-type="float">
            <text:p>1.86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82_687</text:p>
          </table:table-cell>
          <table:table-cell office:value-type="string" calcext:value-type="string">
            <text:p>1_097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86603817059" calcext:value-type="float">
            <text:p>1.866</text:p>
          </table:table-cell>
          <table:table-cell table:style-name="ce20" office:value-type="string" calcext:value-type="string">
            <text:p>--</text:p>
          </table:table-cell>
          <table:table-cell table:number-columns-repeated="3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56_581</text:p>
          </table:table-cell>
          <table:table-cell office:value-type="string" calcext:value-type="string">
            <text:p>1_103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.86603817059" calcext:value-type="float">
            <text:p>1.86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38_1925</text:p>
          </table:table-cell>
          <table:table-cell office:value-type="string" calcext:value-type="string">
            <text:p>1_114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.53288063996" calcext:value-type="float">
            <text:p>2.533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03_873</text:p>
          </table:table-cell>
          <table:table-cell office:value-type="string" calcext:value-type="string">
            <text:p>1_050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.71780334155" calcext:value-type="float">
            <text:p>2.71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67_337</text:p>
          </table:table-cell>
          <table:table-cell office:value-type="string" calcext:value-type="string">
            <text:p>1_038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.46309786614" calcext:value-type="float">
            <text:p>3.46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53_451</text:p>
          </table:table-cell>
          <table:table-cell office:value-type="string" calcext:value-type="string">
            <text:p>1_114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.79371724171" calcext:value-type="float">
            <text:p>3.79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3_1152</text:p>
          </table:table-cell>
          <table:table-cell office:value-type="string" calcext:value-type="string">
            <text:p>1_039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.41572996524" calcext:value-type="float">
            <text:p>4.41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53_689</text:p>
          </table:table-cell>
          <table:table-cell office:value-type="string" calcext:value-type="string">
            <text:p>1_096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.73514190435" calcext:value-type="float">
            <text:p>4.73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56_554</text:p>
          </table:table-cell>
          <table:table-cell office:value-type="string" calcext:value-type="string">
            <text:p>1_031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.00972409762" calcext:value-type="float">
            <text:p>5.01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5_390</text:p>
          </table:table-cell>
          <table:table-cell office:value-type="string" calcext:value-type="string">
            <text:p>1_03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.14981705337" calcext:value-type="float">
            <text:p>5.15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32_220</text:p>
          </table:table-cell>
          <table:table-cell office:value-type="string" calcext:value-type="string">
            <text:p>1_097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.41879552841" calcext:value-type="float">
            <text:p>5.41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75_974</text:p>
          </table:table-cell>
          <table:table-cell office:value-type="string" calcext:value-type="string">
            <text:p>1_067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6.00158222433" calcext:value-type="float">
            <text:p>6.00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99_561</text:p>
          </table:table-cell>
          <table:table-cell office:value-type="string" calcext:value-type="string">
            <text:p>1_067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6.00718594256" calcext:value-type="float">
            <text:p>6.007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2_646</text:p>
          </table:table-cell>
          <table:table-cell office:value-type="string" calcext:value-type="string">
            <text:p>1_089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6.00718594256" calcext:value-type="float">
            <text:p>6.00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80_663</text:p>
          </table:table-cell>
          <table:table-cell office:value-type="string" calcext:value-type="string">
            <text:p>1_019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6.8925734229" calcext:value-type="float">
            <text:p>6.89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33_537</text:p>
          </table:table-cell>
          <table:table-cell office:value-type="string" calcext:value-type="string">
            <text:p>1_057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7.03266637865" calcext:value-type="float">
            <text:p>7.03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68_412</text:p>
          </table:table-cell>
          <table:table-cell office:value-type="string" calcext:value-type="string">
            <text:p>1_050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7.21198536201" calcext:value-type="float">
            <text:p>7.21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93_305</text:p>
          </table:table-cell>
          <table:table-cell office:value-type="string" calcext:value-type="string">
            <text:p>1_136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8.44480337261" calcext:value-type="float">
            <text:p>8.445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24_917</text:p>
          </table:table-cell>
          <table:table-cell office:value-type="string" calcext:value-type="string">
            <text:p>1_149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9.64399907383" calcext:value-type="float">
            <text:p>9.64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13_143</text:p>
          </table:table-cell>
          <table:table-cell office:value-type="string" calcext:value-type="string">
            <text:p>1_058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0.04746678639" calcext:value-type="float">
            <text:p>10.047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03_348</text:p>
          </table:table-cell>
          <table:table-cell office:value-type="string" calcext:value-type="string">
            <text:p>1_113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0.04746678639" calcext:value-type="float">
            <text:p>10.04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14_900</text:p>
          </table:table-cell>
          <table:table-cell office:value-type="string" calcext:value-type="string">
            <text:p>1_103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0.26601179736" calcext:value-type="float">
            <text:p>10.26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_351</text:p>
          </table:table-cell>
          <table:table-cell office:value-type="string" calcext:value-type="string">
            <text:p>1_015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2.55793255343" calcext:value-type="float">
            <text:p>12.55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73_544</text:p>
          </table:table-cell>
          <table:table-cell office:value-type="string" calcext:value-type="string">
            <text:p>1_008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5.15805781215" calcext:value-type="float">
            <text:p>15.15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22_2490</text:p>
          </table:table-cell>
          <table:table-cell office:value-type="string" calcext:value-type="string">
            <text:p>1_075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5.58954411586" calcext:value-type="float">
            <text:p>15.59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94_319</text:p>
          </table:table-cell>
          <table:table-cell office:value-type="string" calcext:value-type="string">
            <text:p>1_144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6.43570556859" calcext:value-type="float">
            <text:p>16.43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99_1022</text:p>
          </table:table-cell>
          <table:table-cell office:value-type="string" calcext:value-type="string">
            <text:p>1_084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6.84477699938" calcext:value-type="float">
            <text:p>16.845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46_118</text:p>
          </table:table-cell>
          <table:table-cell office:value-type="string" calcext:value-type="string">
            <text:p>1_077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7.95431320892" calcext:value-type="float">
            <text:p>17.95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2_1215</text:p>
          </table:table-cell>
          <table:table-cell office:value-type="string" calcext:value-type="string">
            <text:p>1_12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7.95431320892" calcext:value-type="float">
            <text:p>17.95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17_685</text:p>
          </table:table-cell>
          <table:table-cell office:value-type="string" calcext:value-type="string">
            <text:p>1_124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8.56511849599" calcext:value-type="float">
            <text:p>18.56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83_549</text:p>
          </table:table-cell>
          <table:table-cell office:value-type="string" calcext:value-type="string">
            <text:p>1_002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9.39446879403" calcext:value-type="float">
            <text:p>19.39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62_1712</text:p>
          </table:table-cell>
          <table:table-cell office:value-type="string" calcext:value-type="string">
            <text:p>1_015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9.39446879403" calcext:value-type="float">
            <text:p>19.39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36_560</text:p>
          </table:table-cell>
          <table:table-cell office:value-type="string" calcext:value-type="string">
            <text:p>1_126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0.13976331862" calcext:value-type="float">
            <text:p>20.14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08_342</text:p>
          </table:table-cell>
          <table:table-cell office:value-type="string" calcext:value-type="string">
            <text:p>1_053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0.18459306446" calcext:value-type="float">
            <text:p>20.18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61_428</text:p>
          </table:table-cell>
          <table:table-cell office:value-type="string" calcext:value-type="string">
            <text:p>1_109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1.04756567188" calcext:value-type="float">
            <text:p>21.04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54_535</text:p>
          </table:table-cell>
          <table:table-cell office:value-type="string" calcext:value-type="string">
            <text:p>1_064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1.54629659435" calcext:value-type="float">
            <text:p>21.54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02_965</text:p>
          </table:table-cell>
          <table:table-cell office:value-type="string" calcext:value-type="string">
            <text:p>1_087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1.84889737877" calcext:value-type="float">
            <text:p>21.84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47_1655</text:p>
          </table:table-cell>
          <table:table-cell office:value-type="string" calcext:value-type="string">
            <text:p>1_082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2.08425354443" calcext:value-type="float">
            <text:p>22.08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73_1205</text:p>
          </table:table-cell>
          <table:table-cell office:value-type="string" calcext:value-type="string">
            <text:p>1_069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2.57738074867" calcext:value-type="float">
            <text:p>22.577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74_665</text:p>
          </table:table-cell>
          <table:table-cell office:value-type="string" calcext:value-type="string">
            <text:p>1_040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2.91360384247" calcext:value-type="float">
            <text:p>22.91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25_1231</text:p>
          </table:table-cell>
          <table:table-cell office:value-type="string" calcext:value-type="string">
            <text:p>1_010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3.19378975397" calcext:value-type="float">
            <text:p>23.194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69_270</text:p>
          </table:table-cell>
          <table:table-cell office:value-type="string" calcext:value-type="string">
            <text:p>1_067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5.39044730013" calcext:value-type="float">
            <text:p>25.39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49_375</text:p>
          </table:table-cell>
          <table:table-cell office:value-type="string" calcext:value-type="string">
            <text:p>1_120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5.75468898508" calcext:value-type="float">
            <text:p>25.75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38_464</text:p>
          </table:table-cell>
          <table:table-cell office:value-type="string" calcext:value-type="string">
            <text:p>1_011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7.11078879674" calcext:value-type="float">
            <text:p>27.11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7_240</text:p>
          </table:table-cell>
          <table:table-cell office:value-type="string" calcext:value-type="string">
            <text:p>1_012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7.40778586293" calcext:value-type="float">
            <text:p>27.4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10_2536</text:p>
          </table:table-cell>
          <table:table-cell office:value-type="string" calcext:value-type="string">
            <text:p>1_131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.96868509404" calcext:value-type="float">
            <text:p>29.96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39_52</text:p>
          </table:table-cell>
          <table:table-cell office:value-type="string" calcext:value-type="string">
            <text:p>1_015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0.33853049722" calcext:value-type="float">
            <text:p>30.33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2_704</text:p>
          </table:table-cell>
          <table:table-cell office:value-type="string" calcext:value-type="string">
            <text:p>1_003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1.80110095525" calcext:value-type="float">
            <text:p>31.80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8_622</text:p>
          </table:table-cell>
          <table:table-cell office:value-type="string" calcext:value-type="string">
            <text:p>1_09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2.36147277825" calcext:value-type="float">
            <text:p>32.36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70_644</text:p>
          </table:table-cell>
          <table:table-cell office:value-type="string" calcext:value-type="string">
            <text:p>1_101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2.36147277825" calcext:value-type="float">
            <text:p>32.36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31_595</text:p>
          </table:table-cell>
          <table:table-cell office:value-type="string" calcext:value-type="string">
            <text:p>1_099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3.14599333045" calcext:value-type="float">
            <text:p>33.14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77_87</text:p>
          </table:table-cell>
          <table:table-cell office:value-type="string" calcext:value-type="string">
            <text:p>1_00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4.18828492123" calcext:value-type="float">
            <text:p>34.188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65_726</text:p>
          </table:table-cell>
          <table:table-cell office:value-type="string" calcext:value-type="string">
            <text:p>1_041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4.41243365043" calcext:value-type="float">
            <text:p>34.41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05_2122</text:p>
          </table:table-cell>
          <table:table-cell office:value-type="string" calcext:value-type="string">
            <text:p>1_034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4.69261956193" calcext:value-type="float">
            <text:p>34.69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16_1276</text:p>
          </table:table-cell>
          <table:table-cell office:value-type="string" calcext:value-type="string">
            <text:p>1_039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6.21683092049" calcext:value-type="float">
            <text:p>36.21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21_835</text:p>
          </table:table-cell>
          <table:table-cell office:value-type="string" calcext:value-type="string">
            <text:p>1_085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6.72676927942" calcext:value-type="float">
            <text:p>36.72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52_203</text:p>
          </table:table-cell>
          <table:table-cell office:value-type="string" calcext:value-type="string">
            <text:p>1_054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7.08540724614" calcext:value-type="float">
            <text:p>37.08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66_564</text:p>
          </table:table-cell>
          <table:table-cell office:value-type="string" calcext:value-type="string">
            <text:p>1_069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8.48633680364" calcext:value-type="float">
            <text:p>38.48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33_387</text:p>
          </table:table-cell>
          <table:table-cell office:value-type="string" calcext:value-type="string">
            <text:p>1_080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9.64070275902" calcext:value-type="float">
            <text:p>39.64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75_239</text:p>
          </table:table-cell>
          <table:table-cell office:value-type="string" calcext:value-type="string">
            <text:p>1_027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0.02735931689" calcext:value-type="float">
            <text:p>40.02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86_815</text:p>
          </table:table-cell>
          <table:table-cell office:value-type="string" calcext:value-type="string">
            <text:p>1_030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3.34476050905" calcext:value-type="float">
            <text:p>43.34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7_326</text:p>
          </table:table-cell>
          <table:table-cell office:value-type="string" calcext:value-type="string">
            <text:p>1_020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3.9331509232" calcext:value-type="float">
            <text:p>43.93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21_1534</text:p>
          </table:table-cell>
          <table:table-cell office:value-type="string" calcext:value-type="string">
            <text:p>1_074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3.9331509232" calcext:value-type="float">
            <text:p>43.93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1_164</text:p>
          </table:table-cell>
          <table:table-cell office:value-type="string" calcext:value-type="string">
            <text:p>1_012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47671159151" calcext:value-type="float">
            <text:p>44.47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89_334</text:p>
          </table:table-cell>
          <table:table-cell office:value-type="string" calcext:value-type="string">
            <text:p>1_026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47671159151" calcext:value-type="float">
            <text:p>44.477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81_555</text:p>
          </table:table-cell>
          <table:table-cell office:value-type="string" calcext:value-type="string">
            <text:p>1_040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47671159151" calcext:value-type="float">
            <text:p>44.47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66_450</text:p>
          </table:table-cell>
          <table:table-cell office:value-type="string" calcext:value-type="string">
            <text:p>1_050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47671159151" calcext:value-type="float">
            <text:p>44.47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14_546</text:p>
          </table:table-cell>
          <table:table-cell office:value-type="string" calcext:value-type="string">
            <text:p>1_087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47671159151" calcext:value-type="float">
            <text:p>44.47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18_622</text:p>
          </table:table-cell>
          <table:table-cell office:value-type="string" calcext:value-type="string">
            <text:p>1_114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47671159151" calcext:value-type="float">
            <text:p>44.47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03_54</text:p>
          </table:table-cell>
          <table:table-cell office:value-type="string" calcext:value-type="string">
            <text:p>1_1319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4.75689750301" calcext:value-type="float">
            <text:p>44.75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15_1127</text:p>
          </table:table-cell>
          <table:table-cell office:value-type="string" calcext:value-type="string">
            <text:p>1_119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5.28925073486" calcext:value-type="float">
            <text:p>45.28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1_128</text:p>
          </table:table-cell>
          <table:table-cell office:value-type="string" calcext:value-type="string">
            <text:p>1_100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89_1203</text:p>
          </table:table-cell>
          <table:table-cell office:value-type="string" calcext:value-type="string">
            <text:p>1_004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00560371823" calcext:value-type="float">
            <text:p>0.00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6_761</text:p>
          </table:table-cell>
          <table:table-cell office:value-type="string" calcext:value-type="string">
            <text:p>1_068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0.01120743646" calcext:value-type="float">
            <text:p>0.01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51_360</text:p>
          </table:table-cell>
          <table:table-cell office:value-type="string" calcext:value-type="string">
            <text:p>1_004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.52727692173" calcext:value-type="float">
            <text:p>2.52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8_273</text:p>
          </table:table-cell>
          <table:table-cell office:value-type="string" calcext:value-type="string">
            <text:p>1_030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.79625539677" calcext:value-type="float">
            <text:p>2.796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67_1210</text:p>
          </table:table-cell>
          <table:table-cell office:value-type="string" calcext:value-type="string">
            <text:p>1_113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.90579160631" calcext:value-type="float">
            <text:p>3.906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33_82</text:p>
          </table:table-cell>
          <table:table-cell office:value-type="string" calcext:value-type="string">
            <text:p>1_044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.95929063355" calcext:value-type="float">
            <text:p>4.95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72_1642</text:p>
          </table:table-cell>
          <table:table-cell office:value-type="string" calcext:value-type="string">
            <text:p>1_136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.95929063355" calcext:value-type="float">
            <text:p>4.95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93_225</text:p>
          </table:table-cell>
          <table:table-cell office:value-type="string" calcext:value-type="string">
            <text:p>1_123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.77743349513" calcext:value-type="float">
            <text:p>5.777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63_368</text:p>
          </table:table-cell>
          <table:table-cell office:value-type="string" calcext:value-type="string">
            <text:p>1_060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.56195404733" calcext:value-type="float">
            <text:p>6.562</text:p>
          </table:table-cell>
          <table:table-cell table:number-columns-repeated="3" table:style-name="ce20" office:value-type="string" calcext:value-type="string">
            <text:p>AA</text:p>
          </table:table-cell>
          <table:table-cell table:style-name="ce20" office:value-type="string" calcext:value-type="string">
            <text:p>A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63_1329</text:p>
          </table:table-cell>
          <table:table-cell office:value-type="string" calcext:value-type="string">
            <text:p>1_009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2.37861357007" calcext:value-type="float">
            <text:p>12.37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03_538</text:p>
          </table:table-cell>
          <table:table-cell office:value-type="string" calcext:value-type="string">
            <text:p>1_033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2.37861357007" calcext:value-type="float">
            <text:p>12.37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80_1221</text:p>
          </table:table-cell>
          <table:table-cell office:value-type="string" calcext:value-type="string">
            <text:p>1_080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2.69802550918" calcext:value-type="float">
            <text:p>12.69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21_1880</text:p>
          </table:table-cell>
          <table:table-cell office:value-type="string" calcext:value-type="string">
            <text:p>1_029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3.19675643165" calcext:value-type="float">
            <text:p>13.19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97_943</text:p>
          </table:table-cell>
          <table:table-cell office:value-type="string" calcext:value-type="string">
            <text:p>1_078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3.7851468458" calcext:value-type="float">
            <text:p>13.78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56_242</text:p>
          </table:table-cell>
          <table:table-cell office:value-type="string" calcext:value-type="string">
            <text:p>1_027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4.14378481252" calcext:value-type="float">
            <text:p>14.14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65_280</text:p>
          </table:table-cell>
          <table:table-cell office:value-type="string" calcext:value-type="string">
            <text:p>1_050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5.03477601109" calcext:value-type="float">
            <text:p>15.03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28_1016</text:p>
          </table:table-cell>
          <table:table-cell office:value-type="string" calcext:value-type="string">
            <text:p>1_097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5.03477601109" calcext:value-type="float">
            <text:p>15.03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35_100</text:p>
          </table:table-cell>
          <table:table-cell office:value-type="string" calcext:value-type="string">
            <text:p>1_100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6.06025644718" calcext:value-type="float">
            <text:p>16.06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98_609</text:p>
          </table:table-cell>
          <table:table-cell office:value-type="string" calcext:value-type="string">
            <text:p>1_047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.09694431973" calcext:value-type="float">
            <text:p>17.09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46_661</text:p>
          </table:table-cell>
          <table:table-cell office:value-type="string" calcext:value-type="string">
            <text:p>1_062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.09694431973" calcext:value-type="float">
            <text:p>17.09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61_169</text:p>
          </table:table-cell>
          <table:table-cell office:value-type="string" calcext:value-type="string">
            <text:p>1_017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.76124863404" calcext:value-type="float">
            <text:p>18.76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99_940</text:p>
          </table:table-cell>
          <table:table-cell office:value-type="string" calcext:value-type="string">
            <text:p>1_081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.91815274448" calcext:value-type="float">
            <text:p>18.918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4_587</text:p>
          </table:table-cell>
          <table:table-cell office:value-type="string" calcext:value-type="string">
            <text:p>1_045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1.17084747294" calcext:value-type="float">
            <text:p>21.17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1_116</text:p>
          </table:table-cell>
          <table:table-cell office:value-type="string" calcext:value-type="string">
            <text:p>1_055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2.11227213558" calcext:value-type="float">
            <text:p>22.11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58_372</text:p>
          </table:table-cell>
          <table:table-cell office:value-type="string" calcext:value-type="string">
            <text:p>1_149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5.96763027782" calcext:value-type="float">
            <text:p>25.96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20_975</text:p>
          </table:table-cell>
          <table:table-cell office:value-type="string" calcext:value-type="string">
            <text:p>1_019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8.88716747565" calcext:value-type="float">
            <text:p>28.88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18_113</text:p>
          </table:table-cell>
          <table:table-cell office:value-type="string" calcext:value-type="string">
            <text:p>1_027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9.11691992308" calcext:value-type="float">
            <text:p>29.11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4_355</text:p>
          </table:table-cell>
          <table:table-cell office:value-type="string" calcext:value-type="string">
            <text:p>1_05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9.5315950721" calcext:value-type="float">
            <text:p>29.53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87_572</text:p>
          </table:table-cell>
          <table:table-cell office:value-type="string" calcext:value-type="string">
            <text:p>1_066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2.15413520374" calcext:value-type="float">
            <text:p>32.15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31_582</text:p>
          </table:table-cell>
          <table:table-cell office:value-type="string" calcext:value-type="string">
            <text:p>1_098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2.15413520374" calcext:value-type="float">
            <text:p>32.15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86_861</text:p>
          </table:table-cell>
          <table:table-cell office:value-type="string" calcext:value-type="string">
            <text:p>1_003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6.15519001996" calcext:value-type="float">
            <text:p>36.1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05_1569</text:p>
          </table:table-cell>
          <table:table-cell office:value-type="string" calcext:value-type="string">
            <text:p>1_087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6.34571643978" calcext:value-type="float">
            <text:p>36.34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59_478</text:p>
          </table:table-cell>
          <table:table-cell office:value-type="string" calcext:value-type="string">
            <text:p>1_08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7.13023699198" calcext:value-type="float">
            <text:p>37.13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44_500</text:p>
          </table:table-cell>
          <table:table-cell office:value-type="string" calcext:value-type="string">
            <text:p>1_004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8.98506772611" calcext:value-type="float">
            <text:p>38.98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46_365</text:p>
          </table:table-cell>
          <table:table-cell office:value-type="string" calcext:value-type="string">
            <text:p>1_036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8.98506772611" calcext:value-type="float">
            <text:p>38.98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56_992</text:p>
          </table:table-cell>
          <table:table-cell office:value-type="string" calcext:value-type="string">
            <text:p>1_087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8.99067144434" calcext:value-type="float">
            <text:p>38.99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09_659</text:p>
          </table:table-cell>
          <table:table-cell office:value-type="string" calcext:value-type="string">
            <text:p>1_041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9.98813328928" calcext:value-type="float">
            <text:p>39.98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73_268</text:p>
          </table:table-cell>
          <table:table-cell office:value-type="string" calcext:value-type="string">
            <text:p>1_057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9.98813328928" calcext:value-type="float">
            <text:p>39.98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15_384</text:p>
          </table:table-cell>
          <table:table-cell office:value-type="string" calcext:value-type="string">
            <text:p>1_135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0.57652370343" calcext:value-type="float">
            <text:p>40.57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0_503</text:p>
          </table:table-cell>
          <table:table-cell office:value-type="string" calcext:value-type="string">
            <text:p>1_092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1.53475952076" calcext:value-type="float">
            <text:p>41.53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9_144</text:p>
          </table:table-cell>
          <table:table-cell office:value-type="string" calcext:value-type="string">
            <text:p>1_024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1.74209709527" calcext:value-type="float">
            <text:p>41.74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58_728</text:p>
          </table:table-cell>
          <table:table-cell office:value-type="string" calcext:value-type="string">
            <text:p>1_083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1.74209709527" calcext:value-type="float">
            <text:p>41.74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20_560</text:p>
          </table:table-cell>
          <table:table-cell office:value-type="string" calcext:value-type="string">
            <text:p>1_141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2.29126148181" calcext:value-type="float">
            <text:p>42.29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10_1551</text:p>
          </table:table-cell>
          <table:table-cell office:value-type="string" calcext:value-type="string">
            <text:p>1_011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2.59946598446" calcext:value-type="float">
            <text:p>42.599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69_266</text:p>
          </table:table-cell>
          <table:table-cell office:value-type="string" calcext:value-type="string">
            <text:p>1_125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2.59946598446" calcext:value-type="float">
            <text:p>42.59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20_1704</text:p>
          </table:table-cell>
          <table:table-cell office:value-type="string" calcext:value-type="string">
            <text:p>1_124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2.99732997879" calcext:value-type="float">
            <text:p>42.99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98_1148</text:p>
          </table:table-cell>
          <table:table-cell office:value-type="string" calcext:value-type="string">
            <text:p>1_109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3.69779475754" calcext:value-type="float">
            <text:p>43.69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43_314</text:p>
          </table:table-cell>
          <table:table-cell office:value-type="string" calcext:value-type="string">
            <text:p>1_025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5.21640239787" calcext:value-type="float">
            <text:p>45.21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05_456</text:p>
          </table:table-cell>
          <table:table-cell office:value-type="string" calcext:value-type="string">
            <text:p>1_034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6.54448361838" calcext:value-type="float">
            <text:p>46.544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48_461</text:p>
          </table:table-cell>
          <table:table-cell office:value-type="string" calcext:value-type="string">
            <text:p>1_067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7.00959223147" calcext:value-type="float">
            <text:p>47.01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13_1075</text:p>
          </table:table-cell>
          <table:table-cell office:value-type="string" calcext:value-type="string">
            <text:p>1_153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7.0151959497" calcext:value-type="float">
            <text:p>47.01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42_764</text:p>
          </table:table-cell>
          <table:table-cell office:value-type="string" calcext:value-type="string">
            <text:p>1_020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7.90618714827" calcext:value-type="float">
            <text:p>47.90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54_589</text:p>
          </table:table-cell>
          <table:table-cell office:value-type="string" calcext:value-type="string">
            <text:p>1_008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8.53380359003" calcext:value-type="float">
            <text:p>48.53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70_411</text:p>
          </table:table-cell>
          <table:table-cell office:value-type="string" calcext:value-type="string">
            <text:p>1_022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8.53380359003" calcext:value-type="float">
            <text:p>48.53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28_1130</text:p>
          </table:table-cell>
          <table:table-cell office:value-type="string" calcext:value-type="string">
            <text:p>1_039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8.53380359003" calcext:value-type="float">
            <text:p>48.53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69_1746</text:p>
          </table:table-cell>
          <table:table-cell office:value-type="string" calcext:value-type="string">
            <text:p>1_012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8.99891220312" calcext:value-type="float">
            <text:p>48.99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26_493</text:p>
          </table:table-cell>
          <table:table-cell office:value-type="string" calcext:value-type="string">
            <text:p>1_132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8.99891220312" calcext:value-type="float">
            <text:p>48.99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4_469</text:p>
          </table:table-cell>
          <table:table-cell office:value-type="string" calcext:value-type="string">
            <text:p>1_003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9.91792199284" calcext:value-type="float">
            <text:p>49.91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57_702</text:p>
          </table:table-cell>
          <table:table-cell office:value-type="string" calcext:value-type="string">
            <text:p>1_019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9.91792199284" calcext:value-type="float">
            <text:p>49.91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46_382</text:p>
          </table:table-cell>
          <table:table-cell office:value-type="string" calcext:value-type="string">
            <text:p>1_028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49.91792199284" calcext:value-type="float">
            <text:p>49.91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74_950</text:p>
          </table:table-cell>
          <table:table-cell office:value-type="string" calcext:value-type="string">
            <text:p>1_112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0.43906778823" calcext:value-type="float">
            <text:p>50.43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5_895</text:p>
          </table:table-cell>
          <table:table-cell office:value-type="string" calcext:value-type="string">
            <text:p>1_01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1.25160693158" calcext:value-type="float">
            <text:p>51.25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84_123</text:p>
          </table:table-cell>
          <table:table-cell office:value-type="string" calcext:value-type="string">
            <text:p>1_094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1.25160693158" calcext:value-type="float">
            <text:p>51.25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42_880</text:p>
          </table:table-cell>
          <table:table-cell office:value-type="string" calcext:value-type="string">
            <text:p>1_066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1.45894450609" calcext:value-type="float">
            <text:p>51.45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2_1064</text:p>
          </table:table-cell>
          <table:table-cell office:value-type="string" calcext:value-type="string">
            <text:p>1_086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1.87922337334" calcext:value-type="float">
            <text:p>51.87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80_886</text:p>
          </table:table-cell>
          <table:table-cell office:value-type="string" calcext:value-type="string">
            <text:p>1_0226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3.38662357721" calcext:value-type="float">
            <text:p>53.38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00_299</text:p>
          </table:table-cell>
          <table:table-cell office:value-type="string" calcext:value-type="string">
            <text:p>1_003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3.50990537827" calcext:value-type="float">
            <text:p>53.51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60_1481</text:p>
          </table:table-cell>
          <table:table-cell office:value-type="string" calcext:value-type="string">
            <text:p>1_087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3.50990537827" calcext:value-type="float">
            <text:p>53.510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77_660</text:p>
          </table:table-cell>
          <table:table-cell office:value-type="string" calcext:value-type="string">
            <text:p>1_092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3.50990537827" calcext:value-type="float">
            <text:p>53.51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10_182</text:p>
          </table:table-cell>
          <table:table-cell office:value-type="string" calcext:value-type="string">
            <text:p>1_054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4.36167054923" calcext:value-type="float">
            <text:p>54.36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52_298</text:p>
          </table:table-cell>
          <table:table-cell office:value-type="string" calcext:value-type="string">
            <text:p>1_049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4.98368327276" calcext:value-type="float">
            <text:p>54.98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52_1089</text:p>
          </table:table-cell>
          <table:table-cell office:value-type="string" calcext:value-type="string">
            <text:p>1_099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5.34232123948" calcext:value-type="float">
            <text:p>55.342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9_511</text:p>
          </table:table-cell>
          <table:table-cell office:value-type="string" calcext:value-type="string">
            <text:p>1_058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5.46560304054" calcext:value-type="float">
            <text:p>55.46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20_329</text:p>
          </table:table-cell>
          <table:table-cell office:value-type="string" calcext:value-type="string">
            <text:p>1_037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7.2139631283" calcext:value-type="float">
            <text:p>57.21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49_2039</text:p>
          </table:table-cell>
          <table:table-cell office:value-type="string" calcext:value-type="string">
            <text:p>1_009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7.90882418882" calcext:value-type="float">
            <text:p>57.90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56_1850</text:p>
          </table:table-cell>
          <table:table-cell office:value-type="string" calcext:value-type="string">
            <text:p>1_088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8.67653358633" calcext:value-type="float">
            <text:p>58.67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47_972</text:p>
          </table:table-cell>
          <table:table-cell office:value-type="string" calcext:value-type="string">
            <text:p>1_093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8.91749347022" calcext:value-type="float">
            <text:p>58.91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93_539</text:p>
          </table:table-cell>
          <table:table-cell office:value-type="string" calcext:value-type="string">
            <text:p>1_0579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9.19767938172" calcext:value-type="float">
            <text:p>59.19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80_590</text:p>
          </table:table-cell>
          <table:table-cell office:value-type="string" calcext:value-type="string">
            <text:p>1_023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9.43303554738" calcext:value-type="float">
            <text:p>59.43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14_511</text:p>
          </table:table-cell>
          <table:table-cell office:value-type="string" calcext:value-type="string">
            <text:p>1_038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9.43303554738" calcext:value-type="float">
            <text:p>59.43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19_299</text:p>
          </table:table-cell>
          <table:table-cell office:value-type="string" calcext:value-type="string">
            <text:p>1_097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9.80848466879" calcext:value-type="float">
            <text:p>59.80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14_153</text:p>
          </table:table-cell>
          <table:table-cell office:value-type="string" calcext:value-type="string">
            <text:p>1_140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59.80848466879" calcext:value-type="float">
            <text:p>59.80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23_173</text:p>
          </table:table-cell>
          <table:table-cell office:value-type="string" calcext:value-type="string">
            <text:p>1_016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0.5761940663" calcext:value-type="float">
            <text:p>60.57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71_571</text:p>
          </table:table-cell>
          <table:table-cell office:value-type="string" calcext:value-type="string">
            <text:p>1_000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1.15898076222" calcext:value-type="float">
            <text:p>61.159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93_255</text:p>
          </table:table-cell>
          <table:table-cell office:value-type="string" calcext:value-type="string">
            <text:p>1_092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1.38873320965" calcext:value-type="float">
            <text:p>61.38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8_136</text:p>
          </table:table-cell>
          <table:table-cell office:value-type="string" calcext:value-type="string">
            <text:p>1_1172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1.83703066805" calcext:value-type="float">
            <text:p>61.837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3_1609</text:p>
          </table:table-cell>
          <table:table-cell office:value-type="string" calcext:value-type="string">
            <text:p>1_007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2.07238683371" calcext:value-type="float">
            <text:p>62.07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60_512</text:p>
          </table:table-cell>
          <table:table-cell office:value-type="string" calcext:value-type="string">
            <text:p>1_116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2.07238683371" calcext:value-type="float">
            <text:p>62.07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61_691</text:p>
          </table:table-cell>
          <table:table-cell office:value-type="string" calcext:value-type="string">
            <text:p>1_1507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2.07238683371" calcext:value-type="float">
            <text:p>62.07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37_608</text:p>
          </table:table-cell>
          <table:table-cell office:value-type="string" calcext:value-type="string">
            <text:p>1_037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2.33015787229" calcext:value-type="float">
            <text:p>62.33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00_679</text:p>
          </table:table-cell>
          <table:table-cell office:value-type="string" calcext:value-type="string">
            <text:p>1_113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2.34696902698" calcext:value-type="float">
            <text:p>62.34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5_403</text:p>
          </table:table-cell>
          <table:table-cell office:value-type="string" calcext:value-type="string">
            <text:p>1_0733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63.07545239688" calcext:value-type="float">
            <text:p>63.07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74_245</text:p>
          </table:table-cell>
          <table:table-cell office:value-type="string" calcext:value-type="string">
            <text:p>1_096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69_1386</text:p>
          </table:table-cell>
          <table:table-cell office:value-type="string" calcext:value-type="string">
            <text:p>1_032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.23027985554" calcext:value-type="float">
            <text:p>2.23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27_693</text:p>
          </table:table-cell>
          <table:table-cell office:value-type="string" calcext:value-type="string">
            <text:p>1_069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.85789629730001" calcext:value-type="float">
            <text:p>2.85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61_1773</text:p>
          </table:table-cell>
          <table:table-cell office:value-type="string" calcext:value-type="string">
            <text:p>1_030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.23894913694" calcext:value-type="float">
            <text:p>3.23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30_1289</text:p>
          </table:table-cell>
          <table:table-cell office:value-type="string" calcext:value-type="string">
            <text:p>1_017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.9786399433" calcext:value-type="float">
            <text:p>3.97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9_179</text:p>
          </table:table-cell>
          <table:table-cell office:value-type="string" calcext:value-type="string">
            <text:p>1_017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.99545109799001" calcext:value-type="float">
            <text:p>3.99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24_770</text:p>
          </table:table-cell>
          <table:table-cell office:value-type="string" calcext:value-type="string">
            <text:p>1_133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16102448983001" calcext:value-type="float">
            <text:p>5.16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45_589</text:p>
          </table:table-cell>
          <table:table-cell office:value-type="string" calcext:value-type="string">
            <text:p>1_136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40758809195" calcext:value-type="float">
            <text:p>5.40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04_565</text:p>
          </table:table-cell>
          <table:table-cell office:value-type="string" calcext:value-type="string">
            <text:p>1_030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02_964</text:p>
          </table:table-cell>
          <table:table-cell office:value-type="string" calcext:value-type="string">
            <text:p>1_063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1_520</text:p>
          </table:table-cell>
          <table:table-cell office:value-type="string" calcext:value-type="string">
            <text:p>1_069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8_98</text:p>
          </table:table-cell>
          <table:table-cell office:value-type="string" calcext:value-type="string">
            <text:p>1_075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96_246</text:p>
          </table:table-cell>
          <table:table-cell office:value-type="string" calcext:value-type="string">
            <text:p>1_090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20_271</text:p>
          </table:table-cell>
          <table:table-cell office:value-type="string" calcext:value-type="string">
            <text:p>1_092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17_425</text:p>
          </table:table-cell>
          <table:table-cell office:value-type="string" calcext:value-type="string">
            <text:p>1_133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.61492566646001" calcext:value-type="float">
            <text:p>5.6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28_339</text:p>
          </table:table-cell>
          <table:table-cell office:value-type="string" calcext:value-type="string">
            <text:p>1_153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.09684543424001" calcext:value-type="float">
            <text:p>6.09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94_569</text:p>
          </table:table-cell>
          <table:table-cell office:value-type="string" calcext:value-type="string">
            <text:p>1_002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.92059201405001" calcext:value-type="float">
            <text:p>6.92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83_181</text:p>
          </table:table-cell>
          <table:table-cell office:value-type="string" calcext:value-type="string">
            <text:p>1_082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.92059201405001" calcext:value-type="float">
            <text:p>6.92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09_1397</text:p>
          </table:table-cell>
          <table:table-cell office:value-type="string" calcext:value-type="string">
            <text:p>1_140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.92059201405001" calcext:value-type="float">
            <text:p>6.92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70_272</text:p>
          </table:table-cell>
          <table:table-cell office:value-type="string" calcext:value-type="string">
            <text:p>1_006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7.41371921829001" calcext:value-type="float">
            <text:p>7.41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56_124</text:p>
          </table:table-cell>
          <table:table-cell office:value-type="string" calcext:value-type="string">
            <text:p>1_151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8.54567030075" calcext:value-type="float">
            <text:p>8.54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34_822</text:p>
          </table:table-cell>
          <table:table-cell office:value-type="string" calcext:value-type="string">
            <text:p>1_122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8.74740415703" calcext:value-type="float">
            <text:p>8.74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53_693</text:p>
          </table:table-cell>
          <table:table-cell office:value-type="string" calcext:value-type="string">
            <text:p>1_109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8.87068595809" calcext:value-type="float">
            <text:p>8.87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8_173</text:p>
          </table:table-cell>
          <table:table-cell office:value-type="string" calcext:value-type="string">
            <text:p>1_043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0.62464976408" calcext:value-type="float">
            <text:p>10.62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3_1553</text:p>
          </table:table-cell>
          <table:table-cell office:value-type="string" calcext:value-type="string">
            <text:p>1_007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0.84319477505" calcext:value-type="float">
            <text:p>10.84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10_202</text:p>
          </table:table-cell>
          <table:table-cell office:value-type="string" calcext:value-type="string">
            <text:p>1_073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1.11777696832" calcext:value-type="float">
            <text:p>11.11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26_654</text:p>
          </table:table-cell>
          <table:table-cell office:value-type="string" calcext:value-type="string">
            <text:p>1_033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1.65013020017" calcext:value-type="float">
            <text:p>11.65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34_452</text:p>
          </table:table-cell>
          <table:table-cell office:value-type="string" calcext:value-type="string">
            <text:p>1_048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1.65013020017" calcext:value-type="float">
            <text:p>11.65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32_465</text:p>
          </table:table-cell>
          <table:table-cell office:value-type="string" calcext:value-type="string">
            <text:p>1_008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1.9359198299" calcext:value-type="float">
            <text:p>11.93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38_669</text:p>
          </table:table-cell>
          <table:table-cell office:value-type="string" calcext:value-type="string">
            <text:p>1_082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2.22731317786" calcext:value-type="float">
            <text:p>12.227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68_775</text:p>
          </table:table-cell>
          <table:table-cell office:value-type="string" calcext:value-type="string">
            <text:p>1_108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3.53858324368" calcext:value-type="float">
            <text:p>13.53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52_420</text:p>
          </table:table-cell>
          <table:table-cell office:value-type="string" calcext:value-type="string">
            <text:p>1_045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4.74338266313" calcext:value-type="float">
            <text:p>14.743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41_336</text:p>
          </table:table-cell>
          <table:table-cell office:value-type="string" calcext:value-type="string">
            <text:p>1_021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4.75459009959" calcext:value-type="float">
            <text:p>14.75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84_1814</text:p>
          </table:table-cell>
          <table:table-cell office:value-type="string" calcext:value-type="string">
            <text:p>1_0369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4.75459009959" calcext:value-type="float">
            <text:p>14.75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82_482</text:p>
          </table:table-cell>
          <table:table-cell office:value-type="string" calcext:value-type="string">
            <text:p>1_0919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4.75459009959" calcext:value-type="float">
            <text:p>14.75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28_794</text:p>
          </table:table-cell>
          <table:table-cell office:value-type="string" calcext:value-type="string">
            <text:p>1_149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5.18047268507" calcext:value-type="float">
            <text:p>15.18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06_397</text:p>
          </table:table-cell>
          <table:table-cell office:value-type="string" calcext:value-type="string">
            <text:p>1_018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5.38781025958" calcext:value-type="float">
            <text:p>15.388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30_1801</text:p>
          </table:table-cell>
          <table:table-cell office:value-type="string" calcext:value-type="string">
            <text:p>1_068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5.38781025958" calcext:value-type="float">
            <text:p>15.38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91_842</text:p>
          </table:table-cell>
          <table:table-cell office:value-type="string" calcext:value-type="string">
            <text:p>1_067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5.87533374559" calcext:value-type="float">
            <text:p>15.87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68_234</text:p>
          </table:table-cell>
          <table:table-cell office:value-type="string" calcext:value-type="string">
            <text:p>1_0939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6.03784157426" calcext:value-type="float">
            <text:p>16.03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83_1042</text:p>
          </table:table-cell>
          <table:table-cell office:value-type="string" calcext:value-type="string">
            <text:p>1_022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0.45917525773" calcext:value-type="float">
            <text:p>20.459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0_971</text:p>
          </table:table-cell>
          <table:table-cell office:value-type="string" calcext:value-type="string">
            <text:p>1_087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1.25490324639" calcext:value-type="float">
            <text:p>21.25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11_511</text:p>
          </table:table-cell>
          <table:table-cell office:value-type="string" calcext:value-type="string">
            <text:p>1_134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1.72561557771" calcext:value-type="float">
            <text:p>21.72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08_1086</text:p>
          </table:table-cell>
          <table:table-cell office:value-type="string" calcext:value-type="string">
            <text:p>1_091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2.56617331221" calcext:value-type="float">
            <text:p>22.56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88_963</text:p>
          </table:table-cell>
          <table:table-cell office:value-type="string" calcext:value-type="string">
            <text:p>1_083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3.27224180919" calcext:value-type="float">
            <text:p>23.27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33_543</text:p>
          </table:table-cell>
          <table:table-cell office:value-type="string" calcext:value-type="string">
            <text:p>1_066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3.8718396598" calcext:value-type="float">
            <text:p>23.87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7_292</text:p>
          </table:table-cell>
          <table:table-cell office:value-type="string" calcext:value-type="string">
            <text:p>1_138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3.8718396598" calcext:value-type="float">
            <text:p>23.87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57_478</text:p>
          </table:table-cell>
          <table:table-cell office:value-type="string" calcext:value-type="string">
            <text:p>1_089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5.03180933341" calcext:value-type="float">
            <text:p>25.032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34_542</text:p>
          </table:table-cell>
          <table:table-cell office:value-type="string" calcext:value-type="string">
            <text:p>1_107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5.03180933341" calcext:value-type="float">
            <text:p>25.032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79_316</text:p>
          </table:table-cell>
          <table:table-cell office:value-type="string" calcext:value-type="string">
            <text:p>1_136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5.03180933341" calcext:value-type="float">
            <text:p>25.03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50_886</text:p>
          </table:table-cell>
          <table:table-cell office:value-type="string" calcext:value-type="string">
            <text:p>1_089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5.26716549907" calcext:value-type="float">
            <text:p>25.26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_524</text:p>
          </table:table-cell>
          <table:table-cell office:value-type="string" calcext:value-type="string">
            <text:p>1_086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5.75468898508" calcext:value-type="float">
            <text:p>25.75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65_1007</text:p>
          </table:table-cell>
          <table:table-cell office:value-type="string" calcext:value-type="string">
            <text:p>1_148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5.77150013977" calcext:value-type="float">
            <text:p>25.77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65_692</text:p>
          </table:table-cell>
          <table:table-cell office:value-type="string" calcext:value-type="string">
            <text:p>1_110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6.15815669764" calcext:value-type="float">
            <text:p>26.15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_329</text:p>
          </table:table-cell>
          <table:table-cell office:value-type="string" calcext:value-type="string">
            <text:p>1_070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6.9538846863" calcext:value-type="float">
            <text:p>26.95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537_269</text:p>
          </table:table-cell>
          <table:table-cell office:value-type="string" calcext:value-type="string">
            <text:p>1_054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7.44140817231" calcext:value-type="float">
            <text:p>27.441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59_97</text:p>
          </table:table-cell>
          <table:table-cell office:value-type="string" calcext:value-type="string">
            <text:p>1_144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7.54227510045" calcext:value-type="float">
            <text:p>27.54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64_285</text:p>
          </table:table-cell>
          <table:table-cell office:value-type="string" calcext:value-type="string">
            <text:p>1_014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8.10825064168" calcext:value-type="float">
            <text:p>28.1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87_174</text:p>
          </table:table-cell>
          <table:table-cell office:value-type="string" calcext:value-type="string">
            <text:p>1_029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8.21472128805" calcext:value-type="float">
            <text:p>28.21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54_1071</text:p>
          </table:table-cell>
          <table:table-cell office:value-type="string" calcext:value-type="string">
            <text:p>1_102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8.21472128805" calcext:value-type="float">
            <text:p>28.21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65_457</text:p>
          </table:table-cell>
          <table:table-cell office:value-type="string" calcext:value-type="string">
            <text:p>1_070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8.50051091778" calcext:value-type="float">
            <text:p>28.501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33_1096</text:p>
          </table:table-cell>
          <table:table-cell office:value-type="string" calcext:value-type="string">
            <text:p>1_002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8.84233772981" calcext:value-type="float">
            <text:p>28.84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96_1122</text:p>
          </table:table-cell>
          <table:table-cell office:value-type="string" calcext:value-type="string">
            <text:p>1_109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8.84233772981" calcext:value-type="float">
            <text:p>28.84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46_615</text:p>
          </table:table-cell>
          <table:table-cell office:value-type="string" calcext:value-type="string">
            <text:p>1_053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29.49236904449" calcext:value-type="float">
            <text:p>29.492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54_65</text:p>
          </table:table-cell>
          <table:table-cell office:value-type="string" calcext:value-type="string">
            <text:p>1_079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1.91317531985" calcext:value-type="float">
            <text:p>31.91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84_1653</text:p>
          </table:table-cell>
          <table:table-cell office:value-type="string" calcext:value-type="string">
            <text:p>1_012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2.51277317046" calcext:value-type="float">
            <text:p>32.51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01_428</text:p>
          </table:table-cell>
          <table:table-cell office:value-type="string" calcext:value-type="string">
            <text:p>1_124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2.51277317046" calcext:value-type="float">
            <text:p>32.51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07_697</text:p>
          </table:table-cell>
          <table:table-cell office:value-type="string" calcext:value-type="string">
            <text:p>1_108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2.69209215382" calcext:value-type="float">
            <text:p>32.69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80_374</text:p>
          </table:table-cell>
          <table:table-cell office:value-type="string" calcext:value-type="string">
            <text:p>1_076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3.99775850141" calcext:value-type="float">
            <text:p>33.99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3_473</text:p>
          </table:table-cell>
          <table:table-cell office:value-type="string" calcext:value-type="string">
            <text:p>1_119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4.7990902083" calcext:value-type="float">
            <text:p>34.799</text:p>
          </table:table-cell>
          <table:table-cell table:number-columns-repeated="3" table:style-name="ce20" office:value-type="string" calcext:value-type="string">
            <text:p>TT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18_1176</text:p>
          </table:table-cell>
          <table:table-cell office:value-type="string" calcext:value-type="string">
            <text:p>1_134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5.34825459484" calcext:value-type="float">
            <text:p>35.34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34_1559</text:p>
          </table:table-cell>
          <table:table-cell office:value-type="string" calcext:value-type="string">
            <text:p>1_136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7.53930842277" calcext:value-type="float">
            <text:p>37.53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10_648</text:p>
          </table:table-cell>
          <table:table-cell office:value-type="string" calcext:value-type="string">
            <text:p>1_043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7.85872036188" calcext:value-type="float">
            <text:p>37.85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30_435</text:p>
          </table:table-cell>
          <table:table-cell office:value-type="string" calcext:value-type="string">
            <text:p>1_129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7.85872036188" calcext:value-type="float">
            <text:p>37.85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70_607</text:p>
          </table:table-cell>
          <table:table-cell office:value-type="string" calcext:value-type="string">
            <text:p>1_001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8.33503641143" calcext:value-type="float">
            <text:p>38.33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01_423</text:p>
          </table:table-cell>
          <table:table-cell office:value-type="string" calcext:value-type="string">
            <text:p>1_066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8.59841116824" calcext:value-type="float">
            <text:p>38.5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32_780</text:p>
          </table:table-cell>
          <table:table-cell office:value-type="string" calcext:value-type="string">
            <text:p>1_094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9.60147673141" calcext:value-type="float">
            <text:p>39.60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30_167</text:p>
          </table:table-cell>
          <table:table-cell office:value-type="string" calcext:value-type="string">
            <text:p>1_001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9.60708044964" calcext:value-type="float">
            <text:p>39.607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53_266</text:p>
          </table:table-cell>
          <table:table-cell office:value-type="string" calcext:value-type="string">
            <text:p>1_101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9.98252957105" calcext:value-type="float">
            <text:p>39.98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38_1400</text:p>
          </table:table-cell>
          <table:table-cell office:value-type="string" calcext:value-type="string">
            <text:p>1_070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0.62135344927" calcext:value-type="float">
            <text:p>40.62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83_313</text:p>
          </table:table-cell>
          <table:table-cell office:value-type="string" calcext:value-type="string">
            <text:p>1_0639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1.88219005102" calcext:value-type="float">
            <text:p>41.88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599_114</text:p>
          </table:table-cell>
          <table:table-cell office:value-type="string" calcext:value-type="string">
            <text:p>1_097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1.88219005102" calcext:value-type="float">
            <text:p>41.882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18_361</text:p>
          </table:table-cell>
          <table:table-cell office:value-type="string" calcext:value-type="string">
            <text:p>1_104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2.82921843189" calcext:value-type="float">
            <text:p>42.82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70_452</text:p>
          </table:table-cell>
          <table:table-cell office:value-type="string" calcext:value-type="string">
            <text:p>1_052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3.29993076321" calcext:value-type="float">
            <text:p>43.30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53_909</text:p>
          </table:table-cell>
          <table:table-cell office:value-type="string" calcext:value-type="string">
            <text:p>1_088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3.29993076321" calcext:value-type="float">
            <text:p>43.3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29_282</text:p>
          </table:table-cell>
          <table:table-cell office:value-type="string" calcext:value-type="string">
            <text:p>1_012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7.71005701022" calcext:value-type="float">
            <text:p>47.71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22_1855</text:p>
          </table:table-cell>
          <table:table-cell office:value-type="string" calcext:value-type="string">
            <text:p>1_054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7.71005701022" calcext:value-type="float">
            <text:p>47.71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82_859</text:p>
          </table:table-cell>
          <table:table-cell office:value-type="string" calcext:value-type="string">
            <text:p>1_104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7.71005701022" calcext:value-type="float">
            <text:p>47.71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9_1972</text:p>
          </table:table-cell>
          <table:table-cell office:value-type="string" calcext:value-type="string">
            <text:p>1_001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8.42733294366" calcext:value-type="float">
            <text:p>48.42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4_157</text:p>
          </table:table-cell>
          <table:table-cell office:value-type="string" calcext:value-type="string">
            <text:p>1_034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8.42733294366" calcext:value-type="float">
            <text:p>48.42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72_444</text:p>
          </table:table-cell>
          <table:table-cell office:value-type="string" calcext:value-type="string">
            <text:p>1_076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48.42733294366" calcext:value-type="float">
            <text:p>48.42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_414</text:p>
          </table:table-cell>
          <table:table-cell office:value-type="string" calcext:value-type="string">
            <text:p>1_001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0.10844841266" calcext:value-type="float">
            <text:p>50.10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2_941</text:p>
          </table:table-cell>
          <table:table-cell office:value-type="string" calcext:value-type="string">
            <text:p>1_073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0.82012062787" calcext:value-type="float">
            <text:p>50.820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01_796</text:p>
          </table:table-cell>
          <table:table-cell office:value-type="string" calcext:value-type="string">
            <text:p>1_127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0.82012062787" calcext:value-type="float">
            <text:p>50.82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07_333</text:p>
          </table:table-cell>
          <table:table-cell office:value-type="string" calcext:value-type="string">
            <text:p>1_054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1.45894450609" calcext:value-type="float">
            <text:p>51.45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98_224</text:p>
          </table:table-cell>
          <table:table-cell office:value-type="string" calcext:value-type="string">
            <text:p>1_032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1.72792298113" calcext:value-type="float">
            <text:p>51.72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92_429</text:p>
          </table:table-cell>
          <table:table-cell office:value-type="string" calcext:value-type="string">
            <text:p>1_0514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2.49002866041" calcext:value-type="float">
            <text:p>52.49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84_321</text:p>
          </table:table-cell>
          <table:table-cell office:value-type="string" calcext:value-type="string">
            <text:p>1_093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4.42331144976" calcext:value-type="float">
            <text:p>54.42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9_603</text:p>
          </table:table-cell>
          <table:table-cell office:value-type="string" calcext:value-type="string">
            <text:p>1_042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4.9724758363" calcext:value-type="float">
            <text:p>54.97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04_1244</text:p>
          </table:table-cell>
          <table:table-cell office:value-type="string" calcext:value-type="string">
            <text:p>1_036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6.28374590212" calcext:value-type="float">
            <text:p>56.28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05_818</text:p>
          </table:table-cell>
          <table:table-cell office:value-type="string" calcext:value-type="string">
            <text:p>1_0171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6.63678015061" calcext:value-type="float">
            <text:p>56.63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57_773</text:p>
          </table:table-cell>
          <table:table-cell office:value-type="string" calcext:value-type="string">
            <text:p>1_148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6.81609913397" calcext:value-type="float">
            <text:p>56.81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39_116</text:p>
          </table:table-cell>
          <table:table-cell office:value-type="string" calcext:value-type="string">
            <text:p>1_1508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6.81609913397" calcext:value-type="float">
            <text:p>56.81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44_144</text:p>
          </table:table-cell>
          <table:table-cell office:value-type="string" calcext:value-type="string">
            <text:p>1_0650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7.17473710069" calcext:value-type="float">
            <text:p>57.17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7_590</text:p>
          </table:table-cell>
          <table:table-cell office:value-type="string" calcext:value-type="string">
            <text:p>1_127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7.17473710069" calcext:value-type="float">
            <text:p>57.175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03_115</text:p>
          </table:table-cell>
          <table:table-cell office:value-type="string" calcext:value-type="string">
            <text:p>1_094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7.3260374929" calcext:value-type="float">
            <text:p>57.32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00_562</text:p>
          </table:table-cell>
          <table:table-cell office:value-type="string" calcext:value-type="string">
            <text:p>1_100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59.87012556932" calcext:value-type="float">
            <text:p>59.87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85_1881</text:p>
          </table:table-cell>
          <table:table-cell office:value-type="string" calcext:value-type="string">
            <text:p>1_0370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42_571</text:p>
          </table:table-cell>
          <table:table-cell office:value-type="string" calcext:value-type="string">
            <text:p>1_088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.29498631924" calcext:value-type="float">
            <text:p>3.29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90_524</text:p>
          </table:table-cell>
          <table:table-cell office:value-type="string" calcext:value-type="string">
            <text:p>1_152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.41572996524" calcext:value-type="float">
            <text:p>4.41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93_441</text:p>
          </table:table-cell>
          <table:table-cell office:value-type="string" calcext:value-type="string">
            <text:p>1_026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.62306753975" calcext:value-type="float">
            <text:p>4.62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37_561</text:p>
          </table:table-cell>
          <table:table-cell office:value-type="string" calcext:value-type="string">
            <text:p>1_076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.62306753975" calcext:value-type="float">
            <text:p>4.62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32_844</text:p>
          </table:table-cell>
          <table:table-cell office:value-type="string" calcext:value-type="string">
            <text:p>1_141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.94247947886" calcext:value-type="float">
            <text:p>4.942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24_125</text:p>
          </table:table-cell>
          <table:table-cell office:value-type="string" calcext:value-type="string">
            <text:p>1_101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6.05761940663" calcext:value-type="float">
            <text:p>6.05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12_689</text:p>
          </table:table-cell>
          <table:table-cell office:value-type="string" calcext:value-type="string">
            <text:p>1_000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6.34901275459" calcext:value-type="float">
            <text:p>6.34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72_239</text:p>
          </table:table-cell>
          <table:table-cell office:value-type="string" calcext:value-type="string">
            <text:p>1_126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6.34901275459" calcext:value-type="float">
            <text:p>6.349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600_621</text:p>
          </table:table-cell>
          <table:table-cell office:value-type="string" calcext:value-type="string">
            <text:p>1_144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6.34901275459" calcext:value-type="float">
            <text:p>6.34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78_497</text:p>
          </table:table-cell>
          <table:table-cell office:value-type="string" calcext:value-type="string">
            <text:p>1_071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6.87576226821" calcext:value-type="float">
            <text:p>6.87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49_1213</text:p>
          </table:table-cell>
          <table:table-cell office:value-type="string" calcext:value-type="string">
            <text:p>1_019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0.86000592974" calcext:value-type="float">
            <text:p>10.86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31_472</text:p>
          </table:table-cell>
          <table:table-cell office:value-type="string" calcext:value-type="string">
            <text:p>1_114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0.86000592974" calcext:value-type="float">
            <text:p>10.86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63_661</text:p>
          </table:table-cell>
          <table:table-cell office:value-type="string" calcext:value-type="string">
            <text:p>1_130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0.86000592974" calcext:value-type="float">
            <text:p>10.86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4_249</text:p>
          </table:table-cell>
          <table:table-cell office:value-type="string" calcext:value-type="string">
            <text:p>1_071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4.30629264119" calcext:value-type="float">
            <text:p>14.30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38_1441</text:p>
          </table:table-cell>
          <table:table-cell office:value-type="string" calcext:value-type="string">
            <text:p>1_153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5.60075155232" calcext:value-type="float">
            <text:p>15.601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41_635</text:p>
          </table:table-cell>
          <table:table-cell office:value-type="string" calcext:value-type="string">
            <text:p>1_052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5.94257836435" calcext:value-type="float">
            <text:p>15.94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72_1420</text:p>
          </table:table-cell>
          <table:table-cell office:value-type="string" calcext:value-type="string">
            <text:p>1_043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7.95991692715" calcext:value-type="float">
            <text:p>17.96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46_936</text:p>
          </table:table-cell>
          <table:table-cell office:value-type="string" calcext:value-type="string">
            <text:p>1_027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9.052641982" calcext:value-type="float">
            <text:p>19.053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9_334</text:p>
          </table:table-cell>
          <table:table-cell office:value-type="string" calcext:value-type="string">
            <text:p>1_072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9.36084648465" calcext:value-type="float">
            <text:p>19.361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22_232</text:p>
          </table:table-cell>
          <table:table-cell office:value-type="string" calcext:value-type="string">
            <text:p>1_012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9.84276625243" calcext:value-type="float">
            <text:p>19.84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8_587</text:p>
          </table:table-cell>
          <table:table-cell office:value-type="string" calcext:value-type="string">
            <text:p>1_004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.06691498163" calcext:value-type="float">
            <text:p>20.06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26_591</text:p>
          </table:table-cell>
          <table:table-cell office:value-type="string" calcext:value-type="string">
            <text:p>1_010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.06691498163" calcext:value-type="float">
            <text:p>20.06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40_829</text:p>
          </table:table-cell>
          <table:table-cell office:value-type="string" calcext:value-type="string">
            <text:p>1_063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.06691498163" calcext:value-type="float">
            <text:p>20.067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64_1062</text:p>
          </table:table-cell>
          <table:table-cell office:value-type="string" calcext:value-type="string">
            <text:p>1_1150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.06691498163" calcext:value-type="float">
            <text:p>20.06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46_917</text:p>
          </table:table-cell>
          <table:table-cell office:value-type="string" calcext:value-type="string">
            <text:p>1_121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.06691498163" calcext:value-type="float">
            <text:p>20.06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56_982</text:p>
          </table:table-cell>
          <table:table-cell office:value-type="string" calcext:value-type="string">
            <text:p>1_102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0.51521244003" calcext:value-type="float">
            <text:p>20.5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43_693</text:p>
          </table:table-cell>
          <table:table-cell office:value-type="string" calcext:value-type="string">
            <text:p>1_038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17645119117" calcext:value-type="float">
            <text:p>21.17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39_801</text:p>
          </table:table-cell>
          <table:table-cell office:value-type="string" calcext:value-type="string">
            <text:p>1_065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37818504745" calcext:value-type="float">
            <text:p>21.37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66_465</text:p>
          </table:table-cell>
          <table:table-cell office:value-type="string" calcext:value-type="string">
            <text:p>1_1510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37818504745" calcext:value-type="float">
            <text:p>21.378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4_664</text:p>
          </table:table-cell>
          <table:table-cell office:value-type="string" calcext:value-type="string">
            <text:p>1_141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65276724072" calcext:value-type="float">
            <text:p>21.65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92_1408</text:p>
          </table:table-cell>
          <table:table-cell office:value-type="string" calcext:value-type="string">
            <text:p>1_027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6863895501" calcext:value-type="float">
            <text:p>21.68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93_690</text:p>
          </table:table-cell>
          <table:table-cell office:value-type="string" calcext:value-type="string">
            <text:p>1_056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83768994231" calcext:value-type="float">
            <text:p>21.83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79_540</text:p>
          </table:table-cell>
          <table:table-cell office:value-type="string" calcext:value-type="string">
            <text:p>1_056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83768994231" calcext:value-type="float">
            <text:p>21.83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13_451</text:p>
          </table:table-cell>
          <table:table-cell office:value-type="string" calcext:value-type="string">
            <text:p>1_064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1.83768994231" calcext:value-type="float">
            <text:p>21.83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86_530</text:p>
          </table:table-cell>
          <table:table-cell office:value-type="string" calcext:value-type="string">
            <text:p>1_09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2.36443945593" calcext:value-type="float">
            <text:p>22.36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69_902</text:p>
          </table:table-cell>
          <table:table-cell office:value-type="string" calcext:value-type="string">
            <text:p>1_148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2.36443945593" calcext:value-type="float">
            <text:p>22.36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98_452</text:p>
          </table:table-cell>
          <table:table-cell office:value-type="string" calcext:value-type="string">
            <text:p>1_016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2.90800012424" calcext:value-type="float">
            <text:p>22.9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95_480</text:p>
          </table:table-cell>
          <table:table-cell office:value-type="string" calcext:value-type="string">
            <text:p>1_002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2.94162243362" calcext:value-type="float">
            <text:p>22.94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96_282</text:p>
          </table:table-cell>
          <table:table-cell office:value-type="string" calcext:value-type="string">
            <text:p>1_038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4.19125159891" calcext:value-type="float">
            <text:p>24.191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82_1107</text:p>
          </table:table-cell>
          <table:table-cell office:value-type="string" calcext:value-type="string">
            <text:p>1_090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4.40419289165" calcext:value-type="float">
            <text:p>24.404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85_132</text:p>
          </table:table-cell>
          <table:table-cell office:value-type="string" calcext:value-type="string">
            <text:p>1_091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4.40419289165" calcext:value-type="float">
            <text:p>24.40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93_473</text:p>
          </table:table-cell>
          <table:table-cell office:value-type="string" calcext:value-type="string">
            <text:p>1_147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4.58351187501" calcext:value-type="float">
            <text:p>24.584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79_1737</text:p>
          </table:table-cell>
          <table:table-cell office:value-type="string" calcext:value-type="string">
            <text:p>1_075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5.04301676987" calcext:value-type="float">
            <text:p>25.04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13_514</text:p>
          </table:table-cell>
          <table:table-cell office:value-type="string" calcext:value-type="string">
            <text:p>1_019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5.14388369801" calcext:value-type="float">
            <text:p>25.144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0_597</text:p>
          </table:table-cell>
          <table:table-cell office:value-type="string" calcext:value-type="string">
            <text:p>1_039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5.14388369801" calcext:value-type="float">
            <text:p>25.14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31_885</text:p>
          </table:table-cell>
          <table:table-cell office:value-type="string" calcext:value-type="string">
            <text:p>1_070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5.51372910119" calcext:value-type="float">
            <text:p>25.51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10_609</text:p>
          </table:table-cell>
          <table:table-cell office:value-type="string" calcext:value-type="string">
            <text:p>1_066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7.77202754788" calcext:value-type="float">
            <text:p>27.77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96_517</text:p>
          </table:table-cell>
          <table:table-cell office:value-type="string" calcext:value-type="string">
            <text:p>1_105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8.54534066362" calcext:value-type="float">
            <text:p>28.54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5_722</text:p>
          </table:table-cell>
          <table:table-cell office:value-type="string" calcext:value-type="string">
            <text:p>1_047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9.06088274078" calcext:value-type="float">
            <text:p>29.06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4_410</text:p>
          </table:table-cell>
          <table:table-cell office:value-type="string" calcext:value-type="string">
            <text:p>1_103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9.06088274078" calcext:value-type="float">
            <text:p>29.06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0_461</text:p>
          </table:table-cell>
          <table:table-cell office:value-type="string" calcext:value-type="string">
            <text:p>1_064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9.49797276272" calcext:value-type="float">
            <text:p>29.49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7_1336</text:p>
          </table:table-cell>
          <table:table-cell office:value-type="string" calcext:value-type="string">
            <text:p>1_069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29.49797276272" calcext:value-type="float">
            <text:p>29.4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92_823</text:p>
          </table:table-cell>
          <table:table-cell office:value-type="string" calcext:value-type="string">
            <text:p>1_091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0.04153343103" calcext:value-type="float">
            <text:p>30.04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34_384</text:p>
          </table:table-cell>
          <table:table-cell office:value-type="string" calcext:value-type="string">
            <text:p>1_022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0.68035730925" calcext:value-type="float">
            <text:p>30.68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64_620</text:p>
          </table:table-cell>
          <table:table-cell office:value-type="string" calcext:value-type="string">
            <text:p>1_064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0.68035730925" calcext:value-type="float">
            <text:p>30.68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53_1026</text:p>
          </table:table-cell>
          <table:table-cell office:value-type="string" calcext:value-type="string">
            <text:p>1_0270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0.94933578429" calcext:value-type="float">
            <text:p>30.94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63_376</text:p>
          </table:table-cell>
          <table:table-cell office:value-type="string" calcext:value-type="string">
            <text:p>1_088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1.39763324269" calcext:value-type="float">
            <text:p>31.3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17_290</text:p>
          </table:table-cell>
          <table:table-cell office:value-type="string" calcext:value-type="string">
            <text:p>1_118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1.39763324269" calcext:value-type="float">
            <text:p>31.39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_260</text:p>
          </table:table-cell>
          <table:table-cell office:value-type="string" calcext:value-type="string">
            <text:p>1_0621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2.13172033082" calcext:value-type="float">
            <text:p>32.13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58_901</text:p>
          </table:table-cell>
          <table:table-cell office:value-type="string" calcext:value-type="string">
            <text:p>1_039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2.50716945223" calcext:value-type="float">
            <text:p>32.50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04_278</text:p>
          </table:table-cell>
          <table:table-cell office:value-type="string" calcext:value-type="string">
            <text:p>1_1060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3.21323794921" calcext:value-type="float">
            <text:p>33.21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84_1172</text:p>
          </table:table-cell>
          <table:table-cell office:value-type="string" calcext:value-type="string">
            <text:p>1_001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3.88008041858" calcext:value-type="float">
            <text:p>33.88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04_635</text:p>
          </table:table-cell>
          <table:table-cell office:value-type="string" calcext:value-type="string">
            <text:p>1_046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3.88008041858" calcext:value-type="float">
            <text:p>33.88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10_188</text:p>
          </table:table-cell>
          <table:table-cell office:value-type="string" calcext:value-type="string">
            <text:p>1_063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3.88008041858" calcext:value-type="float">
            <text:p>33.88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96_618</text:p>
          </table:table-cell>
          <table:table-cell office:value-type="string" calcext:value-type="string">
            <text:p>1_08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3.88008041858" calcext:value-type="float">
            <text:p>33.88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27_249</text:p>
          </table:table-cell>
          <table:table-cell office:value-type="string" calcext:value-type="string">
            <text:p>1_131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4.5189042968" calcext:value-type="float">
            <text:p>34.519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86_1058</text:p>
          </table:table-cell>
          <table:table-cell office:value-type="string" calcext:value-type="string">
            <text:p>1_086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6.67073209712" calcext:value-type="float">
            <text:p>36.67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7_196</text:p>
          </table:table-cell>
          <table:table-cell office:value-type="string" calcext:value-type="string">
            <text:p>1_111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6.67073209712" calcext:value-type="float">
            <text:p>36.67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15_667</text:p>
          </table:table-cell>
          <table:table-cell office:value-type="string" calcext:value-type="string">
            <text:p>1_029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7.68500509675" calcext:value-type="float">
            <text:p>37.685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06_333</text:p>
          </table:table-cell>
          <table:table-cell office:value-type="string" calcext:value-type="string">
            <text:p>1_057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8.81695617921" calcext:value-type="float">
            <text:p>38.81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13_1068</text:p>
          </table:table-cell>
          <table:table-cell office:value-type="string" calcext:value-type="string">
            <text:p>1_055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39.18119786416" calcext:value-type="float">
            <text:p>39.18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58_472</text:p>
          </table:table-cell>
          <table:table-cell office:value-type="string" calcext:value-type="string">
            <text:p>1_082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2.33048750942" calcext:value-type="float">
            <text:p>42.33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19_171</text:p>
          </table:table-cell>
          <table:table-cell office:value-type="string" calcext:value-type="string">
            <text:p>1_005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2.62748457561" calcext:value-type="float">
            <text:p>42.62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58_584</text:p>
          </table:table-cell>
          <table:table-cell office:value-type="string" calcext:value-type="string">
            <text:p>1_030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3.65856872993" calcext:value-type="float">
            <text:p>43.65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49_535</text:p>
          </table:table-cell>
          <table:table-cell office:value-type="string" calcext:value-type="string">
            <text:p>1_0944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4.46550415505" calcext:value-type="float">
            <text:p>44.46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38_624</text:p>
          </table:table-cell>
          <table:table-cell office:value-type="string" calcext:value-type="string">
            <text:p>1_124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7.40185250757" calcext:value-type="float">
            <text:p>47.40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09_775</text:p>
          </table:table-cell>
          <table:table-cell office:value-type="string" calcext:value-type="string">
            <text:p>1_146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8.12473215924" calcext:value-type="float">
            <text:p>48.12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12_204</text:p>
          </table:table-cell>
          <table:table-cell office:value-type="string" calcext:value-type="string">
            <text:p>1_0039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8.8083857833" calcext:value-type="float">
            <text:p>48.80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50_1553</text:p>
          </table:table-cell>
          <table:table-cell office:value-type="string" calcext:value-type="string">
            <text:p>1_024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8.8083857833" calcext:value-type="float">
            <text:p>48.80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_239</text:p>
          </table:table-cell>
          <table:table-cell office:value-type="string" calcext:value-type="string">
            <text:p>1_0016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50.05241123036" calcext:value-type="float">
            <text:p>50.05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22_160</text:p>
          </table:table-cell>
          <table:table-cell office:value-type="string" calcext:value-type="string">
            <text:p>1_1135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50.05241123036" calcext:value-type="float">
            <text:p>50.05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02_888</text:p>
          </table:table-cell>
          <table:table-cell office:value-type="string" calcext:value-type="string">
            <text:p>1_051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84_353</text:p>
          </table:table-cell>
          <table:table-cell office:value-type="string" calcext:value-type="string">
            <text:p>1_134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.6897847504" calcext:value-type="float">
            <text:p>2.69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3_259</text:p>
          </table:table-cell>
          <table:table-cell office:value-type="string" calcext:value-type="string">
            <text:p>1_084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.21093054579" calcext:value-type="float">
            <text:p>3.21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11_908</text:p>
          </table:table-cell>
          <table:table-cell office:value-type="string" calcext:value-type="string">
            <text:p>1_085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.36529650117" calcext:value-type="float">
            <text:p>4.36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75_801</text:p>
          </table:table-cell>
          <table:table-cell office:value-type="string" calcext:value-type="string">
            <text:p>1_029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.84161255072" calcext:value-type="float">
            <text:p>4.84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19_480</text:p>
          </table:table-cell>
          <table:table-cell office:value-type="string" calcext:value-type="string">
            <text:p>1_002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7.93486501368" calcext:value-type="float">
            <text:p>7.93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61_873</text:p>
          </table:table-cell>
          <table:table-cell office:value-type="string" calcext:value-type="string">
            <text:p>1_137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9.17328674251" calcext:value-type="float">
            <text:p>9.17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9_278</text:p>
          </table:table-cell>
          <table:table-cell office:value-type="string" calcext:value-type="string">
            <text:p>1_030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9.19570161543" calcext:value-type="float">
            <text:p>9.196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03_1642</text:p>
          </table:table-cell>
          <table:table-cell office:value-type="string" calcext:value-type="string">
            <text:p>1_055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1.53245211734" calcext:value-type="float">
            <text:p>11.53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48_578</text:p>
          </table:table-cell>
          <table:table-cell office:value-type="string" calcext:value-type="string">
            <text:p>1_136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1.53245211734" calcext:value-type="float">
            <text:p>11.53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06_1450</text:p>
          </table:table-cell>
          <table:table-cell office:value-type="string" calcext:value-type="string">
            <text:p>1_039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1.99756073043" calcext:value-type="float">
            <text:p>11.99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97_519</text:p>
          </table:table-cell>
          <table:table-cell office:value-type="string" calcext:value-type="string">
            <text:p>1_081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1.99756073043" calcext:value-type="float">
            <text:p>11.99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27_394</text:p>
          </table:table-cell>
          <table:table-cell office:value-type="string" calcext:value-type="string">
            <text:p>1_100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2.14886112264" calcext:value-type="float">
            <text:p>12.14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52_536</text:p>
          </table:table-cell>
          <table:table-cell office:value-type="string" calcext:value-type="string">
            <text:p>1_045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4.14378481252" calcext:value-type="float">
            <text:p>14.144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_1536</text:p>
          </table:table-cell>
          <table:table-cell office:value-type="string" calcext:value-type="string">
            <text:p>1_077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4.2894814865" calcext:value-type="float">
            <text:p>14.28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54_315</text:p>
          </table:table-cell>
          <table:table-cell office:value-type="string" calcext:value-type="string">
            <text:p>1_056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9.5009394404" calcext:value-type="float">
            <text:p>19.50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37_1357</text:p>
          </table:table-cell>
          <table:table-cell office:value-type="string" calcext:value-type="string">
            <text:p>1_014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1.83768994231" calcext:value-type="float">
            <text:p>21.83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46_1588</text:p>
          </table:table-cell>
          <table:table-cell office:value-type="string" calcext:value-type="string">
            <text:p>1_041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2.01700892567" calcext:value-type="float">
            <text:p>22.017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12_1062</text:p>
          </table:table-cell>
          <table:table-cell office:value-type="string" calcext:value-type="string">
            <text:p>1_076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2.75669973203" calcext:value-type="float">
            <text:p>22.75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52_819</text:p>
          </table:table-cell>
          <table:table-cell office:value-type="string" calcext:value-type="string">
            <text:p>1_013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2.98084846123" calcext:value-type="float">
            <text:p>22.98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67_979</text:p>
          </table:table-cell>
          <table:table-cell office:value-type="string" calcext:value-type="string">
            <text:p>1_035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2.98084846123" calcext:value-type="float">
            <text:p>22.98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3_878</text:p>
          </table:table-cell>
          <table:table-cell office:value-type="string" calcext:value-type="string">
            <text:p>1_091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2.98084846123" calcext:value-type="float">
            <text:p>22.98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0_935</text:p>
          </table:table-cell>
          <table:table-cell office:value-type="string" calcext:value-type="string">
            <text:p>1_1185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3.30586411857" calcext:value-type="float">
            <text:p>23.30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45_196</text:p>
          </table:table-cell>
          <table:table-cell office:value-type="string" calcext:value-type="string">
            <text:p>1_136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3.56923887538" calcext:value-type="float">
            <text:p>23.569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73_538</text:p>
          </table:table-cell>
          <table:table-cell office:value-type="string" calcext:value-type="string">
            <text:p>1_080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3.60846490299" calcext:value-type="float">
            <text:p>23.6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28_146</text:p>
          </table:table-cell>
          <table:table-cell office:value-type="string" calcext:value-type="string">
            <text:p>1_116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3.60846490299" calcext:value-type="float">
            <text:p>23.60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73_401</text:p>
          </table:table-cell>
          <table:table-cell office:value-type="string" calcext:value-type="string">
            <text:p>1_112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3.85502850511" calcext:value-type="float">
            <text:p>23.85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70_1551</text:p>
          </table:table-cell>
          <table:table-cell office:value-type="string" calcext:value-type="string">
            <text:p>1_0665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4.66756764846" calcext:value-type="float">
            <text:p>24.66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04_737</text:p>
          </table:table-cell>
          <table:table-cell office:value-type="string" calcext:value-type="string">
            <text:p>1_128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4.89171637766" calcext:value-type="float">
            <text:p>24.89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9_578</text:p>
          </table:table-cell>
          <table:table-cell office:value-type="string" calcext:value-type="string">
            <text:p>1_004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5.52493653765" calcext:value-type="float">
            <text:p>25.52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18_753</text:p>
          </table:table-cell>
          <table:table-cell office:value-type="string" calcext:value-type="string">
            <text:p>1_052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5.70985923924" calcext:value-type="float">
            <text:p>25.71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69_452</text:p>
          </table:table-cell>
          <table:table-cell office:value-type="string" calcext:value-type="string">
            <text:p>1_064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6.36549427215" calcext:value-type="float">
            <text:p>26.36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94_319</text:p>
          </table:table-cell>
          <table:table-cell office:value-type="string" calcext:value-type="string">
            <text:p>1_079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6.36549427215" calcext:value-type="float">
            <text:p>26.36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03_254</text:p>
          </table:table-cell>
          <table:table-cell office:value-type="string" calcext:value-type="string">
            <text:p>1_0255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7.02673302329" calcext:value-type="float">
            <text:p>27.02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1_790</text:p>
          </table:table-cell>
          <table:table-cell office:value-type="string" calcext:value-type="string">
            <text:p>1_126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7.30691893479" calcext:value-type="float">
            <text:p>27.30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11_481</text:p>
          </table:table-cell>
          <table:table-cell office:value-type="string" calcext:value-type="string">
            <text:p>1_109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7.5702936916" calcext:value-type="float">
            <text:p>27.57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64_597</text:p>
          </table:table-cell>
          <table:table-cell office:value-type="string" calcext:value-type="string">
            <text:p>1_007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7.83366844841" calcext:value-type="float">
            <text:p>27.83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05_643</text:p>
          </table:table-cell>
          <table:table-cell office:value-type="string" calcext:value-type="string">
            <text:p>1_064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8.10264692345" calcext:value-type="float">
            <text:p>28.10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91_1279</text:p>
          </table:table-cell>
          <table:table-cell office:value-type="string" calcext:value-type="string">
            <text:p>1_110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8.23153244274" calcext:value-type="float">
            <text:p>28.23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33_1320</text:p>
          </table:table-cell>
          <table:table-cell office:value-type="string" calcext:value-type="string">
            <text:p>1_080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8.47249232663" calcext:value-type="float">
            <text:p>28.47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04_1115</text:p>
          </table:table-cell>
          <table:table-cell office:value-type="string" calcext:value-type="string">
            <text:p>1_089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9.21218313299" calcext:value-type="float">
            <text:p>29.21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61_645</text:p>
          </table:table-cell>
          <table:table-cell office:value-type="string" calcext:value-type="string">
            <text:p>1_053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0.9325246296" calcext:value-type="float">
            <text:p>30.93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03_763</text:p>
          </table:table-cell>
          <table:table-cell office:value-type="string" calcext:value-type="string">
            <text:p>1_043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2.51837688869" calcext:value-type="float">
            <text:p>32.51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98_760</text:p>
          </table:table-cell>
          <table:table-cell office:value-type="string" calcext:value-type="string">
            <text:p>1_061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2.51837688869" calcext:value-type="float">
            <text:p>32.51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38_636</text:p>
          </table:table-cell>
          <table:table-cell office:value-type="string" calcext:value-type="string">
            <text:p>1_121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4.86073110883" calcext:value-type="float">
            <text:p>34.86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30_418</text:p>
          </table:table-cell>
          <table:table-cell office:value-type="string" calcext:value-type="string">
            <text:p>1_035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5.75732602563" calcext:value-type="float">
            <text:p>35.75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03_1123</text:p>
          </table:table-cell>
          <table:table-cell office:value-type="string" calcext:value-type="string">
            <text:p>1_083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7.52249726808" calcext:value-type="float">
            <text:p>37.52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36_545</text:p>
          </table:table-cell>
          <table:table-cell office:value-type="string" calcext:value-type="string">
            <text:p>1_030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38.97386028965" calcext:value-type="float">
            <text:p>38.97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29_119</text:p>
          </table:table-cell>
          <table:table-cell office:value-type="string" calcext:value-type="string">
            <text:p>1_137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0.92955795192" calcext:value-type="float">
            <text:p>40.93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36_1257</text:p>
          </table:table-cell>
          <table:table-cell office:value-type="string" calcext:value-type="string">
            <text:p>1_095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2.16237596252" calcext:value-type="float">
            <text:p>42.162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65_788</text:p>
          </table:table-cell>
          <table:table-cell office:value-type="string" calcext:value-type="string">
            <text:p>1_058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2.59386226623" calcext:value-type="float">
            <text:p>42.59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22_236</text:p>
          </table:table-cell>
          <table:table-cell office:value-type="string" calcext:value-type="string">
            <text:p>1_056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2.78438868605" calcext:value-type="float">
            <text:p>42.78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83_1408</text:p>
          </table:table-cell>
          <table:table-cell office:value-type="string" calcext:value-type="string">
            <text:p>1_083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2.78438868605" calcext:value-type="float">
            <text:p>42.784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78_514</text:p>
          </table:table-cell>
          <table:table-cell office:value-type="string" calcext:value-type="string">
            <text:p>1_119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4.12367734302" calcext:value-type="float">
            <text:p>44.124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32_148</text:p>
          </table:table-cell>
          <table:table-cell office:value-type="string" calcext:value-type="string">
            <text:p>1_018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7.36262647996" calcext:value-type="float">
            <text:p>47.363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74_696</text:p>
          </table:table-cell>
          <table:table-cell office:value-type="string" calcext:value-type="string">
            <text:p>1_025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7.37943763465" calcext:value-type="float">
            <text:p>47.37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07_1753</text:p>
          </table:table-cell>
          <table:table-cell office:value-type="string" calcext:value-type="string">
            <text:p>1_125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9.04934566719" calcext:value-type="float">
            <text:p>49.04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98_411</text:p>
          </table:table-cell>
          <table:table-cell office:value-type="string" calcext:value-type="string">
            <text:p>1_0375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49.18943862294" calcext:value-type="float">
            <text:p>49.189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95_247</text:p>
          </table:table-cell>
          <table:table-cell office:value-type="string" calcext:value-type="string">
            <text:p>1_1246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0.0972409762" calcext:value-type="float">
            <text:p>50.097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4_714</text:p>
          </table:table-cell>
          <table:table-cell office:value-type="string" calcext:value-type="string">
            <text:p>1_075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1.84560106396" calcext:value-type="float">
            <text:p>51.84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81_554</text:p>
          </table:table-cell>
          <table:table-cell office:value-type="string" calcext:value-type="string">
            <text:p>1_024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3.49869794181" calcext:value-type="float">
            <text:p>53.49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62_866</text:p>
          </table:table-cell>
          <table:table-cell office:value-type="string" calcext:value-type="string">
            <text:p>1_096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7.35405608405" calcext:value-type="float">
            <text:p>57.35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35_477</text:p>
          </table:table-cell>
          <table:table-cell office:value-type="string" calcext:value-type="string">
            <text:p>1_005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7.69027917785" calcext:value-type="float">
            <text:p>57.69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65_534</text:p>
          </table:table-cell>
          <table:table-cell office:value-type="string" calcext:value-type="string">
            <text:p>1_152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7.98167252581" calcext:value-type="float">
            <text:p>57.982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92_568</text:p>
          </table:table-cell>
          <table:table-cell office:value-type="string" calcext:value-type="string">
            <text:p>1_1198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8.82783397854" calcext:value-type="float">
            <text:p>58.82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42_561</text:p>
          </table:table-cell>
          <table:table-cell office:value-type="string" calcext:value-type="string">
            <text:p>1_040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9.51709132083" calcext:value-type="float">
            <text:p>59.51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17_478</text:p>
          </table:table-cell>
          <table:table-cell office:value-type="string" calcext:value-type="string">
            <text:p>1_139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59.81969210525" calcext:value-type="float">
            <text:p>59.82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10_54</text:p>
          </table:table-cell>
          <table:table-cell office:value-type="string" calcext:value-type="string">
            <text:p>1_1169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60.02142596153" calcext:value-type="float">
            <text:p>60.02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24_522</text:p>
          </table:table-cell>
          <table:table-cell office:value-type="string" calcext:value-type="string">
            <text:p>1_0167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60.25678212719" calcext:value-type="float">
            <text:p>60.257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54_864</text:p>
          </table:table-cell>
          <table:table-cell office:value-type="string" calcext:value-type="string">
            <text:p>1_023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60.25678212719" calcext:value-type="float">
            <text:p>60.25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15_2678</text:p>
          </table:table-cell>
          <table:table-cell office:value-type="string" calcext:value-type="string">
            <text:p>1_0324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60.41928995586" calcext:value-type="float">
            <text:p>60.419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26_561</text:p>
          </table:table-cell>
          <table:table-cell office:value-type="string" calcext:value-type="string">
            <text:p>1_021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29_305</text:p>
          </table:table-cell>
          <table:table-cell office:value-type="string" calcext:value-type="string">
            <text:p>1_1202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31_1406</text:p>
          </table:table-cell>
          <table:table-cell office:value-type="string" calcext:value-type="string">
            <text:p>1_101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0.280185911499998" calcext:value-type="float">
            <text:p>0.28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73_435</text:p>
          </table:table-cell>
          <table:table-cell office:value-type="string" calcext:value-type="string">
            <text:p>1_116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0.280185911499998" calcext:value-type="float">
            <text:p>0.280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4_136</text:p>
          </table:table-cell>
          <table:table-cell office:value-type="string" calcext:value-type="string">
            <text:p>1_008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.05349902724001" calcext:value-type="float">
            <text:p>1.05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2_788</text:p>
          </table:table-cell>
          <table:table-cell office:value-type="string" calcext:value-type="string">
            <text:p>1_066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.05349902724001" calcext:value-type="float">
            <text:p>1.05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88_962</text:p>
          </table:table-cell>
          <table:table-cell office:value-type="string" calcext:value-type="string">
            <text:p>1_0720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.05349902724001" calcext:value-type="float">
            <text:p>1.05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64_405</text:p>
          </table:table-cell>
          <table:table-cell office:value-type="string" calcext:value-type="string">
            <text:p>1_0712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.76569865056" calcext:value-type="float">
            <text:p>3.76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22_161</text:p>
          </table:table-cell>
          <table:table-cell office:value-type="string" calcext:value-type="string">
            <text:p>1_134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.97303622507" calcext:value-type="float">
            <text:p>3.97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96_1256</text:p>
          </table:table-cell>
          <table:table-cell office:value-type="string" calcext:value-type="string">
            <text:p>1_151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.36529650117" calcext:value-type="float">
            <text:p>4.36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86_335</text:p>
          </table:table-cell>
          <table:table-cell office:value-type="string" calcext:value-type="string">
            <text:p>1_048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5.13300589868" calcext:value-type="float">
            <text:p>5.133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97_327</text:p>
          </table:table-cell>
          <table:table-cell office:value-type="string" calcext:value-type="string">
            <text:p>1_094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5.13300589868" calcext:value-type="float">
            <text:p>5.13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77_1492</text:p>
          </table:table-cell>
          <table:table-cell office:value-type="string" calcext:value-type="string">
            <text:p>1_096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5.50285130186001" calcext:value-type="float">
            <text:p>5.50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46_689</text:p>
          </table:table-cell>
          <table:table-cell office:value-type="string" calcext:value-type="string">
            <text:p>1_120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5.83907439566" calcext:value-type="float">
            <text:p>5.83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62_1108</text:p>
          </table:table-cell>
          <table:table-cell office:value-type="string" calcext:value-type="string">
            <text:p>1_024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6.08563799778" calcext:value-type="float">
            <text:p>6.08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52_1002</text:p>
          </table:table-cell>
          <table:table-cell office:value-type="string" calcext:value-type="string">
            <text:p>1_086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6.08563799778" calcext:value-type="float">
            <text:p>6.08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31_202</text:p>
          </table:table-cell>
          <table:table-cell office:value-type="string" calcext:value-type="string">
            <text:p>1_079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6.64040610255" calcext:value-type="float">
            <text:p>6.64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8_460</text:p>
          </table:table-cell>
          <table:table-cell office:value-type="string" calcext:value-type="string">
            <text:p>1_085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6.76929162184" calcext:value-type="float">
            <text:p>6.769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56_1796</text:p>
          </table:table-cell>
          <table:table-cell office:value-type="string" calcext:value-type="string">
            <text:p>1_037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7.13353330679" calcext:value-type="float">
            <text:p>7.13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4_917</text:p>
          </table:table-cell>
          <table:table-cell office:value-type="string" calcext:value-type="string">
            <text:p>1_038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7.13353330679" calcext:value-type="float">
            <text:p>7.13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95_699</text:p>
          </table:table-cell>
          <table:table-cell office:value-type="string" calcext:value-type="string">
            <text:p>1_099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7.13353330679" calcext:value-type="float">
            <text:p>7.134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71_619</text:p>
          </table:table-cell>
          <table:table-cell office:value-type="string" calcext:value-type="string">
            <text:p>1_123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8.02452450536001" calcext:value-type="float">
            <text:p>8.02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98_563</text:p>
          </table:table-cell>
          <table:table-cell office:value-type="string" calcext:value-type="string">
            <text:p>1_072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8.0693542512" calcext:value-type="float">
            <text:p>8.06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85_683</text:p>
          </table:table-cell>
          <table:table-cell office:value-type="string" calcext:value-type="string">
            <text:p>1_009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8.39436990854" calcext:value-type="float">
            <text:p>8.39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48_480</text:p>
          </table:table-cell>
          <table:table-cell office:value-type="string" calcext:value-type="string">
            <text:p>1_065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8.95474173154" calcext:value-type="float">
            <text:p>8.95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34_820</text:p>
          </table:table-cell>
          <table:table-cell office:value-type="string" calcext:value-type="string">
            <text:p>1_098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0.38368988019" calcext:value-type="float">
            <text:p>10.38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31_670</text:p>
          </table:table-cell>
          <table:table-cell office:value-type="string" calcext:value-type="string">
            <text:p>1_044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0.66947950992" calcext:value-type="float">
            <text:p>10.66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04_2792</text:p>
          </table:table-cell>
          <table:table-cell office:value-type="string" calcext:value-type="string">
            <text:p>1_022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0.93285426673" calcext:value-type="float">
            <text:p>10.93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23_621</text:p>
          </table:table-cell>
          <table:table-cell office:value-type="string" calcext:value-type="string">
            <text:p>1_115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0.93285426673" calcext:value-type="float">
            <text:p>10.93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59_1516</text:p>
          </table:table-cell>
          <table:table-cell office:value-type="string" calcext:value-type="string">
            <text:p>1_0634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1.58288558141" calcext:value-type="float">
            <text:p>11.58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67_618</text:p>
          </table:table-cell>
          <table:table-cell office:value-type="string" calcext:value-type="string">
            <text:p>1_103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3.10709693997" calcext:value-type="float">
            <text:p>13.10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6_680</text:p>
          </table:table-cell>
          <table:table-cell office:value-type="string" calcext:value-type="string">
            <text:p>1_005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3.47133862492" calcext:value-type="float">
            <text:p>13.471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_159</text:p>
          </table:table-cell>
          <table:table-cell office:value-type="string" calcext:value-type="string">
            <text:p>1_010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3.97567326562" calcext:value-type="float">
            <text:p>13.97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83_336</text:p>
          </table:table-cell>
          <table:table-cell office:value-type="string" calcext:value-type="string">
            <text:p>1_0112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4.25025545889" calcext:value-type="float">
            <text:p>14.25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73_453</text:p>
          </table:table-cell>
          <table:table-cell office:value-type="string" calcext:value-type="string">
            <text:p>1_0090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4.5136302157" calcext:value-type="float">
            <text:p>14.51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53_664</text:p>
          </table:table-cell>
          <table:table-cell office:value-type="string" calcext:value-type="string">
            <text:p>1_033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4.5136302157" calcext:value-type="float">
            <text:p>14.51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29_909</text:p>
          </table:table-cell>
          <table:table-cell office:value-type="string" calcext:value-type="string">
            <text:p>1_000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5.56152552471" calcext:value-type="float">
            <text:p>15.56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64_429</text:p>
          </table:table-cell>
          <table:table-cell office:value-type="string" calcext:value-type="string">
            <text:p>1_149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5.56152552471" calcext:value-type="float">
            <text:p>15.562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65_739</text:p>
          </table:table-cell>
          <table:table-cell office:value-type="string" calcext:value-type="string">
            <text:p>1_003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6.68226917071" calcext:value-type="float">
            <text:p>16.68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4_437</text:p>
          </table:table-cell>
          <table:table-cell office:value-type="string" calcext:value-type="string">
            <text:p>1_0500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6.68226917071" calcext:value-type="float">
            <text:p>16.682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29_672</text:p>
          </table:table-cell>
          <table:table-cell office:value-type="string" calcext:value-type="string">
            <text:p>1_1192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6.68226917071" calcext:value-type="float">
            <text:p>16.682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41_471</text:p>
          </table:table-cell>
          <table:table-cell office:value-type="string" calcext:value-type="string">
            <text:p>1_129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6.68226917071" calcext:value-type="float">
            <text:p>16.68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2_148</text:p>
          </table:table-cell>
          <table:table-cell office:value-type="string" calcext:value-type="string">
            <text:p>1_004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8.89013415333" calcext:value-type="float">
            <text:p>18.89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69_1463</text:p>
          </table:table-cell>
          <table:table-cell office:value-type="string" calcext:value-type="string">
            <text:p>1_037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8.89013415333" calcext:value-type="float">
            <text:p>18.89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52_572</text:p>
          </table:table-cell>
          <table:table-cell office:value-type="string" calcext:value-type="string">
            <text:p>1_026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9.19833865598" calcext:value-type="float">
            <text:p>19.1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1_1311</text:p>
          </table:table-cell>
          <table:table-cell office:value-type="string" calcext:value-type="string">
            <text:p>1_002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0.0613112634" calcext:value-type="float">
            <text:p>20.06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8_458</text:p>
          </table:table-cell>
          <table:table-cell office:value-type="string" calcext:value-type="string">
            <text:p>1_0480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1.99459405275" calcext:value-type="float">
            <text:p>21.99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27_478</text:p>
          </table:table-cell>
          <table:table-cell office:value-type="string" calcext:value-type="string">
            <text:p>1_056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1.99459405275" calcext:value-type="float">
            <text:p>21.99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0_220</text:p>
          </table:table-cell>
          <table:table-cell office:value-type="string" calcext:value-type="string">
            <text:p>1_121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2.51573984814" calcext:value-type="float">
            <text:p>22.51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20_1651</text:p>
          </table:table-cell>
          <table:table-cell office:value-type="string" calcext:value-type="string">
            <text:p>1_017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4.96456471465" calcext:value-type="float">
            <text:p>24.96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97_737</text:p>
          </table:table-cell>
          <table:table-cell office:value-type="string" calcext:value-type="string">
            <text:p>1_025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5.17750600739" calcext:value-type="float">
            <text:p>25.17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65_873</text:p>
          </table:table-cell>
          <table:table-cell office:value-type="string" calcext:value-type="string">
            <text:p>1_140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6.59524671958" calcext:value-type="float">
            <text:p>26.59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37_1051</text:p>
          </table:table-cell>
          <table:table-cell office:value-type="string" calcext:value-type="string">
            <text:p>1_042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7.47503048169" calcext:value-type="float">
            <text:p>27.47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30_319</text:p>
          </table:table-cell>
          <table:table-cell office:value-type="string" calcext:value-type="string">
            <text:p>1_000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29.80617726537" calcext:value-type="float">
            <text:p>29.80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37_209</text:p>
          </table:table-cell>
          <table:table-cell office:value-type="string" calcext:value-type="string">
            <text:p>1_047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0.02472227634" calcext:value-type="float">
            <text:p>30.02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9_560</text:p>
          </table:table-cell>
          <table:table-cell office:value-type="string" calcext:value-type="string">
            <text:p>1_023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0.05834458572" calcext:value-type="float">
            <text:p>30.05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20_199</text:p>
          </table:table-cell>
          <table:table-cell office:value-type="string" calcext:value-type="string">
            <text:p>1_1382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0.09757061333" calcext:value-type="float">
            <text:p>30.09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65_260</text:p>
          </table:table-cell>
          <table:table-cell office:value-type="string" calcext:value-type="string">
            <text:p>1_1460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0.69156474571" calcext:value-type="float">
            <text:p>30.69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89_448</text:p>
          </table:table-cell>
          <table:table-cell office:value-type="string" calcext:value-type="string">
            <text:p>1_015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0.97175065721" calcext:value-type="float">
            <text:p>30.972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58_104</text:p>
          </table:table-cell>
          <table:table-cell office:value-type="string" calcext:value-type="string">
            <text:p>1_013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1.34719977862" calcext:value-type="float">
            <text:p>31.34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52_748</text:p>
          </table:table-cell>
          <table:table-cell office:value-type="string" calcext:value-type="string">
            <text:p>1_118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1.34719977862" calcext:value-type="float">
            <text:p>31.34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23_604</text:p>
          </table:table-cell>
          <table:table-cell office:value-type="string" calcext:value-type="string">
            <text:p>1_0431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1.62178197189" calcext:value-type="float">
            <text:p>31.622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33_1134</text:p>
          </table:table-cell>
          <table:table-cell office:value-type="string" calcext:value-type="string">
            <text:p>1_0752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2.2774170048" calcext:value-type="float">
            <text:p>32.27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97_1687</text:p>
          </table:table-cell>
          <table:table-cell office:value-type="string" calcext:value-type="string">
            <text:p>1_035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2.70329959028" calcext:value-type="float">
            <text:p>32.703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0_722</text:p>
          </table:table-cell>
          <table:table-cell office:value-type="string" calcext:value-type="string">
            <text:p>1_0214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2.93865575594" calcext:value-type="float">
            <text:p>32.93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63_626</text:p>
          </table:table-cell>
          <table:table-cell office:value-type="string" calcext:value-type="string">
            <text:p>1_0254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2.93865575594" calcext:value-type="float">
            <text:p>32.93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73_423</text:p>
          </table:table-cell>
          <table:table-cell office:value-type="string" calcext:value-type="string">
            <text:p>1_146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3.89689157327" calcext:value-type="float">
            <text:p>33.89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18_1119</text:p>
          </table:table-cell>
          <table:table-cell office:value-type="string" calcext:value-type="string">
            <text:p>1_042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5.46593267767" calcext:value-type="float">
            <text:p>35.46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28_664</text:p>
          </table:table-cell>
          <table:table-cell office:value-type="string" calcext:value-type="string">
            <text:p>1_025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6.90048454455" calcext:value-type="float">
            <text:p>36.90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00_502</text:p>
          </table:table-cell>
          <table:table-cell office:value-type="string" calcext:value-type="string">
            <text:p>1_125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6.91169198101" calcext:value-type="float">
            <text:p>36.912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_468</text:p>
          </table:table-cell>
          <table:table-cell office:value-type="string" calcext:value-type="string">
            <text:p>1_0474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7.09101096437" calcext:value-type="float">
            <text:p>37.09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39_257</text:p>
          </table:table-cell>
          <table:table-cell office:value-type="string" calcext:value-type="string">
            <text:p>1_1337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39.91528495229" calcext:value-type="float">
            <text:p>39.915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9_101</text:p>
          </table:table-cell>
          <table:table-cell office:value-type="string" calcext:value-type="string">
            <text:p>1_027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0.32435638308" calcext:value-type="float">
            <text:p>40.32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48_1327</text:p>
          </table:table-cell>
          <table:table-cell office:value-type="string" calcext:value-type="string">
            <text:p>1_095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0.32435638308" calcext:value-type="float">
            <text:p>40.32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48_735</text:p>
          </table:table-cell>
          <table:table-cell office:value-type="string" calcext:value-type="string">
            <text:p>1_070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2.13435737137" calcext:value-type="float">
            <text:p>42.13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79_613</text:p>
          </table:table-cell>
          <table:table-cell office:value-type="string" calcext:value-type="string">
            <text:p>1_094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2.13435737137" calcext:value-type="float">
            <text:p>42.13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7_709</text:p>
          </table:table-cell>
          <table:table-cell office:value-type="string" calcext:value-type="string">
            <text:p>1_1069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2.13435737137" calcext:value-type="float">
            <text:p>42.13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76_109</text:p>
          </table:table-cell>
          <table:table-cell office:value-type="string" calcext:value-type="string">
            <text:p>1_1045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42.8124072772" calcext:value-type="float">
            <text:p>42.812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3_181</text:p>
          </table:table-cell>
          <table:table-cell office:value-type="string" calcext:value-type="string">
            <text:p>1_035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60_1361</text:p>
          </table:table-cell>
          <table:table-cell office:value-type="string" calcext:value-type="string">
            <text:p>1_108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01_2195</text:p>
          </table:table-cell>
          <table:table-cell office:value-type="string" calcext:value-type="string">
            <text:p>1_140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5_216</text:p>
          </table:table-cell>
          <table:table-cell office:value-type="string" calcext:value-type="string">
            <text:p>1_140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.01120743646" calcext:value-type="float">
            <text:p>0.01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4_1233</text:p>
          </table:table-cell>
          <table:table-cell office:value-type="string" calcext:value-type="string">
            <text:p>1_097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.31941193911" calcext:value-type="float">
            <text:p>0.31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_153</text:p>
          </table:table-cell>
          <table:table-cell office:value-type="string" calcext:value-type="string">
            <text:p>1_112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.31941193911" calcext:value-type="float">
            <text:p>0.31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51_914</text:p>
          </table:table-cell>
          <table:table-cell office:value-type="string" calcext:value-type="string">
            <text:p>1_111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.2975244743" calcext:value-type="float">
            <text:p>2.29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59_1256</text:p>
          </table:table-cell>
          <table:table-cell office:value-type="string" calcext:value-type="string">
            <text:p>1_118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.08817615284" calcext:value-type="float">
            <text:p>5.088</text:p>
          </table:table-cell>
          <table:table-cell table:number-columns-repeated="3"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33_664</text:p>
          </table:table-cell>
          <table:table-cell office:value-type="string" calcext:value-type="string">
            <text:p>1_028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.36836206434" calcext:value-type="float">
            <text:p>5.36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94_574</text:p>
          </table:table-cell>
          <table:table-cell office:value-type="string" calcext:value-type="string">
            <text:p>1_049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.95114876026" calcext:value-type="float">
            <text:p>5.95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64_531</text:p>
          </table:table-cell>
          <table:table-cell office:value-type="string" calcext:value-type="string">
            <text:p>1_003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.20331608061" calcext:value-type="float">
            <text:p>6.203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29_2782</text:p>
          </table:table-cell>
          <table:table-cell office:value-type="string" calcext:value-type="string">
            <text:p>1_040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8.43919965438" calcext:value-type="float">
            <text:p>8.43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20_1226</text:p>
          </table:table-cell>
          <table:table-cell office:value-type="string" calcext:value-type="string">
            <text:p>1_108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9.57675445507" calcext:value-type="float">
            <text:p>9.577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30_387</text:p>
          </table:table-cell>
          <table:table-cell office:value-type="string" calcext:value-type="string">
            <text:p>1_125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.07548537754" calcext:value-type="float">
            <text:p>10.075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63_535</text:p>
          </table:table-cell>
          <table:table-cell office:value-type="string" calcext:value-type="string">
            <text:p>1_033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.48455680833" calcext:value-type="float">
            <text:p>10.485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46_641</text:p>
          </table:table-cell>
          <table:table-cell office:value-type="string" calcext:value-type="string">
            <text:p>1_150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.48455680833" calcext:value-type="float">
            <text:p>10.485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41_726</text:p>
          </table:table-cell>
          <table:table-cell office:value-type="string" calcext:value-type="string">
            <text:p>1_147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1.24105876938" calcext:value-type="float">
            <text:p>11.241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45_1264</text:p>
          </table:table-cell>
          <table:table-cell office:value-type="string" calcext:value-type="string">
            <text:p>1_1225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1.61650789079" calcext:value-type="float">
            <text:p>11.61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22_633</text:p>
          </table:table-cell>
          <table:table-cell office:value-type="string" calcext:value-type="string">
            <text:p>1_011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2.54112139874" calcext:value-type="float">
            <text:p>12.541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80_585</text:p>
          </table:table-cell>
          <table:table-cell office:value-type="string" calcext:value-type="string">
            <text:p>1_112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3.06787091236" calcext:value-type="float">
            <text:p>13.06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14_551</text:p>
          </table:table-cell>
          <table:table-cell office:value-type="string" calcext:value-type="string">
            <text:p>1_010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3.08468206705" calcext:value-type="float">
            <text:p>13.08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19_1154</text:p>
          </table:table-cell>
          <table:table-cell office:value-type="string" calcext:value-type="string">
            <text:p>1_000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5.15805781215" calcext:value-type="float">
            <text:p>15.15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01_646</text:p>
          </table:table-cell>
          <table:table-cell office:value-type="string" calcext:value-type="string">
            <text:p>1_032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5.15805781215" calcext:value-type="float">
            <text:p>15.15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12_1351</text:p>
          </table:table-cell>
          <table:table-cell office:value-type="string" calcext:value-type="string">
            <text:p>1_101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5.49988462418" calcext:value-type="float">
            <text:p>15.50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43_1271</text:p>
          </table:table-cell>
          <table:table-cell office:value-type="string" calcext:value-type="string">
            <text:p>1_140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5.49988462418" calcext:value-type="float">
            <text:p>15.50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2_802</text:p>
          </table:table-cell>
          <table:table-cell office:value-type="string" calcext:value-type="string">
            <text:p>1_007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6.44691300505" calcext:value-type="float">
            <text:p>16.44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91_1346</text:p>
          </table:table-cell>
          <table:table-cell office:value-type="string" calcext:value-type="string">
            <text:p>1_078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6.73270263478" calcext:value-type="float">
            <text:p>16.73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02_1335</text:p>
          </table:table-cell>
          <table:table-cell office:value-type="string" calcext:value-type="string">
            <text:p>1_109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7.01288854628" calcext:value-type="float">
            <text:p>17.01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93_278</text:p>
          </table:table-cell>
          <table:table-cell office:value-type="string" calcext:value-type="string">
            <text:p>1_034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22.91360384247" calcext:value-type="float">
            <text:p>22.914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24_1327</text:p>
          </table:table-cell>
          <table:table-cell office:value-type="string" calcext:value-type="string">
            <text:p>1_041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0.57949038111" calcext:value-type="float">
            <text:p>30.57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21_720</text:p>
          </table:table-cell>
          <table:table-cell office:value-type="string" calcext:value-type="string">
            <text:p>1_104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2.31103931418" calcext:value-type="float">
            <text:p>32.311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45_530</text:p>
          </table:table-cell>
          <table:table-cell office:value-type="string" calcext:value-type="string">
            <text:p>1_152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2.94425947417" calcext:value-type="float">
            <text:p>32.944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2_1567</text:p>
          </table:table-cell>
          <table:table-cell office:value-type="string" calcext:value-type="string">
            <text:p>1_098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4.07621055663" calcext:value-type="float">
            <text:p>34.076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30_719</text:p>
          </table:table-cell>
          <table:table-cell office:value-type="string" calcext:value-type="string">
            <text:p>1_0865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4.33958531344" calcext:value-type="float">
            <text:p>34.340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99_882</text:p>
          </table:table-cell>
          <table:table-cell office:value-type="string" calcext:value-type="string">
            <text:p>1_107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4.33958531344" calcext:value-type="float">
            <text:p>34.34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49_404</text:p>
          </table:table-cell>
          <table:table-cell office:value-type="string" calcext:value-type="string">
            <text:p>1_144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4.33958531344" calcext:value-type="float">
            <text:p>34.34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00_500</text:p>
          </table:table-cell>
          <table:table-cell office:value-type="string" calcext:value-type="string">
            <text:p>1_1025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4.95039060051" calcext:value-type="float">
            <text:p>34.950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32_1668</text:p>
          </table:table-cell>
          <table:table-cell office:value-type="string" calcext:value-type="string">
            <text:p>1_058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5.67887397041" calcext:value-type="float">
            <text:p>35.679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64_475</text:p>
          </table:table-cell>
          <table:table-cell office:value-type="string" calcext:value-type="string">
            <text:p>1_062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8.73290040576" calcext:value-type="float">
            <text:p>38.733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3_371</text:p>
          </table:table-cell>
          <table:table-cell office:value-type="string" calcext:value-type="string">
            <text:p>1_014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0.27392291901" calcext:value-type="float">
            <text:p>40.27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41_479</text:p>
          </table:table-cell>
          <table:table-cell office:value-type="string" calcext:value-type="string">
            <text:p>1_005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1.16491411758" calcext:value-type="float">
            <text:p>41.16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04_1803</text:p>
          </table:table-cell>
          <table:table-cell office:value-type="string" calcext:value-type="string">
            <text:p>1_059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1.467514902" calcext:value-type="float">
            <text:p>41.468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33_841</text:p>
          </table:table-cell>
          <table:table-cell office:value-type="string" calcext:value-type="string">
            <text:p>1_075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1.94943466978" calcext:value-type="float">
            <text:p>41.949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_583</text:p>
          </table:table-cell>
          <table:table-cell office:value-type="string" calcext:value-type="string">
            <text:p>1_1405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3.94435835966" calcext:value-type="float">
            <text:p>43.94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2_293</text:p>
          </table:table-cell>
          <table:table-cell office:value-type="string" calcext:value-type="string">
            <text:p>1_050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4.13488477948" calcext:value-type="float">
            <text:p>44.135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77_1528</text:p>
          </table:table-cell>
          <table:table-cell office:value-type="string" calcext:value-type="string">
            <text:p>1_101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4.53274877381" calcext:value-type="float">
            <text:p>44.533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02_556</text:p>
          </table:table-cell>
          <table:table-cell office:value-type="string" calcext:value-type="string">
            <text:p>1_083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5.19398752495" calcext:value-type="float">
            <text:p>45.19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85_481</text:p>
          </table:table-cell>
          <table:table-cell office:value-type="string" calcext:value-type="string">
            <text:p>1_073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5.56383292813" calcext:value-type="float">
            <text:p>45.56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97_339</text:p>
          </table:table-cell>
          <table:table-cell office:value-type="string" calcext:value-type="string">
            <text:p>1_084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5.56383292813" calcext:value-type="float">
            <text:p>45.564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33_373</text:p>
          </table:table-cell>
          <table:table-cell office:value-type="string" calcext:value-type="string">
            <text:p>1_0065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6.16343077874" calcext:value-type="float">
            <text:p>46.163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80_756</text:p>
          </table:table-cell>
          <table:table-cell office:value-type="string" calcext:value-type="string">
            <text:p>1_075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7.07683685023" calcext:value-type="float">
            <text:p>47.077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8_689</text:p>
          </table:table-cell>
          <table:table-cell office:value-type="string" calcext:value-type="string">
            <text:p>1_053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00705407641" calcext:value-type="float">
            <text:p>48.007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63_197</text:p>
          </table:table-cell>
          <table:table-cell office:value-type="string" calcext:value-type="string">
            <text:p>1_093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00705407641" calcext:value-type="float">
            <text:p>48.007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39_253</text:p>
          </table:table-cell>
          <table:table-cell office:value-type="string" calcext:value-type="string">
            <text:p>1_028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38810691605" calcext:value-type="float">
            <text:p>48.38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88_527</text:p>
          </table:table-cell>
          <table:table-cell office:value-type="string" calcext:value-type="string">
            <text:p>1_055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38810691605" calcext:value-type="float">
            <text:p>48.38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09_436</text:p>
          </table:table-cell>
          <table:table-cell office:value-type="string" calcext:value-type="string">
            <text:p>1_135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38810691605" calcext:value-type="float">
            <text:p>48.388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54_889</text:p>
          </table:table-cell>
          <table:table-cell office:value-type="string" calcext:value-type="string">
            <text:p>1_145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70751885516" calcext:value-type="float">
            <text:p>48.70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86_379</text:p>
          </table:table-cell>
          <table:table-cell office:value-type="string" calcext:value-type="string">
            <text:p>1_035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87563040206" calcext:value-type="float">
            <text:p>48.87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06_482</text:p>
          </table:table-cell>
          <table:table-cell office:value-type="string" calcext:value-type="string">
            <text:p>1_045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8.99891220312" calcext:value-type="float">
            <text:p>48.99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63_196</text:p>
          </table:table-cell>
          <table:table-cell office:value-type="string" calcext:value-type="string">
            <text:p>1_005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9.33513529692" calcext:value-type="float">
            <text:p>49.335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82_334</text:p>
          </table:table-cell>
          <table:table-cell office:value-type="string" calcext:value-type="string">
            <text:p>1_024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9.33513529692" calcext:value-type="float">
            <text:p>49.33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2_644</text:p>
          </table:table-cell>
          <table:table-cell office:value-type="string" calcext:value-type="string">
            <text:p>1_073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9.33513529692" calcext:value-type="float">
            <text:p>49.33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84_1346</text:p>
          </table:table-cell>
          <table:table-cell office:value-type="string" calcext:value-type="string">
            <text:p>1_095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9.33513529692" calcext:value-type="float">
            <text:p>49.33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89_547</text:p>
          </table:table-cell>
          <table:table-cell office:value-type="string" calcext:value-type="string">
            <text:p>1_106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9.33513529692" calcext:value-type="float">
            <text:p>49.33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10_1226</text:p>
          </table:table-cell>
          <table:table-cell office:value-type="string" calcext:value-type="string">
            <text:p>1_016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9.7610178824" calcext:value-type="float">
            <text:p>49.761</text:p>
          </table:table-cell>
          <table:table-cell table:style-name="ce20" office:value-type="string" calcext:value-type="string">
            <text:p>--</text:p>
          </table:table-cell>
          <table:table-cell table:number-columns-repeated="3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10_497</text:p>
          </table:table-cell>
          <table:table-cell office:value-type="string" calcext:value-type="string">
            <text:p>1_104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0.11965584912" calcext:value-type="float">
            <text:p>50.120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72_359</text:p>
          </table:table-cell>
          <table:table-cell office:value-type="string" calcext:value-type="string">
            <text:p>1_00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0.28216367779" calcext:value-type="float">
            <text:p>50.28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45_136</text:p>
          </table:table-cell>
          <table:table-cell office:value-type="string" calcext:value-type="string">
            <text:p>1_040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0.53433099814" calcext:value-type="float">
            <text:p>50.53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68_680</text:p>
          </table:table-cell>
          <table:table-cell office:value-type="string" calcext:value-type="string">
            <text:p>1_058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0.53433099814" calcext:value-type="float">
            <text:p>50.534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41_319</text:p>
          </table:table-cell>
          <table:table-cell office:value-type="string" calcext:value-type="string">
            <text:p>1_143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1.26841808627" calcext:value-type="float">
            <text:p>51.26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08_782</text:p>
          </table:table-cell>
          <table:table-cell office:value-type="string" calcext:value-type="string">
            <text:p>1_096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1.35807757795" calcext:value-type="float">
            <text:p>51.358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41_298</text:p>
          </table:table-cell>
          <table:table-cell office:value-type="string" calcext:value-type="string">
            <text:p>1_000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1.81758247281" calcext:value-type="float">
            <text:p>51.81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82_1169</text:p>
          </table:table-cell>
          <table:table-cell office:value-type="string" calcext:value-type="string">
            <text:p>1_128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1.81758247281" calcext:value-type="float">
            <text:p>51.81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70_790</text:p>
          </table:table-cell>
          <table:table-cell office:value-type="string" calcext:value-type="string">
            <text:p>1_006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1.96327914679" calcext:value-type="float">
            <text:p>51.96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06_592</text:p>
          </table:table-cell>
          <table:table-cell office:value-type="string" calcext:value-type="string">
            <text:p>1_126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57.65665686847" calcext:value-type="float">
            <text:p>57.657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26_1034</text:p>
          </table:table-cell>
          <table:table-cell office:value-type="string" calcext:value-type="string">
            <text:p>1_042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0.23436725427" calcext:value-type="float">
            <text:p>60.23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59_362</text:p>
          </table:table-cell>
          <table:table-cell office:value-type="string" calcext:value-type="string">
            <text:p>1_085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0.24557469073" calcext:value-type="float">
            <text:p>60.246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17_296</text:p>
          </table:table-cell>
          <table:table-cell office:value-type="string" calcext:value-type="string">
            <text:p>1_0368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0.89560600541" calcext:value-type="float">
            <text:p>60.89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13_1709</text:p>
          </table:table-cell>
          <table:table-cell office:value-type="string" calcext:value-type="string">
            <text:p>1_0446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0.89560600541" calcext:value-type="float">
            <text:p>60.89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36_479</text:p>
          </table:table-cell>
          <table:table-cell office:value-type="string" calcext:value-type="string">
            <text:p>1_0230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1.33829974558" calcext:value-type="float">
            <text:p>61.33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05_632</text:p>
          </table:table-cell>
          <table:table-cell office:value-type="string" calcext:value-type="string">
            <text:p>1_028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1.33829974558" calcext:value-type="float">
            <text:p>61.338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98_548</text:p>
          </table:table-cell>
          <table:table-cell office:value-type="string" calcext:value-type="string">
            <text:p>1_068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1.82021951336" calcext:value-type="float">
            <text:p>61.820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42_813</text:p>
          </table:table-cell>
          <table:table-cell office:value-type="string" calcext:value-type="string">
            <text:p>1_014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2.07799055194" calcext:value-type="float">
            <text:p>62.07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70_1166</text:p>
          </table:table-cell>
          <table:table-cell office:value-type="string" calcext:value-type="string">
            <text:p>1_0861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2.07799055194" calcext:value-type="float">
            <text:p>62.07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65_484</text:p>
          </table:table-cell>
          <table:table-cell office:value-type="string" calcext:value-type="string">
            <text:p>1_109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2.07799055194" calcext:value-type="float">
            <text:p>62.07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96_1045</text:p>
          </table:table-cell>
          <table:table-cell office:value-type="string" calcext:value-type="string">
            <text:p>1_143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2.43662851866" calcext:value-type="float">
            <text:p>62.43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10_128</text:p>
          </table:table-cell>
          <table:table-cell office:value-type="string" calcext:value-type="string">
            <text:p>1_010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3.17071560679" calcext:value-type="float">
            <text:p>63.171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71_104</text:p>
          </table:table-cell>
          <table:table-cell office:value-type="string" calcext:value-type="string">
            <text:p>1_0617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3.17071560679" calcext:value-type="float">
            <text:p>63.17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11_113</text:p>
          </table:table-cell>
          <table:table-cell office:value-type="string" calcext:value-type="string">
            <text:p>1_0862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3.17071560679" calcext:value-type="float">
            <text:p>63.17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37_650</text:p>
          </table:table-cell>
          <table:table-cell office:value-type="string" calcext:value-type="string">
            <text:p>1_0239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63.18192304325" calcext:value-type="float">
            <text:p>63.182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84_257</text:p>
          </table:table-cell>
          <table:table-cell office:value-type="string" calcext:value-type="string">
            <text:p>1_094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16_1358</text:p>
          </table:table-cell>
          <table:table-cell office:value-type="string" calcext:value-type="string">
            <text:p>1_088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.20532682756" calcext:value-type="float">
            <text:p>3.205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7_1278</text:p>
          </table:table-cell>
          <table:table-cell office:value-type="string" calcext:value-type="string">
            <text:p>1_070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.21653426402" calcext:value-type="float">
            <text:p>3.217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67_1891</text:p>
          </table:table-cell>
          <table:table-cell office:value-type="string" calcext:value-type="string">
            <text:p>1_105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.5303424849" calcext:value-type="float">
            <text:p>3.530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0887_2158</text:p>
          </table:table-cell>
          <table:table-cell table:style-name="ce10" office:value-type="string" calcext:value-type="string">
            <text:p>1_060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.00972409762" calcext:value-type="float">
            <text:p>5.01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279_219</text:p>
          </table:table-cell>
          <table:table-cell table:style-name="ce10" office:value-type="string" calcext:value-type="string">
            <text:p>1_0905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6.20891979884" calcext:value-type="float">
            <text:p>6.20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3494_143</text:p>
          </table:table-cell>
          <table:table-cell table:style-name="ce10" office:value-type="string" calcext:value-type="string">
            <text:p>1_013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7.30164485369" calcext:value-type="float">
            <text:p>7.302</text:p>
          </table:table-cell>
          <table:table-cell table:style-name="ce20" office:value-type="string" calcext:value-type="string">
            <text:p>GG</text:p>
          </table:table-cell>
          <table:table-cell table:number-columns-repeated="3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16059_1385</text:p>
          </table:table-cell>
          <table:table-cell table:style-name="ce11" office:value-type="string" calcext:value-type="string">
            <text:p>1_053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9.26294623419" calcext:value-type="float">
            <text:p>9.263</text:p>
          </table:table-cell>
          <table:table-cell table:style-name="ce21" office:value-type="string" calcext:value-type="string">
            <text:p>GG</text:p>
          </table:table-cell>
          <table:table-cell table:number-columns-repeated="3" table:style-name="ce21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4100_717</text:p>
          </table:table-cell>
          <table:table-cell table:style-name="ce12" office:value-type="string" calcext:value-type="string">
            <text:p>1_080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float" office:value="9.26294623419" calcext:value-type="float">
            <text:p>9.263</text:p>
          </table:table-cell>
          <table:table-cell table:number-columns-repeated="4" table:style-name="ce22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14922_587</text:p>
          </table:table-cell>
          <table:table-cell table:style-name="ce12" office:value-type="string" calcext:value-type="string">
            <text:p>1_089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float" office:value="9.26294623419" calcext:value-type="float">
            <text:p>9.263</text:p>
          </table:table-cell>
          <table:table-cell table:style-name="ce22" office:value-type="string" calcext:value-type="string">
            <text:p>GG</text:p>
          </table:table-cell>
          <table:table-cell table:number-columns-repeated="3" table:style-name="ce22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16524_633</text:p>
          </table:table-cell>
          <table:table-cell table:style-name="ce12" office:value-type="string" calcext:value-type="string">
            <text:p>1_116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float" office:value="9.66641394675" calcext:value-type="float">
            <text:p>9.666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734_340</text:p>
          </table:table-cell>
          <table:table-cell table:style-name="ce12" office:value-type="string" calcext:value-type="string">
            <text:p>1_012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float" office:value="10.61904604585" calcext:value-type="float">
            <text:p>10.619</text:p>
          </table:table-cell>
          <table:table-cell table:number-columns-repeated="4" table:style-name="ce22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11783_1366</text:p>
          </table:table-cell>
          <table:table-cell table:style-name="ce12" office:value-type="string" calcext:value-type="string">
            <text:p>1_0757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float" office:value="13.448923752" calcext:value-type="float">
            <text:p>13.449</text:p>
          </table:table-cell>
          <table:table-cell table:style-name="ce22" office:value-type="string" calcext:value-type="string">
            <text:p>CC</text:p>
          </table:table-cell>
          <table:table-cell table:number-columns-repeated="3" table:style-name="ce22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4712_832</text:p>
          </table:table-cell>
          <table:table-cell table:style-name="ce13" office:value-type="string" calcext:value-type="string">
            <text:p>1_0414</text:p>
          </table:table-cell>
          <table:table-cell table:style-name="ce13" office:value-type="float" office:value="11" calcext:value-type="float">
            <text:p>11</text:p>
          </table:table-cell>
          <table:table-cell table:style-name="ce17" office:value-type="float" office:value="14.64811945322" calcext:value-type="float">
            <text:p>14.648</text:p>
          </table:table-cell>
          <table:table-cell table:number-columns-repeated="4" table:style-name="ce23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9829_759</text:p>
          </table:table-cell>
          <table:table-cell table:style-name="ce10" office:value-type="string" calcext:value-type="string">
            <text:p>1_139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5.17486896684" calcext:value-type="float">
            <text:p>15.17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6877_674</text:p>
          </table:table-cell>
          <table:table-cell table:style-name="ce10" office:value-type="string" calcext:value-type="string">
            <text:p>1_097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5.34858423197" calcext:value-type="float">
            <text:p>15.349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8842_943</text:p>
          </table:table-cell>
          <table:table-cell table:style-name="ce10" office:value-type="string" calcext:value-type="string">
            <text:p>1_0961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6.12750106594" calcext:value-type="float">
            <text:p>16.128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585_286</text:p>
          </table:table-cell>
          <table:table-cell table:style-name="ce10" office:value-type="string" calcext:value-type="string">
            <text:p>1_0028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9.48412828571" calcext:value-type="float">
            <text:p>19.484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6404_1525</text:p>
          </table:table-cell>
          <table:table-cell table:style-name="ce10" office:value-type="string" calcext:value-type="string">
            <text:p>1_080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0.94669874374" calcext:value-type="float">
            <text:p>20.94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0277_636</text:p>
          </table:table-cell>
          <table:table-cell table:style-name="ce10" office:value-type="string" calcext:value-type="string">
            <text:p>1_112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2.44849522938" calcext:value-type="float">
            <text:p>22.448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2991_691</text:p>
          </table:table-cell>
          <table:table-cell table:style-name="ce10" office:value-type="string" calcext:value-type="string">
            <text:p>1_003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3.20499719043" calcext:value-type="float">
            <text:p>23.20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2467_465</text:p>
          </table:table-cell>
          <table:table-cell table:style-name="ce10" office:value-type="string" calcext:value-type="string">
            <text:p>1_122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3.63648349414" calcext:value-type="float">
            <text:p>23.63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3842_975</text:p>
          </table:table-cell>
          <table:table-cell table:style-name="ce10" office:value-type="string" calcext:value-type="string">
            <text:p>1_072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4.11279954369" calcext:value-type="float">
            <text:p>24.113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6202_579</text:p>
          </table:table-cell>
          <table:table-cell table:style-name="ce10" office:value-type="string" calcext:value-type="string">
            <text:p>1_0339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4.38738173696" calcext:value-type="float">
            <text:p>24.38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43_683</text:p>
          </table:table-cell>
          <table:table-cell table:style-name="ce10" office:value-type="string" calcext:value-type="string">
            <text:p>1_056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4.38738173696" calcext:value-type="float">
            <text:p>24.38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2183_298</text:p>
          </table:table-cell>
          <table:table-cell table:style-name="ce10" office:value-type="string" calcext:value-type="string">
            <text:p>1_123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4.38738173696" calcext:value-type="float">
            <text:p>24.387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4882_531</text:p>
          </table:table-cell>
          <table:table-cell table:style-name="ce10" office:value-type="string" calcext:value-type="string">
            <text:p>1_1388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4.57230443855" calcext:value-type="float">
            <text:p>24.572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5787_1288</text:p>
          </table:table-cell>
          <table:table-cell table:style-name="ce10" office:value-type="string" calcext:value-type="string">
            <text:p>1_0818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4.86369778651" calcext:value-type="float">
            <text:p>24.864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0500_1030</text:p>
          </table:table-cell>
          <table:table-cell table:style-name="ce10" office:value-type="string" calcext:value-type="string">
            <text:p>1_099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18871344385" calcext:value-type="float">
            <text:p>25.18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5031_483</text:p>
          </table:table-cell>
          <table:table-cell table:style-name="ce10" office:value-type="string" calcext:value-type="string">
            <text:p>1_004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41286217305" calcext:value-type="float">
            <text:p>25.41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7507_764</text:p>
          </table:table-cell>
          <table:table-cell table:style-name="ce10" office:value-type="string" calcext:value-type="string">
            <text:p>1_009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41286217305" calcext:value-type="float">
            <text:p>25.41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7107_475</text:p>
          </table:table-cell>
          <table:table-cell table:style-name="ce10" office:value-type="string" calcext:value-type="string">
            <text:p>1_011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41286217305" calcext:value-type="float">
            <text:p>25.41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8267_687</text:p>
          </table:table-cell>
          <table:table-cell table:style-name="ce10" office:value-type="string" calcext:value-type="string">
            <text:p>1_055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41286217305" calcext:value-type="float">
            <text:p>25.413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6413_395</text:p>
          </table:table-cell>
          <table:table-cell table:style-name="ce10" office:value-type="string" calcext:value-type="string">
            <text:p>1_121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41286217305" calcext:value-type="float">
            <text:p>25.413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4125_909</text:p>
          </table:table-cell>
          <table:table-cell table:style-name="ce10" office:value-type="string" calcext:value-type="string">
            <text:p>1_1398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41286217305" calcext:value-type="float">
            <text:p>25.413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3460_495</text:p>
          </table:table-cell>
          <table:table-cell table:style-name="ce10" office:value-type="string" calcext:value-type="string">
            <text:p>1_060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65942577517" calcext:value-type="float">
            <text:p>25.659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2391_614</text:p>
          </table:table-cell>
          <table:table-cell table:style-name="ce10" office:value-type="string" calcext:value-type="string">
            <text:p>1_057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5.82753732207" calcext:value-type="float">
            <text:p>25.828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8255_482</text:p>
          </table:table-cell>
          <table:table-cell table:style-name="ce10" office:value-type="string" calcext:value-type="string">
            <text:p>1_021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6.37670170861" calcext:value-type="float">
            <text:p>26.377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78_461</text:p>
          </table:table-cell>
          <table:table-cell office:value-type="string" calcext:value-type="string">
            <text:p>1_0859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6.37670170861" calcext:value-type="float">
            <text:p>26.377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0_611</text:p>
          </table:table-cell>
          <table:table-cell office:value-type="string" calcext:value-type="string">
            <text:p>1_095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6.37670170861" calcext:value-type="float">
            <text:p>26.37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59_213</text:p>
          </table:table-cell>
          <table:table-cell office:value-type="string" calcext:value-type="string">
            <text:p>1_1345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6.37670170861" calcext:value-type="float">
            <text:p>26.377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56_456</text:p>
          </table:table-cell>
          <table:table-cell office:value-type="string" calcext:value-type="string">
            <text:p>1_132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6.75775454825" calcext:value-type="float">
            <text:p>26.758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66_52</text:p>
          </table:table-cell>
          <table:table-cell office:value-type="string" calcext:value-type="string">
            <text:p>1_048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7.10518507851" calcext:value-type="float">
            <text:p>27.105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85_1833</text:p>
          </table:table-cell>
          <table:table-cell office:value-type="string" calcext:value-type="string">
            <text:p>1_096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7.10518507851" calcext:value-type="float">
            <text:p>27.10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_452</text:p>
          </table:table-cell>
          <table:table-cell office:value-type="string" calcext:value-type="string">
            <text:p>1_0311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7.96815768593" calcext:value-type="float">
            <text:p>27.968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18_399</text:p>
          </table:table-cell>
          <table:table-cell office:value-type="string" calcext:value-type="string">
            <text:p>1_110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9.06648645901" calcext:value-type="float">
            <text:p>29.06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31_614</text:p>
          </table:table-cell>
          <table:table-cell office:value-type="string" calcext:value-type="string">
            <text:p>1_093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9.61565084555" calcext:value-type="float">
            <text:p>29.616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2_529</text:p>
          </table:table-cell>
          <table:table-cell office:value-type="string" calcext:value-type="string">
            <text:p>1_049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29.89583675705" calcext:value-type="float">
            <text:p>29.89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2_264</text:p>
          </table:table-cell>
          <table:table-cell office:value-type="string" calcext:value-type="string">
            <text:p>1_027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0.91571347491" calcext:value-type="float">
            <text:p>30.91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58_564</text:p>
          </table:table-cell>
          <table:table-cell office:value-type="string" calcext:value-type="string">
            <text:p>1_063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0.91571347491" calcext:value-type="float">
            <text:p>30.916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69_1469</text:p>
          </table:table-cell>
          <table:table-cell office:value-type="string" calcext:value-type="string">
            <text:p>1_0955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0.91571347491" calcext:value-type="float">
            <text:p>30.916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99_1036</text:p>
          </table:table-cell>
          <table:table-cell office:value-type="string" calcext:value-type="string">
            <text:p>1_1004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2.82097767311" calcext:value-type="float">
            <text:p>32.821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23_431</text:p>
          </table:table-cell>
          <table:table-cell office:value-type="string" calcext:value-type="string">
            <text:p>1_001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4.04819196548" calcext:value-type="float">
            <text:p>34.04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96_1144</text:p>
          </table:table-cell>
          <table:table-cell office:value-type="string" calcext:value-type="string">
            <text:p>1_0608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4.04819196548" calcext:value-type="float">
            <text:p>34.04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76_369</text:p>
          </table:table-cell>
          <table:table-cell office:value-type="string" calcext:value-type="string">
            <text:p>1_144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5.98147475483" calcext:value-type="float">
            <text:p>35.981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50_1237</text:p>
          </table:table-cell>
          <table:table-cell office:value-type="string" calcext:value-type="string">
            <text:p>1_113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6.40175362208" calcext:value-type="float">
            <text:p>36.402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73_584</text:p>
          </table:table-cell>
          <table:table-cell office:value-type="string" calcext:value-type="string">
            <text:p>1_056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6.8164287711" calcext:value-type="float">
            <text:p>36.81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60_168</text:p>
          </table:table-cell>
          <table:table-cell office:value-type="string" calcext:value-type="string">
            <text:p>1_066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6.90608826278" calcext:value-type="float">
            <text:p>36.906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39_866</text:p>
          </table:table-cell>
          <table:table-cell office:value-type="string" calcext:value-type="string">
            <text:p>1_050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7.35998943941" calcext:value-type="float">
            <text:p>37.360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20_967</text:p>
          </table:table-cell>
          <table:table-cell office:value-type="string" calcext:value-type="string">
            <text:p>1_119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7.35998943941" calcext:value-type="float">
            <text:p>37.360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25_288</text:p>
          </table:table-cell>
          <table:table-cell office:value-type="string" calcext:value-type="string">
            <text:p>1_032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38.45831821249" calcext:value-type="float">
            <text:p>38.458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51_722</text:p>
          </table:table-cell>
          <table:table-cell office:value-type="string" calcext:value-type="string">
            <text:p>1_054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41.19853642696" calcext:value-type="float">
            <text:p>41.199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33_664</text:p>
          </table:table-cell>
          <table:table-cell office:value-type="string" calcext:value-type="string">
            <text:p>1_0629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42.7003329126" calcext:value-type="float">
            <text:p>42.700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7_878</text:p>
          </table:table-cell>
          <table:table-cell office:value-type="string" calcext:value-type="string">
            <text:p>1_060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43.60813526586" calcext:value-type="float">
            <text:p>43.608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49_242</text:p>
          </table:table-cell>
          <table:table-cell office:value-type="string" calcext:value-type="string">
            <text:p>1_0069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46.83587696634" calcext:value-type="float">
            <text:p>46.836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56_69</text:p>
          </table:table-cell>
          <table:table-cell office:value-type="string" calcext:value-type="string">
            <text:p>1_137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49.71058441833" calcext:value-type="float">
            <text:p>49.711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3_618</text:p>
          </table:table-cell>
          <table:table-cell office:value-type="string" calcext:value-type="string">
            <text:p>1_0422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1.14513628521" calcext:value-type="float">
            <text:p>51.14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76_1368</text:p>
          </table:table-cell>
          <table:table-cell office:value-type="string" calcext:value-type="string">
            <text:p>1_0816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1.14513628521" calcext:value-type="float">
            <text:p>51.14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92_569</text:p>
          </table:table-cell>
          <table:table-cell office:value-type="string" calcext:value-type="string">
            <text:p>1_1180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1.14513628521" calcext:value-type="float">
            <text:p>51.145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93_447</text:p>
          </table:table-cell>
          <table:table-cell office:value-type="string" calcext:value-type="string">
            <text:p>1_0553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2.2826910859" calcext:value-type="float">
            <text:p>52.283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83_874</text:p>
          </table:table-cell>
          <table:table-cell office:value-type="string" calcext:value-type="string">
            <text:p>1_078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5.98674883593" calcext:value-type="float">
            <text:p>55.987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A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82_767</text:p>
          </table:table-cell>
          <table:table-cell office:value-type="string" calcext:value-type="string">
            <text:p>1_1417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59.31535746455" calcext:value-type="float">
            <text:p>59.315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16_1093</text:p>
          </table:table-cell>
          <table:table-cell office:value-type="string" calcext:value-type="string">
            <text:p>1_000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02_72</text:p>
          </table:table-cell>
          <table:table-cell office:value-type="string" calcext:value-type="string">
            <text:p>1_00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65_516</text:p>
          </table:table-cell>
          <table:table-cell office:value-type="string" calcext:value-type="string">
            <text:p>1_00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85_541</text:p>
          </table:table-cell>
          <table:table-cell office:value-type="string" calcext:value-type="string">
            <text:p>1_004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6_401</text:p>
          </table:table-cell>
          <table:table-cell office:value-type="string" calcext:value-type="string">
            <text:p>1_004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43_214</text:p>
          </table:table-cell>
          <table:table-cell office:value-type="string" calcext:value-type="string">
            <text:p>1_007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62_1753</text:p>
          </table:table-cell>
          <table:table-cell office:value-type="string" calcext:value-type="string">
            <text:p>1_009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5_426</text:p>
          </table:table-cell>
          <table:table-cell office:value-type="string" calcext:value-type="string">
            <text:p>1_009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32_360</text:p>
          </table:table-cell>
          <table:table-cell office:value-type="string" calcext:value-type="string">
            <text:p>1_009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23_297</text:p>
          </table:table-cell>
          <table:table-cell office:value-type="string" calcext:value-type="string">
            <text:p>1_009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17_413</text:p>
          </table:table-cell>
          <table:table-cell office:value-type="string" calcext:value-type="string">
            <text:p>1_01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29_88</text:p>
          </table:table-cell>
          <table:table-cell office:value-type="string" calcext:value-type="string">
            <text:p>1_01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28_303</text:p>
          </table:table-cell>
          <table:table-cell office:value-type="string" calcext:value-type="string">
            <text:p>1_013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41_611</text:p>
          </table:table-cell>
          <table:table-cell office:value-type="string" calcext:value-type="string">
            <text:p>1_013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78_340</text:p>
          </table:table-cell>
          <table:table-cell office:value-type="string" calcext:value-type="string">
            <text:p>1_014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32_371</text:p>
          </table:table-cell>
          <table:table-cell office:value-type="string" calcext:value-type="string">
            <text:p>1_015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89_350</text:p>
          </table:table-cell>
          <table:table-cell office:value-type="string" calcext:value-type="string">
            <text:p>1_015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37_1364</text:p>
          </table:table-cell>
          <table:table-cell office:value-type="string" calcext:value-type="string">
            <text:p>1_015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35_155</text:p>
          </table:table-cell>
          <table:table-cell office:value-type="string" calcext:value-type="string">
            <text:p>1_016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58_2017</text:p>
          </table:table-cell>
          <table:table-cell office:value-type="string" calcext:value-type="string">
            <text:p>1_016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50_610</text:p>
          </table:table-cell>
          <table:table-cell office:value-type="string" calcext:value-type="string">
            <text:p>1_017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76_1039</text:p>
          </table:table-cell>
          <table:table-cell office:value-type="string" calcext:value-type="string">
            <text:p>1_018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73_542</text:p>
          </table:table-cell>
          <table:table-cell office:value-type="string" calcext:value-type="string">
            <text:p>1_018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37_682</text:p>
          </table:table-cell>
          <table:table-cell office:value-type="string" calcext:value-type="string">
            <text:p>1_018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9_256</text:p>
          </table:table-cell>
          <table:table-cell office:value-type="string" calcext:value-type="string">
            <text:p>1_019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45_213</text:p>
          </table:table-cell>
          <table:table-cell office:value-type="string" calcext:value-type="string">
            <text:p>1_020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11_269</text:p>
          </table:table-cell>
          <table:table-cell office:value-type="string" calcext:value-type="string">
            <text:p>1_02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50_629</text:p>
          </table:table-cell>
          <table:table-cell office:value-type="string" calcext:value-type="string">
            <text:p>1_02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26_459</text:p>
          </table:table-cell>
          <table:table-cell office:value-type="string" calcext:value-type="string">
            <text:p>1_022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92_514</text:p>
          </table:table-cell>
          <table:table-cell office:value-type="string" calcext:value-type="string">
            <text:p>1_022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87_817</text:p>
          </table:table-cell>
          <table:table-cell office:value-type="string" calcext:value-type="string">
            <text:p>1_02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25_1644</text:p>
          </table:table-cell>
          <table:table-cell office:value-type="string" calcext:value-type="string">
            <text:p>1_024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0_581</text:p>
          </table:table-cell>
          <table:table-cell office:value-type="string" calcext:value-type="string">
            <text:p>1_025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21_359</text:p>
          </table:table-cell>
          <table:table-cell office:value-type="string" calcext:value-type="string">
            <text:p>1_025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96_585</text:p>
          </table:table-cell>
          <table:table-cell office:value-type="string" calcext:value-type="string">
            <text:p>1_026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38_566</text:p>
          </table:table-cell>
          <table:table-cell office:value-type="string" calcext:value-type="string">
            <text:p>1_02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55_979</text:p>
          </table:table-cell>
          <table:table-cell office:value-type="string" calcext:value-type="string">
            <text:p>1_026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23_601</text:p>
          </table:table-cell>
          <table:table-cell office:value-type="string" calcext:value-type="string">
            <text:p>1_027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0_549</text:p>
          </table:table-cell>
          <table:table-cell office:value-type="string" calcext:value-type="string">
            <text:p>1_028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60_803</text:p>
          </table:table-cell>
          <table:table-cell office:value-type="string" calcext:value-type="string">
            <text:p>1_028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46_2443</text:p>
          </table:table-cell>
          <table:table-cell office:value-type="string" calcext:value-type="string">
            <text:p>1_028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33_521</text:p>
          </table:table-cell>
          <table:table-cell office:value-type="string" calcext:value-type="string">
            <text:p>1_029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3_290</text:p>
          </table:table-cell>
          <table:table-cell office:value-type="string" calcext:value-type="string">
            <text:p>1_029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97_864</text:p>
          </table:table-cell>
          <table:table-cell office:value-type="string" calcext:value-type="string">
            <text:p>1_03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13_651</text:p>
          </table:table-cell>
          <table:table-cell office:value-type="string" calcext:value-type="string">
            <text:p>1_03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65_875</text:p>
          </table:table-cell>
          <table:table-cell office:value-type="string" calcext:value-type="string">
            <text:p>1_031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7_469</text:p>
          </table:table-cell>
          <table:table-cell office:value-type="string" calcext:value-type="string">
            <text:p>1_031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01_467</text:p>
          </table:table-cell>
          <table:table-cell office:value-type="string" calcext:value-type="string">
            <text:p>1_03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8_751</text:p>
          </table:table-cell>
          <table:table-cell office:value-type="string" calcext:value-type="string">
            <text:p>1_032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85_365</text:p>
          </table:table-cell>
          <table:table-cell office:value-type="string" calcext:value-type="string">
            <text:p>1_03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30_252</text:p>
          </table:table-cell>
          <table:table-cell office:value-type="string" calcext:value-type="string">
            <text:p>1_033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_518</text:p>
          </table:table-cell>
          <table:table-cell office:value-type="string" calcext:value-type="string">
            <text:p>1_03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41_196</text:p>
          </table:table-cell>
          <table:table-cell office:value-type="string" calcext:value-type="string">
            <text:p>1_034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4_365</text:p>
          </table:table-cell>
          <table:table-cell office:value-type="string" calcext:value-type="string">
            <text:p>1_034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29_2067</text:p>
          </table:table-cell>
          <table:table-cell office:value-type="string" calcext:value-type="string">
            <text:p>1_035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53_1637</text:p>
          </table:table-cell>
          <table:table-cell office:value-type="string" calcext:value-type="string">
            <text:p>1_035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59_853</text:p>
          </table:table-cell>
          <table:table-cell office:value-type="string" calcext:value-type="string">
            <text:p>1_035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29_369</text:p>
          </table:table-cell>
          <table:table-cell office:value-type="string" calcext:value-type="string">
            <text:p>1_036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84_159</text:p>
          </table:table-cell>
          <table:table-cell office:value-type="string" calcext:value-type="string">
            <text:p>1_036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37_154</text:p>
          </table:table-cell>
          <table:table-cell office:value-type="string" calcext:value-type="string">
            <text:p>1_03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91_199</text:p>
          </table:table-cell>
          <table:table-cell office:value-type="string" calcext:value-type="string">
            <text:p>1_036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85_596</text:p>
          </table:table-cell>
          <table:table-cell office:value-type="string" calcext:value-type="string">
            <text:p>1_037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85_741</text:p>
          </table:table-cell>
          <table:table-cell office:value-type="string" calcext:value-type="string">
            <text:p>1_037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01_1093</text:p>
          </table:table-cell>
          <table:table-cell office:value-type="string" calcext:value-type="string">
            <text:p>1_037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01_643</text:p>
          </table:table-cell>
          <table:table-cell office:value-type="string" calcext:value-type="string">
            <text:p>1_038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92_343</text:p>
          </table:table-cell>
          <table:table-cell office:value-type="string" calcext:value-type="string">
            <text:p>1_039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98_1205</text:p>
          </table:table-cell>
          <table:table-cell office:value-type="string" calcext:value-type="string">
            <text:p>1_039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16_684</text:p>
          </table:table-cell>
          <table:table-cell office:value-type="string" calcext:value-type="string">
            <text:p>1_039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48_828</text:p>
          </table:table-cell>
          <table:table-cell office:value-type="string" calcext:value-type="string">
            <text:p>1_040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09_249</text:p>
          </table:table-cell>
          <table:table-cell office:value-type="string" calcext:value-type="string">
            <text:p>1_040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54_203</text:p>
          </table:table-cell>
          <table:table-cell office:value-type="string" calcext:value-type="string">
            <text:p>1_04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93_232</text:p>
          </table:table-cell>
          <table:table-cell office:value-type="string" calcext:value-type="string">
            <text:p>1_041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88_241</text:p>
          </table:table-cell>
          <table:table-cell office:value-type="string" calcext:value-type="string">
            <text:p>1_04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59_393</text:p>
          </table:table-cell>
          <table:table-cell office:value-type="string" calcext:value-type="string">
            <text:p>1_04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30_2367</text:p>
          </table:table-cell>
          <table:table-cell office:value-type="string" calcext:value-type="string">
            <text:p>1_042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46_313</text:p>
          </table:table-cell>
          <table:table-cell office:value-type="string" calcext:value-type="string">
            <text:p>1_04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87_685</text:p>
          </table:table-cell>
          <table:table-cell office:value-type="string" calcext:value-type="string">
            <text:p>1_042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44_975</text:p>
          </table:table-cell>
          <table:table-cell office:value-type="string" calcext:value-type="string">
            <text:p>1_043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77_379</text:p>
          </table:table-cell>
          <table:table-cell office:value-type="string" calcext:value-type="string">
            <text:p>1_043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40_638</text:p>
          </table:table-cell>
          <table:table-cell office:value-type="string" calcext:value-type="string">
            <text:p>1_044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22_1530</text:p>
          </table:table-cell>
          <table:table-cell office:value-type="string" calcext:value-type="string">
            <text:p>1_045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53_240</text:p>
          </table:table-cell>
          <table:table-cell office:value-type="string" calcext:value-type="string">
            <text:p>1_045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5_519</text:p>
          </table:table-cell>
          <table:table-cell office:value-type="string" calcext:value-type="string">
            <text:p>1_046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96_387</text:p>
          </table:table-cell>
          <table:table-cell office:value-type="string" calcext:value-type="string">
            <text:p>1_046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07_1521</text:p>
          </table:table-cell>
          <table:table-cell office:value-type="string" calcext:value-type="string">
            <text:p>1_046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74_1552</text:p>
          </table:table-cell>
          <table:table-cell office:value-type="string" calcext:value-type="string">
            <text:p>1_04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62_314</text:p>
          </table:table-cell>
          <table:table-cell office:value-type="string" calcext:value-type="string">
            <text:p>1_046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39_895</text:p>
          </table:table-cell>
          <table:table-cell office:value-type="string" calcext:value-type="string">
            <text:p>1_046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67_1190</text:p>
          </table:table-cell>
          <table:table-cell office:value-type="string" calcext:value-type="string">
            <text:p>1_046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4_474</text:p>
          </table:table-cell>
          <table:table-cell office:value-type="string" calcext:value-type="string">
            <text:p>1_047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52_1452</text:p>
          </table:table-cell>
          <table:table-cell office:value-type="string" calcext:value-type="string">
            <text:p>1_047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05_351</text:p>
          </table:table-cell>
          <table:table-cell office:value-type="string" calcext:value-type="string">
            <text:p>1_047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15_775</text:p>
          </table:table-cell>
          <table:table-cell office:value-type="string" calcext:value-type="string">
            <text:p>1_047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33_1070</text:p>
          </table:table-cell>
          <table:table-cell office:value-type="string" calcext:value-type="string">
            <text:p>1_047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72_554</text:p>
          </table:table-cell>
          <table:table-cell office:value-type="string" calcext:value-type="string">
            <text:p>1_048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62_830</text:p>
          </table:table-cell>
          <table:table-cell office:value-type="string" calcext:value-type="string">
            <text:p>1_048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28_608</text:p>
          </table:table-cell>
          <table:table-cell office:value-type="string" calcext:value-type="string">
            <text:p>1_049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43_500</text:p>
          </table:table-cell>
          <table:table-cell office:value-type="string" calcext:value-type="string">
            <text:p>1_04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38_1265</text:p>
          </table:table-cell>
          <table:table-cell office:value-type="string" calcext:value-type="string">
            <text:p>1_050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31_908</text:p>
          </table:table-cell>
          <table:table-cell office:value-type="string" calcext:value-type="string">
            <text:p>1_050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37_337</text:p>
          </table:table-cell>
          <table:table-cell office:value-type="string" calcext:value-type="string">
            <text:p>1_051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59_877</text:p>
          </table:table-cell>
          <table:table-cell office:value-type="string" calcext:value-type="string">
            <text:p>1_051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00_1122</text:p>
          </table:table-cell>
          <table:table-cell office:value-type="string" calcext:value-type="string">
            <text:p>1_051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22_260</text:p>
          </table:table-cell>
          <table:table-cell office:value-type="string" calcext:value-type="string">
            <text:p>1_05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28_210</text:p>
          </table:table-cell>
          <table:table-cell office:value-type="string" calcext:value-type="string">
            <text:p>1_052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68_54</text:p>
          </table:table-cell>
          <table:table-cell office:value-type="string" calcext:value-type="string">
            <text:p>1_052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84_450</text:p>
          </table:table-cell>
          <table:table-cell office:value-type="string" calcext:value-type="string">
            <text:p>1_052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44_1306</text:p>
          </table:table-cell>
          <table:table-cell office:value-type="string" calcext:value-type="string">
            <text:p>1_052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88_79</text:p>
          </table:table-cell>
          <table:table-cell office:value-type="string" calcext:value-type="string">
            <text:p>1_05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98_1097</text:p>
          </table:table-cell>
          <table:table-cell office:value-type="string" calcext:value-type="string">
            <text:p>1_052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60_1444</text:p>
          </table:table-cell>
          <table:table-cell office:value-type="string" calcext:value-type="string">
            <text:p>1_053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21_127</text:p>
          </table:table-cell>
          <table:table-cell office:value-type="string" calcext:value-type="string">
            <text:p>1_05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5_87</text:p>
          </table:table-cell>
          <table:table-cell office:value-type="string" calcext:value-type="string">
            <text:p>1_054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73_550</text:p>
          </table:table-cell>
          <table:table-cell office:value-type="string" calcext:value-type="string">
            <text:p>1_055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AG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34_1259</text:p>
          </table:table-cell>
          <table:table-cell office:value-type="string" calcext:value-type="string">
            <text:p>1_055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19_1321</text:p>
          </table:table-cell>
          <table:table-cell office:value-type="string" calcext:value-type="string">
            <text:p>1_055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89_1405</text:p>
          </table:table-cell>
          <table:table-cell office:value-type="string" calcext:value-type="string">
            <text:p>1_056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66_407</text:p>
          </table:table-cell>
          <table:table-cell office:value-type="string" calcext:value-type="string">
            <text:p>1_056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56_549</text:p>
          </table:table-cell>
          <table:table-cell office:value-type="string" calcext:value-type="string">
            <text:p>1_057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42_568</text:p>
          </table:table-cell>
          <table:table-cell office:value-type="string" calcext:value-type="string">
            <text:p>1_057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04_1429</text:p>
          </table:table-cell>
          <table:table-cell office:value-type="string" calcext:value-type="string">
            <text:p>1_057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28_743</text:p>
          </table:table-cell>
          <table:table-cell office:value-type="string" calcext:value-type="string">
            <text:p>1_057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26_787</text:p>
          </table:table-cell>
          <table:table-cell office:value-type="string" calcext:value-type="string">
            <text:p>1_058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39_1210</text:p>
          </table:table-cell>
          <table:table-cell office:value-type="string" calcext:value-type="string">
            <text:p>1_058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2_673</text:p>
          </table:table-cell>
          <table:table-cell office:value-type="string" calcext:value-type="string">
            <text:p>1_058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42_1015</text:p>
          </table:table-cell>
          <table:table-cell office:value-type="string" calcext:value-type="string">
            <text:p>1_059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68_726</text:p>
          </table:table-cell>
          <table:table-cell office:value-type="string" calcext:value-type="string">
            <text:p>1_059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45_191</text:p>
          </table:table-cell>
          <table:table-cell office:value-type="string" calcext:value-type="string">
            <text:p>1_059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2"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06_1411</text:p>
          </table:table-cell>
          <table:table-cell office:value-type="string" calcext:value-type="string">
            <text:p>1_05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80_589</text:p>
          </table:table-cell>
          <table:table-cell office:value-type="string" calcext:value-type="string">
            <text:p>1_060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20_1171</text:p>
          </table:table-cell>
          <table:table-cell office:value-type="string" calcext:value-type="string">
            <text:p>1_060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13_1671</text:p>
          </table:table-cell>
          <table:table-cell office:value-type="string" calcext:value-type="string">
            <text:p>1_060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1_1050</text:p>
          </table:table-cell>
          <table:table-cell office:value-type="string" calcext:value-type="string">
            <text:p>1_06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624_1694</text:p>
          </table:table-cell>
          <table:table-cell office:value-type="string" calcext:value-type="string">
            <text:p>1_061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18_1657</text:p>
          </table:table-cell>
          <table:table-cell office:value-type="string" calcext:value-type="string">
            <text:p>1_06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54_500</text:p>
          </table:table-cell>
          <table:table-cell office:value-type="string" calcext:value-type="string">
            <text:p>1_061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3_246</text:p>
          </table:table-cell>
          <table:table-cell office:value-type="string" calcext:value-type="string">
            <text:p>1_062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58_1113</text:p>
          </table:table-cell>
          <table:table-cell office:value-type="string" calcext:value-type="string">
            <text:p>1_062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36_1526</text:p>
          </table:table-cell>
          <table:table-cell office:value-type="string" calcext:value-type="string">
            <text:p>1_062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02_1630</text:p>
          </table:table-cell>
          <table:table-cell office:value-type="string" calcext:value-type="string">
            <text:p>1_06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65_563</text:p>
          </table:table-cell>
          <table:table-cell office:value-type="string" calcext:value-type="string">
            <text:p>1_063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64_1102</text:p>
          </table:table-cell>
          <table:table-cell office:value-type="string" calcext:value-type="string">
            <text:p>1_065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85_612</text:p>
          </table:table-cell>
          <table:table-cell office:value-type="string" calcext:value-type="string">
            <text:p>1_066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96_404</text:p>
          </table:table-cell>
          <table:table-cell office:value-type="string" calcext:value-type="string">
            <text:p>1_067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96_655</text:p>
          </table:table-cell>
          <table:table-cell office:value-type="string" calcext:value-type="string">
            <text:p>1_067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97_1164</text:p>
          </table:table-cell>
          <table:table-cell office:value-type="string" calcext:value-type="string">
            <text:p>1_068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80_1022</text:p>
          </table:table-cell>
          <table:table-cell office:value-type="string" calcext:value-type="string">
            <text:p>1_068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06_610</text:p>
          </table:table-cell>
          <table:table-cell office:value-type="string" calcext:value-type="string">
            <text:p>1_068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22_644</text:p>
          </table:table-cell>
          <table:table-cell office:value-type="string" calcext:value-type="string">
            <text:p>1_06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01_62</text:p>
          </table:table-cell>
          <table:table-cell office:value-type="string" calcext:value-type="string">
            <text:p>1_070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15_2480</text:p>
          </table:table-cell>
          <table:table-cell office:value-type="string" calcext:value-type="string">
            <text:p>1_070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49_535</text:p>
          </table:table-cell>
          <table:table-cell office:value-type="string" calcext:value-type="string">
            <text:p>1_07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1_475</text:p>
          </table:table-cell>
          <table:table-cell office:value-type="string" calcext:value-type="string">
            <text:p>1_07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01_1538</text:p>
          </table:table-cell>
          <table:table-cell office:value-type="string" calcext:value-type="string">
            <text:p>1_071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26_233</text:p>
          </table:table-cell>
          <table:table-cell office:value-type="string" calcext:value-type="string">
            <text:p>1_071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7_990</text:p>
          </table:table-cell>
          <table:table-cell office:value-type="string" calcext:value-type="string">
            <text:p>1_07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19_663</text:p>
          </table:table-cell>
          <table:table-cell office:value-type="string" calcext:value-type="string">
            <text:p>1_07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63_863</text:p>
          </table:table-cell>
          <table:table-cell office:value-type="string" calcext:value-type="string">
            <text:p>1_073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TT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72_1391</text:p>
          </table:table-cell>
          <table:table-cell office:value-type="string" calcext:value-type="string">
            <text:p>1_073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02_1892</text:p>
          </table:table-cell>
          <table:table-cell office:value-type="string" calcext:value-type="string">
            <text:p>1_073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51_945</text:p>
          </table:table-cell>
          <table:table-cell office:value-type="string" calcext:value-type="string">
            <text:p>1_073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89_517</text:p>
          </table:table-cell>
          <table:table-cell office:value-type="string" calcext:value-type="string">
            <text:p>1_074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TT</text:p>
          </table:table-cell>
          <table:table-cell table:style-name="ce20" office:value-type="string" calcext:value-type="string">
            <text:p>AA</text:p>
          </table:table-cell>
          <table:table-cell table:number-columns-repeated="2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09_1453</text:p>
          </table:table-cell>
          <table:table-cell office:value-type="string" calcext:value-type="string">
            <text:p>1_074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77_646</text:p>
          </table:table-cell>
          <table:table-cell office:value-type="string" calcext:value-type="string">
            <text:p>1_074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69_741</text:p>
          </table:table-cell>
          <table:table-cell office:value-type="string" calcext:value-type="string">
            <text:p>1_074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2_552</text:p>
          </table:table-cell>
          <table:table-cell office:value-type="string" calcext:value-type="string">
            <text:p>1_074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96_149</text:p>
          </table:table-cell>
          <table:table-cell office:value-type="string" calcext:value-type="string">
            <text:p>1_076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53_1704</text:p>
          </table:table-cell>
          <table:table-cell office:value-type="string" calcext:value-type="string">
            <text:p>1_076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10_411</text:p>
          </table:table-cell>
          <table:table-cell office:value-type="string" calcext:value-type="string">
            <text:p>1_076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00_1308</text:p>
          </table:table-cell>
          <table:table-cell office:value-type="string" calcext:value-type="string">
            <text:p>1_077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66_1268</text:p>
          </table:table-cell>
          <table:table-cell office:value-type="string" calcext:value-type="string">
            <text:p>1_077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50_953</text:p>
          </table:table-cell>
          <table:table-cell office:value-type="string" calcext:value-type="string">
            <text:p>1_077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76_1091</text:p>
          </table:table-cell>
          <table:table-cell office:value-type="string" calcext:value-type="string">
            <text:p>1_078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0_406</text:p>
          </table:table-cell>
          <table:table-cell office:value-type="string" calcext:value-type="string">
            <text:p>1_078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15_418</text:p>
          </table:table-cell>
          <table:table-cell office:value-type="string" calcext:value-type="string">
            <text:p>1_078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23_1510</text:p>
          </table:table-cell>
          <table:table-cell office:value-type="string" calcext:value-type="string">
            <text:p>1_078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6_644</text:p>
          </table:table-cell>
          <table:table-cell office:value-type="string" calcext:value-type="string">
            <text:p>1_079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91_1194</text:p>
          </table:table-cell>
          <table:table-cell office:value-type="string" calcext:value-type="string">
            <text:p>1_079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69_1520</text:p>
          </table:table-cell>
          <table:table-cell office:value-type="string" calcext:value-type="string">
            <text:p>1_079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09_1194</text:p>
          </table:table-cell>
          <table:table-cell office:value-type="string" calcext:value-type="string">
            <text:p>1_079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number-columns-repeated="2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32_1302</text:p>
          </table:table-cell>
          <table:table-cell office:value-type="string" calcext:value-type="string">
            <text:p>1_080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70_748</text:p>
          </table:table-cell>
          <table:table-cell office:value-type="string" calcext:value-type="string">
            <text:p>1_080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32_495</text:p>
          </table:table-cell>
          <table:table-cell office:value-type="string" calcext:value-type="string">
            <text:p>1_08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37_1019</text:p>
          </table:table-cell>
          <table:table-cell office:value-type="string" calcext:value-type="string">
            <text:p>1_08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73_1448</text:p>
          </table:table-cell>
          <table:table-cell office:value-type="string" calcext:value-type="string">
            <text:p>1_082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76_749</text:p>
          </table:table-cell>
          <table:table-cell office:value-type="string" calcext:value-type="string">
            <text:p>1_082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98_414</text:p>
          </table:table-cell>
          <table:table-cell office:value-type="string" calcext:value-type="string">
            <text:p>1_08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20_1258</text:p>
          </table:table-cell>
          <table:table-cell office:value-type="string" calcext:value-type="string">
            <text:p>1_082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48_439</text:p>
          </table:table-cell>
          <table:table-cell office:value-type="string" calcext:value-type="string">
            <text:p>1_083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28_554</text:p>
          </table:table-cell>
          <table:table-cell office:value-type="string" calcext:value-type="string">
            <text:p>1_08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29_644</text:p>
          </table:table-cell>
          <table:table-cell office:value-type="string" calcext:value-type="string">
            <text:p>1_084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08_90</text:p>
          </table:table-cell>
          <table:table-cell office:value-type="string" calcext:value-type="string">
            <text:p>1_084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16_939</text:p>
          </table:table-cell>
          <table:table-cell office:value-type="string" calcext:value-type="string">
            <text:p>1_084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76_1961</text:p>
          </table:table-cell>
          <table:table-cell office:value-type="string" calcext:value-type="string">
            <text:p>1_084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15_1398</text:p>
          </table:table-cell>
          <table:table-cell office:value-type="string" calcext:value-type="string">
            <text:p>1_084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13_549</text:p>
          </table:table-cell>
          <table:table-cell office:value-type="string" calcext:value-type="string">
            <text:p>1_085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81_484</text:p>
          </table:table-cell>
          <table:table-cell office:value-type="string" calcext:value-type="string">
            <text:p>1_085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number-columns-repeated="3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69_264</text:p>
          </table:table-cell>
          <table:table-cell office:value-type="string" calcext:value-type="string">
            <text:p>1_08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9_450</text:p>
          </table:table-cell>
          <table:table-cell office:value-type="string" calcext:value-type="string">
            <text:p>1_086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61_1065</text:p>
          </table:table-cell>
          <table:table-cell office:value-type="string" calcext:value-type="string">
            <text:p>1_086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98_180</text:p>
          </table:table-cell>
          <table:table-cell office:value-type="string" calcext:value-type="string">
            <text:p>1_087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11_501</text:p>
          </table:table-cell>
          <table:table-cell office:value-type="string" calcext:value-type="string">
            <text:p>1_087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71_177</text:p>
          </table:table-cell>
          <table:table-cell office:value-type="string" calcext:value-type="string">
            <text:p>1_088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50_302</text:p>
          </table:table-cell>
          <table:table-cell office:value-type="string" calcext:value-type="string">
            <text:p>1_089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83_924</text:p>
          </table:table-cell>
          <table:table-cell office:value-type="string" calcext:value-type="string">
            <text:p>1_089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28_549</text:p>
          </table:table-cell>
          <table:table-cell office:value-type="string" calcext:value-type="string">
            <text:p>1_089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24_812</text:p>
          </table:table-cell>
          <table:table-cell office:value-type="string" calcext:value-type="string">
            <text:p>1_089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36_472</text:p>
          </table:table-cell>
          <table:table-cell office:value-type="string" calcext:value-type="string">
            <text:p>1_090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59_471</text:p>
          </table:table-cell>
          <table:table-cell office:value-type="string" calcext:value-type="string">
            <text:p>1_090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06_428</text:p>
          </table:table-cell>
          <table:table-cell office:value-type="string" calcext:value-type="string">
            <text:p>1_090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45_422</text:p>
          </table:table-cell>
          <table:table-cell office:value-type="string" calcext:value-type="string">
            <text:p>1_090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24_337</text:p>
          </table:table-cell>
          <table:table-cell office:value-type="string" calcext:value-type="string">
            <text:p>1_090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09_607</text:p>
          </table:table-cell>
          <table:table-cell office:value-type="string" calcext:value-type="string">
            <text:p>1_090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49_934</text:p>
          </table:table-cell>
          <table:table-cell office:value-type="string" calcext:value-type="string">
            <text:p>1_09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04_280</text:p>
          </table:table-cell>
          <table:table-cell office:value-type="string" calcext:value-type="string">
            <text:p>1_09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64_1521</text:p>
          </table:table-cell>
          <table:table-cell office:value-type="string" calcext:value-type="string">
            <text:p>1_091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7_91</text:p>
          </table:table-cell>
          <table:table-cell office:value-type="string" calcext:value-type="string">
            <text:p>1_091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23_247</text:p>
          </table:table-cell>
          <table:table-cell office:value-type="string" calcext:value-type="string">
            <text:p>1_092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86_101</text:p>
          </table:table-cell>
          <table:table-cell office:value-type="string" calcext:value-type="string">
            <text:p>1_092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64_590</text:p>
          </table:table-cell>
          <table:table-cell office:value-type="string" calcext:value-type="string">
            <text:p>1_092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75_917</text:p>
          </table:table-cell>
          <table:table-cell office:value-type="string" calcext:value-type="string">
            <text:p>1_09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74_1393</text:p>
          </table:table-cell>
          <table:table-cell office:value-type="string" calcext:value-type="string">
            <text:p>1_093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34_1522</text:p>
          </table:table-cell>
          <table:table-cell office:value-type="string" calcext:value-type="string">
            <text:p>1_09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15_604</text:p>
          </table:table-cell>
          <table:table-cell office:value-type="string" calcext:value-type="string">
            <text:p>1_094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42_292</text:p>
          </table:table-cell>
          <table:table-cell office:value-type="string" calcext:value-type="string">
            <text:p>1_095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number-columns-repeated="3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01_236</text:p>
          </table:table-cell>
          <table:table-cell office:value-type="string" calcext:value-type="string">
            <text:p>1_09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56_1391</text:p>
          </table:table-cell>
          <table:table-cell office:value-type="string" calcext:value-type="string">
            <text:p>1_097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60_737</text:p>
          </table:table-cell>
          <table:table-cell office:value-type="string" calcext:value-type="string">
            <text:p>1_098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23_716</text:p>
          </table:table-cell>
          <table:table-cell office:value-type="string" calcext:value-type="string">
            <text:p>1_098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2"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36_582</text:p>
          </table:table-cell>
          <table:table-cell office:value-type="string" calcext:value-type="string">
            <text:p>1_099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68_410</text:p>
          </table:table-cell>
          <table:table-cell office:value-type="string" calcext:value-type="string">
            <text:p>1_099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11_650</text:p>
          </table:table-cell>
          <table:table-cell office:value-type="string" calcext:value-type="string">
            <text:p>1_09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13_621</text:p>
          </table:table-cell>
          <table:table-cell office:value-type="string" calcext:value-type="string">
            <text:p>1_100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77_961</text:p>
          </table:table-cell>
          <table:table-cell office:value-type="string" calcext:value-type="string">
            <text:p>1_100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47_184</text:p>
          </table:table-cell>
          <table:table-cell office:value-type="string" calcext:value-type="string">
            <text:p>1_100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80_1764</text:p>
          </table:table-cell>
          <table:table-cell office:value-type="string" calcext:value-type="string">
            <text:p>1_10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37_216</text:p>
          </table:table-cell>
          <table:table-cell office:value-type="string" calcext:value-type="string">
            <text:p>1_10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03_444</text:p>
          </table:table-cell>
          <table:table-cell office:value-type="string" calcext:value-type="string">
            <text:p>1_101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21_352</text:p>
          </table:table-cell>
          <table:table-cell office:value-type="string" calcext:value-type="string">
            <text:p>1_10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06_674</text:p>
          </table:table-cell>
          <table:table-cell office:value-type="string" calcext:value-type="string">
            <text:p>1_103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98_1596</text:p>
          </table:table-cell>
          <table:table-cell office:value-type="string" calcext:value-type="string">
            <text:p>1_103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65_627</text:p>
          </table:table-cell>
          <table:table-cell office:value-type="string" calcext:value-type="string">
            <text:p>1_10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86_907</text:p>
          </table:table-cell>
          <table:table-cell office:value-type="string" calcext:value-type="string">
            <text:p>1_104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99_889</text:p>
          </table:table-cell>
          <table:table-cell office:value-type="string" calcext:value-type="string">
            <text:p>1_104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26_978</text:p>
          </table:table-cell>
          <table:table-cell office:value-type="string" calcext:value-type="string">
            <text:p>1_104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81_671</text:p>
          </table:table-cell>
          <table:table-cell office:value-type="string" calcext:value-type="string">
            <text:p>1_105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49_592</text:p>
          </table:table-cell>
          <table:table-cell office:value-type="string" calcext:value-type="string">
            <text:p>1_105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9_132</text:p>
          </table:table-cell>
          <table:table-cell office:value-type="string" calcext:value-type="string">
            <text:p>1_105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34_521</text:p>
          </table:table-cell>
          <table:table-cell office:value-type="string" calcext:value-type="string">
            <text:p>1_105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23_1206</text:p>
          </table:table-cell>
          <table:table-cell office:value-type="string" calcext:value-type="string">
            <text:p>1_105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38_476</text:p>
          </table:table-cell>
          <table:table-cell office:value-type="string" calcext:value-type="string">
            <text:p>1_106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16_1895</text:p>
          </table:table-cell>
          <table:table-cell office:value-type="string" calcext:value-type="string">
            <text:p>1_106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93_1340</text:p>
          </table:table-cell>
          <table:table-cell office:value-type="string" calcext:value-type="string">
            <text:p>1_106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02_348</text:p>
          </table:table-cell>
          <table:table-cell office:value-type="string" calcext:value-type="string">
            <text:p>1_107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78_802</text:p>
          </table:table-cell>
          <table:table-cell office:value-type="string" calcext:value-type="string">
            <text:p>1_107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96_530</text:p>
          </table:table-cell>
          <table:table-cell office:value-type="string" calcext:value-type="string">
            <text:p>1_107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1_774</text:p>
          </table:table-cell>
          <table:table-cell office:value-type="string" calcext:value-type="string">
            <text:p>1_107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43_344</text:p>
          </table:table-cell>
          <table:table-cell office:value-type="string" calcext:value-type="string">
            <text:p>1_108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3_331</text:p>
          </table:table-cell>
          <table:table-cell office:value-type="string" calcext:value-type="string">
            <text:p>1_108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5_670</text:p>
          </table:table-cell>
          <table:table-cell office:value-type="string" calcext:value-type="string">
            <text:p>1_109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75_487</text:p>
          </table:table-cell>
          <table:table-cell office:value-type="string" calcext:value-type="string">
            <text:p>1_110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47_138</text:p>
          </table:table-cell>
          <table:table-cell office:value-type="string" calcext:value-type="string">
            <text:p>1_110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2_999</text:p>
          </table:table-cell>
          <table:table-cell office:value-type="string" calcext:value-type="string">
            <text:p>1_110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76_833</text:p>
          </table:table-cell>
          <table:table-cell office:value-type="string" calcext:value-type="string">
            <text:p>1_11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53_635</text:p>
          </table:table-cell>
          <table:table-cell office:value-type="string" calcext:value-type="string">
            <text:p>1_111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07_328</text:p>
          </table:table-cell>
          <table:table-cell office:value-type="string" calcext:value-type="string">
            <text:p>1_11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0_1399</text:p>
          </table:table-cell>
          <table:table-cell office:value-type="string" calcext:value-type="string">
            <text:p>1_111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41_620</text:p>
          </table:table-cell>
          <table:table-cell office:value-type="string" calcext:value-type="string">
            <text:p>1_112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24_1178</text:p>
          </table:table-cell>
          <table:table-cell office:value-type="string" calcext:value-type="string">
            <text:p>1_11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54_1387</text:p>
          </table:table-cell>
          <table:table-cell office:value-type="string" calcext:value-type="string">
            <text:p>1_113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4_206</text:p>
          </table:table-cell>
          <table:table-cell office:value-type="string" calcext:value-type="string">
            <text:p>1_113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84_1355</text:p>
          </table:table-cell>
          <table:table-cell office:value-type="string" calcext:value-type="string">
            <text:p>1_11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46_296</text:p>
          </table:table-cell>
          <table:table-cell office:value-type="string" calcext:value-type="string">
            <text:p>1_114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13_861</text:p>
          </table:table-cell>
          <table:table-cell office:value-type="string" calcext:value-type="string">
            <text:p>1_114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50_1405</text:p>
          </table:table-cell>
          <table:table-cell office:value-type="string" calcext:value-type="string">
            <text:p>1_115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37_1075</text:p>
          </table:table-cell>
          <table:table-cell office:value-type="string" calcext:value-type="string">
            <text:p>1_115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510_612</text:p>
          </table:table-cell>
          <table:table-cell office:value-type="string" calcext:value-type="string">
            <text:p>1_116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93_1252</text:p>
          </table:table-cell>
          <table:table-cell office:value-type="string" calcext:value-type="string">
            <text:p>1_116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8_159</text:p>
          </table:table-cell>
          <table:table-cell office:value-type="string" calcext:value-type="string">
            <text:p>1_11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90_1262</text:p>
          </table:table-cell>
          <table:table-cell office:value-type="string" calcext:value-type="string">
            <text:p>1_117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17_697</text:p>
          </table:table-cell>
          <table:table-cell office:value-type="string" calcext:value-type="string">
            <text:p>1_117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78_316</text:p>
          </table:table-cell>
          <table:table-cell office:value-type="string" calcext:value-type="string">
            <text:p>1_117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04_397</text:p>
          </table:table-cell>
          <table:table-cell office:value-type="string" calcext:value-type="string">
            <text:p>1_117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18_986</text:p>
          </table:table-cell>
          <table:table-cell office:value-type="string" calcext:value-type="string">
            <text:p>1_117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87_1141</text:p>
          </table:table-cell>
          <table:table-cell office:value-type="string" calcext:value-type="string">
            <text:p>1_117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47_771</text:p>
          </table:table-cell>
          <table:table-cell office:value-type="string" calcext:value-type="string">
            <text:p>1_118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93_490</text:p>
          </table:table-cell>
          <table:table-cell office:value-type="string" calcext:value-type="string">
            <text:p>1_118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41_1234</text:p>
          </table:table-cell>
          <table:table-cell office:value-type="string" calcext:value-type="string">
            <text:p>1_118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66_706</text:p>
          </table:table-cell>
          <table:table-cell office:value-type="string" calcext:value-type="string">
            <text:p>1_118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32_1409</text:p>
          </table:table-cell>
          <table:table-cell office:value-type="string" calcext:value-type="string">
            <text:p>1_119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27_307</text:p>
          </table:table-cell>
          <table:table-cell office:value-type="string" calcext:value-type="string">
            <text:p>1_119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73_116</text:p>
          </table:table-cell>
          <table:table-cell office:value-type="string" calcext:value-type="string">
            <text:p>1_120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07_1243</text:p>
          </table:table-cell>
          <table:table-cell office:value-type="string" calcext:value-type="string">
            <text:p>1_120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02_1006</text:p>
          </table:table-cell>
          <table:table-cell office:value-type="string" calcext:value-type="string">
            <text:p>1_120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61_1143</text:p>
          </table:table-cell>
          <table:table-cell office:value-type="string" calcext:value-type="string">
            <text:p>1_120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7_411</text:p>
          </table:table-cell>
          <table:table-cell office:value-type="string" calcext:value-type="string">
            <text:p>1_120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93_651</text:p>
          </table:table-cell>
          <table:table-cell office:value-type="string" calcext:value-type="string">
            <text:p>1_12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03_246</text:p>
          </table:table-cell>
          <table:table-cell office:value-type="string" calcext:value-type="string">
            <text:p>1_12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22_457</text:p>
          </table:table-cell>
          <table:table-cell office:value-type="string" calcext:value-type="string">
            <text:p>1_121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328_704</text:p>
          </table:table-cell>
          <table:table-cell office:value-type="string" calcext:value-type="string">
            <text:p>1_12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73_691</text:p>
          </table:table-cell>
          <table:table-cell office:value-type="string" calcext:value-type="string">
            <text:p>1_121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60_807</text:p>
          </table:table-cell>
          <table:table-cell office:value-type="string" calcext:value-type="string">
            <text:p>1_121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18_512</text:p>
          </table:table-cell>
          <table:table-cell office:value-type="string" calcext:value-type="string">
            <text:p>1_122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29_1281</text:p>
          </table:table-cell>
          <table:table-cell office:value-type="string" calcext:value-type="string">
            <text:p>1_122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96_519</text:p>
          </table:table-cell>
          <table:table-cell office:value-type="string" calcext:value-type="string">
            <text:p>1_122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84_420</text:p>
          </table:table-cell>
          <table:table-cell office:value-type="string" calcext:value-type="string">
            <text:p>1_12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GG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35_1588</text:p>
          </table:table-cell>
          <table:table-cell office:value-type="string" calcext:value-type="string">
            <text:p>1_123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5_1141</text:p>
          </table:table-cell>
          <table:table-cell office:value-type="string" calcext:value-type="string">
            <text:p>1_123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58_328</text:p>
          </table:table-cell>
          <table:table-cell office:value-type="string" calcext:value-type="string">
            <text:p>1_123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16_540</text:p>
          </table:table-cell>
          <table:table-cell office:value-type="string" calcext:value-type="string">
            <text:p>1_124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45_1677</text:p>
          </table:table-cell>
          <table:table-cell office:value-type="string" calcext:value-type="string">
            <text:p>1_124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06_368</text:p>
          </table:table-cell>
          <table:table-cell office:value-type="string" calcext:value-type="string">
            <text:p>1_124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93_562</text:p>
          </table:table-cell>
          <table:table-cell office:value-type="string" calcext:value-type="string">
            <text:p>1_125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_526</text:p>
          </table:table-cell>
          <table:table-cell office:value-type="string" calcext:value-type="string">
            <text:p>1_125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01_292</text:p>
          </table:table-cell>
          <table:table-cell office:value-type="string" calcext:value-type="string">
            <text:p>1_125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4_652</text:p>
          </table:table-cell>
          <table:table-cell office:value-type="string" calcext:value-type="string">
            <text:p>1_125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09_707</text:p>
          </table:table-cell>
          <table:table-cell office:value-type="string" calcext:value-type="string">
            <text:p>1_126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2_405</text:p>
          </table:table-cell>
          <table:table-cell office:value-type="string" calcext:value-type="string">
            <text:p>1_126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61_910</text:p>
          </table:table-cell>
          <table:table-cell office:value-type="string" calcext:value-type="string">
            <text:p>1_126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9_639</text:p>
          </table:table-cell>
          <table:table-cell office:value-type="string" calcext:value-type="string">
            <text:p>1_126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29_581</text:p>
          </table:table-cell>
          <table:table-cell office:value-type="string" calcext:value-type="string">
            <text:p>1_126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76_496</text:p>
          </table:table-cell>
          <table:table-cell office:value-type="string" calcext:value-type="string">
            <text:p>1_127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67_197</text:p>
          </table:table-cell>
          <table:table-cell office:value-type="string" calcext:value-type="string">
            <text:p>1_127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79_598</text:p>
          </table:table-cell>
          <table:table-cell office:value-type="string" calcext:value-type="string">
            <text:p>1_127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11_453</text:p>
          </table:table-cell>
          <table:table-cell office:value-type="string" calcext:value-type="string">
            <text:p>1_127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7_2227</text:p>
          </table:table-cell>
          <table:table-cell office:value-type="string" calcext:value-type="string">
            <text:p>1_127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28_1329</text:p>
          </table:table-cell>
          <table:table-cell office:value-type="string" calcext:value-type="string">
            <text:p>1_128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02_557</text:p>
          </table:table-cell>
          <table:table-cell office:value-type="string" calcext:value-type="string">
            <text:p>1_128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12_1207</text:p>
          </table:table-cell>
          <table:table-cell office:value-type="string" calcext:value-type="string">
            <text:p>1_128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21_1783</text:p>
          </table:table-cell>
          <table:table-cell office:value-type="string" calcext:value-type="string">
            <text:p>1_128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AA</text:p>
          </table:table-cell>
          <table:table-cell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88_488</text:p>
          </table:table-cell>
          <table:table-cell office:value-type="string" calcext:value-type="string">
            <text:p>1_128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9_676</text:p>
          </table:table-cell>
          <table:table-cell office:value-type="string" calcext:value-type="string">
            <text:p>1_128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7_709</text:p>
          </table:table-cell>
          <table:table-cell office:value-type="string" calcext:value-type="string">
            <text:p>1_129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86_532</text:p>
          </table:table-cell>
          <table:table-cell office:value-type="string" calcext:value-type="string">
            <text:p>1_129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74_2114</text:p>
          </table:table-cell>
          <table:table-cell office:value-type="string" calcext:value-type="string">
            <text:p>1_129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18_1329</text:p>
          </table:table-cell>
          <table:table-cell office:value-type="string" calcext:value-type="string">
            <text:p>1_129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_388</text:p>
          </table:table-cell>
          <table:table-cell office:value-type="string" calcext:value-type="string">
            <text:p>1_12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944_376</text:p>
          </table:table-cell>
          <table:table-cell office:value-type="string" calcext:value-type="string">
            <text:p>1_130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96_242</text:p>
          </table:table-cell>
          <table:table-cell office:value-type="string" calcext:value-type="string">
            <text:p>1_130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34_504</text:p>
          </table:table-cell>
          <table:table-cell office:value-type="string" calcext:value-type="string">
            <text:p>1_130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88_1493</text:p>
          </table:table-cell>
          <table:table-cell office:value-type="string" calcext:value-type="string">
            <text:p>1_130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13_205</text:p>
          </table:table-cell>
          <table:table-cell office:value-type="string" calcext:value-type="string">
            <text:p>1_130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16_1104</text:p>
          </table:table-cell>
          <table:table-cell office:value-type="string" calcext:value-type="string">
            <text:p>1_130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80_953</text:p>
          </table:table-cell>
          <table:table-cell office:value-type="string" calcext:value-type="string">
            <text:p>1_130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69_524</text:p>
          </table:table-cell>
          <table:table-cell office:value-type="string" calcext:value-type="string">
            <text:p>1_130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63_1175</text:p>
          </table:table-cell>
          <table:table-cell office:value-type="string" calcext:value-type="string">
            <text:p>1_13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06_1123</text:p>
          </table:table-cell>
          <table:table-cell office:value-type="string" calcext:value-type="string">
            <text:p>1_13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27_343</text:p>
          </table:table-cell>
          <table:table-cell office:value-type="string" calcext:value-type="string">
            <text:p>1_131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75_2553</text:p>
          </table:table-cell>
          <table:table-cell office:value-type="string" calcext:value-type="string">
            <text:p>1_13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90_1469</text:p>
          </table:table-cell>
          <table:table-cell office:value-type="string" calcext:value-type="string">
            <text:p>1_13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43_1189</text:p>
          </table:table-cell>
          <table:table-cell office:value-type="string" calcext:value-type="string">
            <text:p>1_131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25_309</text:p>
          </table:table-cell>
          <table:table-cell office:value-type="string" calcext:value-type="string">
            <text:p>1_13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99_1094</text:p>
          </table:table-cell>
          <table:table-cell office:value-type="string" calcext:value-type="string">
            <text:p>1_132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50_434</text:p>
          </table:table-cell>
          <table:table-cell office:value-type="string" calcext:value-type="string">
            <text:p>1_132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07_339</text:p>
          </table:table-cell>
          <table:table-cell office:value-type="string" calcext:value-type="string">
            <text:p>1_132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1_1069</text:p>
          </table:table-cell>
          <table:table-cell office:value-type="string" calcext:value-type="string">
            <text:p>1_132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20_347</text:p>
          </table:table-cell>
          <table:table-cell office:value-type="string" calcext:value-type="string">
            <text:p>1_132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8_729</text:p>
          </table:table-cell>
          <table:table-cell office:value-type="string" calcext:value-type="string">
            <text:p>1_132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6_827</text:p>
          </table:table-cell>
          <table:table-cell office:value-type="string" calcext:value-type="string">
            <text:p>1_132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81_771</text:p>
          </table:table-cell>
          <table:table-cell office:value-type="string" calcext:value-type="string">
            <text:p>1_13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62_1154</text:p>
          </table:table-cell>
          <table:table-cell office:value-type="string" calcext:value-type="string">
            <text:p>1_133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2_818</text:p>
          </table:table-cell>
          <table:table-cell office:value-type="string" calcext:value-type="string">
            <text:p>1_133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string" calcext:value-type="string">
            <text:p>CC</text:p>
          </table:table-cell>
          <table:table-cell table:number-columns-repeated="2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34_1167</text:p>
          </table:table-cell>
          <table:table-cell office:value-type="string" calcext:value-type="string">
            <text:p>1_133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13_134</text:p>
          </table:table-cell>
          <table:table-cell office:value-type="string" calcext:value-type="string">
            <text:p>1_133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16_813</text:p>
          </table:table-cell>
          <table:table-cell office:value-type="string" calcext:value-type="string">
            <text:p>1_13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40_1291</text:p>
          </table:table-cell>
          <table:table-cell office:value-type="string" calcext:value-type="string">
            <text:p>1_133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3" table:style-name="ce20" office:value-type="string" calcext:value-type="string">
            <text:p>--</text:p>
          </table:table-cell>
          <table:table-cell table:style-name="ce20" office:value-type="string" calcext:value-type="string">
            <text:p>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24_62</text:p>
          </table:table-cell>
          <table:table-cell office:value-type="string" calcext:value-type="string">
            <text:p>1_133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77_794</text:p>
          </table:table-cell>
          <table:table-cell office:value-type="string" calcext:value-type="string">
            <text:p>1_134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51_789</text:p>
          </table:table-cell>
          <table:table-cell office:value-type="string" calcext:value-type="string">
            <text:p>1_134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67_501</text:p>
          </table:table-cell>
          <table:table-cell office:value-type="string" calcext:value-type="string">
            <text:p>1_135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3_758</text:p>
          </table:table-cell>
          <table:table-cell office:value-type="string" calcext:value-type="string">
            <text:p>1_135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38_811</text:p>
          </table:table-cell>
          <table:table-cell office:value-type="string" calcext:value-type="string">
            <text:p>1_135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91_1757</text:p>
          </table:table-cell>
          <table:table-cell office:value-type="string" calcext:value-type="string">
            <text:p>1_136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_1108</text:p>
          </table:table-cell>
          <table:table-cell office:value-type="string" calcext:value-type="string">
            <text:p>1_137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94_427</text:p>
          </table:table-cell>
          <table:table-cell office:value-type="string" calcext:value-type="string">
            <text:p>1_138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8_786</text:p>
          </table:table-cell>
          <table:table-cell office:value-type="string" calcext:value-type="string">
            <text:p>1_138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53_147</text:p>
          </table:table-cell>
          <table:table-cell office:value-type="string" calcext:value-type="string">
            <text:p>1_138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74_533</text:p>
          </table:table-cell>
          <table:table-cell office:value-type="string" calcext:value-type="string">
            <text:p>1_138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44_400</text:p>
          </table:table-cell>
          <table:table-cell office:value-type="string" calcext:value-type="string">
            <text:p>1_138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62_320</text:p>
          </table:table-cell>
          <table:table-cell office:value-type="string" calcext:value-type="string">
            <text:p>1_138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09_406</text:p>
          </table:table-cell>
          <table:table-cell office:value-type="string" calcext:value-type="string">
            <text:p>1_138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28_1153</text:p>
          </table:table-cell>
          <table:table-cell office:value-type="string" calcext:value-type="string">
            <text:p>1_139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_305</text:p>
          </table:table-cell>
          <table:table-cell office:value-type="string" calcext:value-type="string">
            <text:p>1_139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94_259</text:p>
          </table:table-cell>
          <table:table-cell office:value-type="string" calcext:value-type="string">
            <text:p>1_139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97_704</text:p>
          </table:table-cell>
          <table:table-cell office:value-type="string" calcext:value-type="string">
            <text:p>1_13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34_951</text:p>
          </table:table-cell>
          <table:table-cell office:value-type="string" calcext:value-type="string">
            <text:p>1_140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63_218</text:p>
          </table:table-cell>
          <table:table-cell office:value-type="string" calcext:value-type="string">
            <text:p>1_141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79_357</text:p>
          </table:table-cell>
          <table:table-cell office:value-type="string" calcext:value-type="string">
            <text:p>1_14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8_282</text:p>
          </table:table-cell>
          <table:table-cell office:value-type="string" calcext:value-type="string">
            <text:p>1_141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93_1199</text:p>
          </table:table-cell>
          <table:table-cell office:value-type="string" calcext:value-type="string">
            <text:p>1_141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38_405</text:p>
          </table:table-cell>
          <table:table-cell office:value-type="string" calcext:value-type="string">
            <text:p>1_142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8_1458</text:p>
          </table:table-cell>
          <table:table-cell office:value-type="string" calcext:value-type="string">
            <text:p>1_142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75_517</text:p>
          </table:table-cell>
          <table:table-cell office:value-type="string" calcext:value-type="string">
            <text:p>1_142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15_298</text:p>
          </table:table-cell>
          <table:table-cell office:value-type="string" calcext:value-type="string">
            <text:p>1_142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4_449</text:p>
          </table:table-cell>
          <table:table-cell office:value-type="string" calcext:value-type="string">
            <text:p>1_142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15_957</text:p>
          </table:table-cell>
          <table:table-cell office:value-type="string" calcext:value-type="string">
            <text:p>1_142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00_223</text:p>
          </table:table-cell>
          <table:table-cell office:value-type="string" calcext:value-type="string">
            <text:p>1_143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12_610</text:p>
          </table:table-cell>
          <table:table-cell office:value-type="string" calcext:value-type="string">
            <text:p>1_143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2_885</text:p>
          </table:table-cell>
          <table:table-cell office:value-type="string" calcext:value-type="string">
            <text:p>1_143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32_604</text:p>
          </table:table-cell>
          <table:table-cell office:value-type="string" calcext:value-type="string">
            <text:p>1_143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05_468</text:p>
          </table:table-cell>
          <table:table-cell office:value-type="string" calcext:value-type="string">
            <text:p>1_143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96_782</text:p>
          </table:table-cell>
          <table:table-cell office:value-type="string" calcext:value-type="string">
            <text:p>1_144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7_828</text:p>
          </table:table-cell>
          <table:table-cell office:value-type="string" calcext:value-type="string">
            <text:p>1_144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18_958</text:p>
          </table:table-cell>
          <table:table-cell office:value-type="string" calcext:value-type="string">
            <text:p>1_144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06_800</text:p>
          </table:table-cell>
          <table:table-cell office:value-type="string" calcext:value-type="string">
            <text:p>1_145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13_702</text:p>
          </table:table-cell>
          <table:table-cell office:value-type="string" calcext:value-type="string">
            <text:p>1_145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86_161</text:p>
          </table:table-cell>
          <table:table-cell office:value-type="string" calcext:value-type="string">
            <text:p>1_145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62_477</text:p>
          </table:table-cell>
          <table:table-cell office:value-type="string" calcext:value-type="string">
            <text:p>1_145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02_956</text:p>
          </table:table-cell>
          <table:table-cell office:value-type="string" calcext:value-type="string">
            <text:p>1_145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29_1215</text:p>
          </table:table-cell>
          <table:table-cell office:value-type="string" calcext:value-type="string">
            <text:p>1_145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82_2550</text:p>
          </table:table-cell>
          <table:table-cell office:value-type="string" calcext:value-type="string">
            <text:p>1_146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6_447</text:p>
          </table:table-cell>
          <table:table-cell office:value-type="string" calcext:value-type="string">
            <text:p>1_146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48_441</text:p>
          </table:table-cell>
          <table:table-cell office:value-type="string" calcext:value-type="string">
            <text:p>1_146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52_1166</text:p>
          </table:table-cell>
          <table:table-cell office:value-type="string" calcext:value-type="string">
            <text:p>1_146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86_621</text:p>
          </table:table-cell>
          <table:table-cell office:value-type="string" calcext:value-type="string">
            <text:p>1_146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57_1022</text:p>
          </table:table-cell>
          <table:table-cell office:value-type="string" calcext:value-type="string">
            <text:p>1_147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16_692</text:p>
          </table:table-cell>
          <table:table-cell office:value-type="string" calcext:value-type="string">
            <text:p>1_147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07_240</text:p>
          </table:table-cell>
          <table:table-cell office:value-type="string" calcext:value-type="string">
            <text:p>1_147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54_300</text:p>
          </table:table-cell>
          <table:table-cell office:value-type="string" calcext:value-type="string">
            <text:p>1_147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33_991</text:p>
          </table:table-cell>
          <table:table-cell office:value-type="string" calcext:value-type="string">
            <text:p>1_147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35_330</text:p>
          </table:table-cell>
          <table:table-cell office:value-type="string" calcext:value-type="string">
            <text:p>1_147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08_712</text:p>
          </table:table-cell>
          <table:table-cell office:value-type="string" calcext:value-type="string">
            <text:p>1_147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G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12_607</text:p>
          </table:table-cell>
          <table:table-cell office:value-type="string" calcext:value-type="string">
            <text:p>1_1480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45_860</text:p>
          </table:table-cell>
          <table:table-cell office:value-type="string" calcext:value-type="string">
            <text:p>1_1485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72_439</text:p>
          </table:table-cell>
          <table:table-cell office:value-type="string" calcext:value-type="string">
            <text:p>1_148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11_273</text:p>
          </table:table-cell>
          <table:table-cell office:value-type="string" calcext:value-type="string">
            <text:p>1_148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57_1487</text:p>
          </table:table-cell>
          <table:table-cell office:value-type="string" calcext:value-type="string">
            <text:p>1_148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57_646</text:p>
          </table:table-cell>
          <table:table-cell office:value-type="string" calcext:value-type="string">
            <text:p>1_149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21_751</text:p>
          </table:table-cell>
          <table:table-cell office:value-type="string" calcext:value-type="string">
            <text:p>1_149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69_319</text:p>
          </table:table-cell>
          <table:table-cell office:value-type="string" calcext:value-type="string">
            <text:p>1_1497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54_236</text:p>
          </table:table-cell>
          <table:table-cell office:value-type="string" calcext:value-type="string">
            <text:p>1_149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40_692</text:p>
          </table:table-cell>
          <table:table-cell office:value-type="string" calcext:value-type="string">
            <text:p>1_150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82_803</text:p>
          </table:table-cell>
          <table:table-cell office:value-type="string" calcext:value-type="string">
            <text:p>1_150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84_513</text:p>
          </table:table-cell>
          <table:table-cell office:value-type="string" calcext:value-type="string">
            <text:p>1_1503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61_455</text:p>
          </table:table-cell>
          <table:table-cell office:value-type="string" calcext:value-type="string">
            <text:p>1_150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012_1770</text:p>
          </table:table-cell>
          <table:table-cell office:value-type="string" calcext:value-type="string">
            <text:p>1_150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20_148</text:p>
          </table:table-cell>
          <table:table-cell office:value-type="string" calcext:value-type="string">
            <text:p>1_151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6_177</text:p>
          </table:table-cell>
          <table:table-cell office:value-type="string" calcext:value-type="string">
            <text:p>1_151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7_636</text:p>
          </table:table-cell>
          <table:table-cell office:value-type="string" calcext:value-type="string">
            <text:p>1_1516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43_468</text:p>
          </table:table-cell>
          <table:table-cell office:value-type="string" calcext:value-type="string">
            <text:p>1_151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3_694</text:p>
          </table:table-cell>
          <table:table-cell office:value-type="string" calcext:value-type="string">
            <text:p>1_1519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C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93_473</text:p>
          </table:table-cell>
          <table:table-cell office:value-type="string" calcext:value-type="string">
            <text:p>1_1524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78_418</text:p>
          </table:table-cell>
          <table:table-cell office:value-type="string" calcext:value-type="string">
            <text:p>1_1528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00_771</text:p>
          </table:table-cell>
          <table:table-cell office:value-type="string" calcext:value-type="string">
            <text:p>1_1531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03_1812</text:p>
          </table:table-cell>
          <table:table-cell office:value-type="string" calcext:value-type="string">
            <text:p>1_1532</text:p>
          </table:table-cell>
          <table:table-cell office:value-type="string" calcext:value-type="string">
            <text:p>Unlinked</text:p>
          </table:table-cell>
          <table:table-cell table:style-name="ce14" office:value-type="string" calcext:value-type="string">
            <text:p>Unlinked</text:p>
          </table:table-cell>
          <table:table-cell table:number-columns-repeated="4" table:style-name="ce20" office:value-type="string" calcext:value-type="string">
            <text:p>AA</text:p>
          </table:table-cell>
          <table:table-cell table:number-columns-repeated="1016"/>
        </table:table-row>
        <table:table-row table:style-name="ro2" table:number-rows-repeated="10470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Manuscript info'.$A$1" table:cell-range-address="$'All SNPs'.$A$5:.$H$1541"/>
        </table:named-expressions>
        <calcext:conditional-formats>
          <calcext:conditional-format calcext:target-range-address="'All SNPs'.E6:'All SNPs'.H1541">
            <calcext:condition calcext:apply-style-name="ConditionalStyle_7" calcext:value="=&quot;TT&quot;" calcext:base-cell-address="'All SNPs'.E6"/>
            <calcext:condition calcext:apply-style-name="ConditionalStyle_6" calcext:value="=&quot;GG&quot;" calcext:base-cell-address="'All SNPs'.E6"/>
            <calcext:condition calcext:apply-style-name="ConditionalStyle_5" calcext:value="=&quot;CC&quot;" calcext:base-cell-address="'All SNPs'.E6"/>
            <calcext:condition calcext:apply-style-name="ConditionalStyle_4" calcext:value="=&quot;AA&quot;" calcext:base-cell-address="'All SNPs'.E6"/>
          </calcext:conditional-format>
        </calcext:conditional-formats>
      </table:table>
      <table:table table:name="Polymorphic SNPs only" table:style-name="ta3">
        <office:forms form:automatic-focus="false" form:apply-design-mode="false"/>
        <table:table-column table:style-name="co7" table:default-cell-style-name="ce24"/>
        <table:table-column table:style-name="co3" table:default-cell-style-name="ce24"/>
        <table:table-column table:style-name="co8" table:number-columns-repeated="2" table:default-cell-style-name="ce24"/>
        <table:table-column table:style-name="co9" table:number-columns-repeated="4" table:default-cell-style-name="ce18"/>
        <table:table-column table:style-name="co1" table:number-columns-repeated="1016" table:default-cell-style-name="ce24"/>
        <table:table-row table:style-name="ro3">
          <table:table-cell table:style-name="ce7" office:value-type="string" calcext:value-type="string">
            <text:p>Genome-wide SNP profiles of near-isogenic lines and parents that differ in the presence or absence of the Rk-resistance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8" office:value-type="string" calcext:value-type="string">
            <text:p>Markers shown on maps are polymorphic between original parents (A = homozygous for the CB46 allele, B = homozygous for the Chine-Red allele, H = heterozygosity)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Markers flanking the QTL QRk-vu11.1 are highlighted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4"/>
          <table:table-cell office:value-type="string" calcext:value-type="string">
            <text:p>Recurrent (Rk resistant)</text:p>
          </table:table-cell>
          <table:table-cell office:value-type="string" calcext:value-type="string">
            <text:p>Donor (susceptible)</text:p>
          </table:table-cell>
          <table:table-cell table:number-columns-repeated="2" table:style-name="ce19" office:value-type="string" calcext:value-type="string">
            <text:p>Susceptible BC6F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KASP Name</text:p>
          </table:table-cell>
          <table:table-cell table:style-name="ce9" office:value-type="string" calcext:value-type="string">
            <text:p>GoldenGate Nam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M</text:p>
          </table:table-cell>
          <table:table-cell table:style-name="ce19" office:value-type="string" calcext:value-type="string">
            <text:p>CB46</text:p>
          </table:table-cell>
          <table:table-cell table:style-name="ce19" office:value-type="string" calcext:value-type="string">
            <text:p>Chinese Red</text:p>
          </table:table-cell>
          <table:table-cell table:style-name="ce19" office:value-type="string" calcext:value-type="string">
            <text:p>Null 1</text:p>
          </table:table-cell>
          <table:table-cell table:style-name="ce19" office:value-type="string" calcext:value-type="string">
            <text:p>Null 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_107</text:p>
          </table:table-cell>
          <table:table-cell office:value-type="string" calcext:value-type="string">
            <text:p>1_0950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5.043346407" calcext:value-type="float">
            <text:p>5.04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04_755</text:p>
          </table:table-cell>
          <table:table-cell office:value-type="string" calcext:value-type="string">
            <text:p>1_1088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0.46214193541" calcext:value-type="float">
            <text:p>10.46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15_2051</text:p>
          </table:table-cell>
          <table:table-cell office:value-type="string" calcext:value-type="string">
            <text:p>1_0647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2.70362922741" calcext:value-type="float">
            <text:p>12.70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77_825</text:p>
          </table:table-cell>
          <table:table-cell office:value-type="string" calcext:value-type="string">
            <text:p>1_0876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4.14378481252" calcext:value-type="float">
            <text:p>14.14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2_527</text:p>
          </table:table-cell>
          <table:table-cell office:value-type="string" calcext:value-type="string">
            <text:p>1_0034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4.31189635942" calcext:value-type="float">
            <text:p>14.31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26_521</text:p>
          </table:table-cell>
          <table:table-cell office:value-type="string" calcext:value-type="string">
            <text:p>1_1151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24.90852753235" calcext:value-type="float">
            <text:p>24.90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_161</text:p>
          </table:table-cell>
          <table:table-cell office:value-type="string" calcext:value-type="string">
            <text:p>1_0130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24.94775355996" calcext:value-type="float">
            <text:p>24.94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70_1480</text:p>
          </table:table-cell>
          <table:table-cell office:value-type="string" calcext:value-type="string">
            <text:p>1_0734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25.93400796844" calcext:value-type="float">
            <text:p>25.9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47_415</text:p>
          </table:table-cell>
          <table:table-cell office:value-type="string" calcext:value-type="string">
            <text:p>1_1111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26.54481325551" calcext:value-type="float">
            <text:p>26.54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_592</text:p>
          </table:table-cell>
          <table:table-cell office:value-type="string" calcext:value-type="string">
            <text:p>1_0357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30.03032599457" calcext:value-type="float">
            <text:p>30.03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7_348</text:p>
          </table:table-cell>
          <table:table-cell office:value-type="string" calcext:value-type="string">
            <text:p>1_0640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35.64525166103" calcext:value-type="float">
            <text:p>35.64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75_1561</text:p>
          </table:table-cell>
          <table:table-cell office:value-type="string" calcext:value-type="string">
            <text:p>1_0344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47.37383391642" calcext:value-type="float">
            <text:p>47.37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4_316</text:p>
          </table:table-cell>
          <table:table-cell office:value-type="string" calcext:value-type="string">
            <text:p>1_0435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47.6876421373" calcext:value-type="float">
            <text:p>47.68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36_807</text:p>
          </table:table-cell>
          <table:table-cell office:value-type="string" calcext:value-type="string">
            <text:p>1_011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6.67963213016" calcext:value-type="float">
            <text:p>6.68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44_1006</text:p>
          </table:table-cell>
          <table:table-cell office:value-type="string" calcext:value-type="string">
            <text:p>1_152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0.32204897966" calcext:value-type="float">
            <text:p>10.3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39_495</text:p>
          </table:table-cell>
          <table:table-cell office:value-type="string" calcext:value-type="string">
            <text:p>1_125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3.23598245926" calcext:value-type="float">
            <text:p>13.23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6_808</text:p>
          </table:table-cell>
          <table:table-cell office:value-type="string" calcext:value-type="string">
            <text:p>1_002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5.8585225909" calcext:value-type="float">
            <text:p>15.85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14_619</text:p>
          </table:table-cell>
          <table:table-cell office:value-type="string" calcext:value-type="string">
            <text:p>1_079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5.8585225909" calcext:value-type="float">
            <text:p>15.85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36_221</text:p>
          </table:table-cell>
          <table:table-cell office:value-type="string" calcext:value-type="string">
            <text:p>1_008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6.06586016541" calcext:value-type="float">
            <text:p>16.06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99_140</text:p>
          </table:table-cell>
          <table:table-cell office:value-type="string" calcext:value-type="string">
            <text:p>1_146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6.06586016541" calcext:value-type="float">
            <text:p>16.06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08_128</text:p>
          </table:table-cell>
          <table:table-cell office:value-type="string" calcext:value-type="string">
            <text:p>1_0277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7.20901868433" calcext:value-type="float">
            <text:p>17.20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90_327</text:p>
          </table:table-cell>
          <table:table-cell office:value-type="string" calcext:value-type="string">
            <text:p>1_058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7.20901868433" calcext:value-type="float">
            <text:p>17.20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57_1368</text:p>
          </table:table-cell>
          <table:table-cell office:value-type="string" calcext:value-type="string">
            <text:p>1_069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7.20901868433" calcext:value-type="float">
            <text:p>17.20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46_754</text:p>
          </table:table-cell>
          <table:table-cell office:value-type="string" calcext:value-type="string">
            <text:p>1_082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7.78059794379" calcext:value-type="float">
            <text:p>17.78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8_1330</text:p>
          </table:table-cell>
          <table:table-cell office:value-type="string" calcext:value-type="string">
            <text:p>1_049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7.8758611537" calcext:value-type="float">
            <text:p>17.87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6_672</text:p>
          </table:table-cell>
          <table:table-cell office:value-type="string" calcext:value-type="string">
            <text:p>1_025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8.55391105953" calcext:value-type="float">
            <text:p>18.55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14_262</text:p>
          </table:table-cell>
          <table:table-cell office:value-type="string" calcext:value-type="string">
            <text:p>1_0337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18.76124863404" calcext:value-type="float">
            <text:p>18.7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1_247</text:p>
          </table:table-cell>
          <table:table-cell office:value-type="string" calcext:value-type="string">
            <text:p>1_0284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3.35069386441" calcext:value-type="float">
            <text:p>23.35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02_623</text:p>
          </table:table-cell>
          <table:table-cell office:value-type="string" calcext:value-type="string">
            <text:p>1_113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5.19992088031" calcext:value-type="float">
            <text:p>25.2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61_1160</text:p>
          </table:table-cell>
          <table:table-cell office:value-type="string" calcext:value-type="string">
            <text:p>1_106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7.60951971921" calcext:value-type="float">
            <text:p>27.6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98_527</text:p>
          </table:table-cell>
          <table:table-cell office:value-type="string" calcext:value-type="string">
            <text:p>1_104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8.21472128805" calcext:value-type="float">
            <text:p>28.2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7_517</text:p>
          </table:table-cell>
          <table:table-cell office:value-type="string" calcext:value-type="string">
            <text:p>1_150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8.81992285689" calcext:value-type="float">
            <text:p>28.82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970_462</text:p>
          </table:table-cell>
          <table:table-cell office:value-type="string" calcext:value-type="string">
            <text:p>1_021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0.63552756341" calcext:value-type="float">
            <text:p>30.63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0_155</text:p>
          </table:table-cell>
          <table:table-cell office:value-type="string" calcext:value-type="string">
            <text:p>1_0264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0.63552756341" calcext:value-type="float">
            <text:p>30.63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63_519</text:p>
          </table:table-cell>
          <table:table-cell office:value-type="string" calcext:value-type="string">
            <text:p>1_105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1.15106964057" calcext:value-type="float">
            <text:p>31.15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29_590</text:p>
          </table:table-cell>
          <table:table-cell office:value-type="string" calcext:value-type="string">
            <text:p>1_142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1.53772619844" calcext:value-type="float">
            <text:p>31.5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03_976</text:p>
          </table:table-cell>
          <table:table-cell office:value-type="string" calcext:value-type="string">
            <text:p>1_1158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2.74812933612" calcext:value-type="float">
            <text:p>32.74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39_1136</text:p>
          </table:table-cell>
          <table:table-cell office:value-type="string" calcext:value-type="string">
            <text:p>1_0687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5.20816163909" calcext:value-type="float">
            <text:p>35.2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27_654</text:p>
          </table:table-cell>
          <table:table-cell office:value-type="string" calcext:value-type="string">
            <text:p>1_114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6.42977221323" calcext:value-type="float">
            <text:p>36.43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46_554</text:p>
          </table:table-cell>
          <table:table-cell office:value-type="string" calcext:value-type="string">
            <text:p>1_0994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9.31008338345" calcext:value-type="float">
            <text:p>39.3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46_421</text:p>
          </table:table-cell>
          <table:table-cell office:value-type="string" calcext:value-type="string">
            <text:p>1_143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9.36051684752" calcext:value-type="float">
            <text:p>39.3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09_430</text:p>
          </table:table-cell>
          <table:table-cell office:value-type="string" calcext:value-type="string">
            <text:p>1_072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0.83989846024" calcext:value-type="float">
            <text:p>40.84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91_1173</text:p>
          </table:table-cell>
          <table:table-cell office:value-type="string" calcext:value-type="string">
            <text:p>1_139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0.83989846024" calcext:value-type="float">
            <text:p>40.84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95_292</text:p>
          </table:table-cell>
          <table:table-cell office:value-type="string" calcext:value-type="string">
            <text:p>1_059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1.97745326093" calcext:value-type="float">
            <text:p>41.9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89_340</text:p>
          </table:table-cell>
          <table:table-cell office:value-type="string" calcext:value-type="string">
            <text:p>1_098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6.05135641414" calcext:value-type="float">
            <text:p>46.05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26_949</text:p>
          </table:table-cell>
          <table:table-cell office:value-type="string" calcext:value-type="string">
            <text:p>1_067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1.06108051176" calcext:value-type="float">
            <text:p>51.0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01_1190</text:p>
          </table:table-cell>
          <table:table-cell office:value-type="string" calcext:value-type="string">
            <text:p>1_000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3.42584960482" calcext:value-type="float">
            <text:p>53.42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82_615</text:p>
          </table:table-cell>
          <table:table-cell office:value-type="string" calcext:value-type="string">
            <text:p>1_135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3.64999833402" calcext:value-type="float">
            <text:p>53.65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05_204</text:p>
          </table:table-cell>
          <table:table-cell office:value-type="string" calcext:value-type="string">
            <text:p>1_063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3.83492103561" calcext:value-type="float">
            <text:p>53.83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31_1664</text:p>
          </table:table-cell>
          <table:table-cell office:value-type="string" calcext:value-type="string">
            <text:p>1_069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5.17981341081" calcext:value-type="float">
            <text:p>55.18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62_215</text:p>
          </table:table-cell>
          <table:table-cell office:value-type="string" calcext:value-type="string">
            <text:p>1_1154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5.17981341081" calcext:value-type="float">
            <text:p>55.18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00_824</text:p>
          </table:table-cell>
          <table:table-cell office:value-type="string" calcext:value-type="string">
            <text:p>1_043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6.08761576407" calcext:value-type="float">
            <text:p>56.08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71_491</text:p>
          </table:table-cell>
          <table:table-cell office:value-type="string" calcext:value-type="string">
            <text:p>1_139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6.71523220583" calcext:value-type="float">
            <text:p>56.7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14_840</text:p>
          </table:table-cell>
          <table:table-cell office:value-type="string" calcext:value-type="string">
            <text:p>1_067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8.23944356439" calcext:value-type="float">
            <text:p>58.23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27_922</text:p>
          </table:table-cell>
          <table:table-cell office:value-type="string" calcext:value-type="string">
            <text:p>1_011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59.35458349216" calcext:value-type="float">
            <text:p>59.35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88_378</text:p>
          </table:table-cell>
          <table:table-cell office:value-type="string" calcext:value-type="string">
            <text:p>1_070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63.80393576678" calcext:value-type="float">
            <text:p>63.80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86_567</text:p>
          </table:table-cell>
          <table:table-cell office:value-type="string" calcext:value-type="string">
            <text:p>1_109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68.56709626228" calcext:value-type="float">
            <text:p>68.56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11_937</text:p>
          </table:table-cell>
          <table:table-cell office:value-type="string" calcext:value-type="string">
            <text:p>1_0489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70.98229881941" calcext:value-type="float">
            <text:p>70.98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0_334</text:p>
          </table:table-cell>
          <table:table-cell office:value-type="string" calcext:value-type="string">
            <text:p>1_0445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71.63793385232" calcext:value-type="float">
            <text:p>71.6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73_410</text:p>
          </table:table-cell>
          <table:table-cell office:value-type="string" calcext:value-type="string">
            <text:p>1_076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0" calcext:value-type="float">
            <text:p>0.0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05_686</text:p>
          </table:table-cell>
          <table:table-cell office:value-type="string" calcext:value-type="string">
            <text:p>1_018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0.91340607149" calcext:value-type="float">
            <text:p>0.9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39_496</text:p>
          </table:table-cell>
          <table:table-cell office:value-type="string" calcext:value-type="string">
            <text:p>1_044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.23027985554" calcext:value-type="float">
            <text:p>2.23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95_414</text:p>
          </table:table-cell>
          <table:table-cell office:value-type="string" calcext:value-type="string">
            <text:p>1_014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.48805089412" calcext:value-type="float">
            <text:p>2.48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70_135</text:p>
          </table:table-cell>
          <table:table-cell office:value-type="string" calcext:value-type="string">
            <text:p>1_085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.87470745199" calcext:value-type="float">
            <text:p>2.8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97_687</text:p>
          </table:table-cell>
          <table:table-cell office:value-type="string" calcext:value-type="string">
            <text:p>1_072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.6424168495" calcext:value-type="float">
            <text:p>3.64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88_324</text:p>
          </table:table-cell>
          <table:table-cell office:value-type="string" calcext:value-type="string">
            <text:p>1_007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5.92873388734" calcext:value-type="float">
            <text:p>5.92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65_1662</text:p>
          </table:table-cell>
          <table:table-cell office:value-type="string" calcext:value-type="string">
            <text:p>1_066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.12232587033" calcext:value-type="float">
            <text:p>7.1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94_359</text:p>
          </table:table-cell>
          <table:table-cell office:value-type="string" calcext:value-type="string">
            <text:p>1_093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.76114974855" calcext:value-type="float">
            <text:p>7.7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_170</text:p>
          </table:table-cell>
          <table:table-cell office:value-type="string" calcext:value-type="string">
            <text:p>1_023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.73926228374" calcext:value-type="float">
            <text:p>9.73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55_248</text:p>
          </table:table-cell>
          <table:table-cell office:value-type="string" calcext:value-type="string">
            <text:p>1_005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0.64146091877" calcext:value-type="float">
            <text:p>10.64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9_429</text:p>
          </table:table-cell>
          <table:table-cell office:value-type="string" calcext:value-type="string">
            <text:p>1_021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5.52790321533" calcext:value-type="float">
            <text:p>15.52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67_380</text:p>
          </table:table-cell>
          <table:table-cell office:value-type="string" calcext:value-type="string">
            <text:p>1_111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5.52790321533" calcext:value-type="float">
            <text:p>15.52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97_316</text:p>
          </table:table-cell>
          <table:table-cell office:value-type="string" calcext:value-type="string">
            <text:p>1_001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1.28292183754" calcext:value-type="float">
            <text:p>21.28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4_648</text:p>
          </table:table-cell>
          <table:table-cell office:value-type="string" calcext:value-type="string">
            <text:p>1_047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1.28292183754" calcext:value-type="float">
            <text:p>21.28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43_1347</text:p>
          </table:table-cell>
          <table:table-cell office:value-type="string" calcext:value-type="string">
            <text:p>1_011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1.49586313028" calcext:value-type="float">
            <text:p>21.49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23_955</text:p>
          </table:table-cell>
          <table:table-cell office:value-type="string" calcext:value-type="string">
            <text:p>1_057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1.49586313028" calcext:value-type="float">
            <text:p>21.49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30_377</text:p>
          </table:table-cell>
          <table:table-cell office:value-type="string" calcext:value-type="string">
            <text:p>1_114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1.49586313028" calcext:value-type="float">
            <text:p>21.49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97_1211</text:p>
          </table:table-cell>
          <table:table-cell office:value-type="string" calcext:value-type="string">
            <text:p>1_044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2.53255100283" calcext:value-type="float">
            <text:p>22.5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34_625</text:p>
          </table:table-cell>
          <table:table-cell office:value-type="string" calcext:value-type="string">
            <text:p>1_139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2.54375843929" calcext:value-type="float">
            <text:p>22.54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64_339</text:p>
          </table:table-cell>
          <table:table-cell office:value-type="string" calcext:value-type="string">
            <text:p>1_015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4.43781520103" calcext:value-type="float">
            <text:p>24.4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87_984</text:p>
          </table:table-cell>
          <table:table-cell office:value-type="string" calcext:value-type="string">
            <text:p>1_076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8.00177999531" calcext:value-type="float">
            <text:p>28.00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934_100</text:p>
          </table:table-cell>
          <table:table-cell office:value-type="string" calcext:value-type="string">
            <text:p>1_117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8.56775553654" calcext:value-type="float">
            <text:p>28.56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58_507</text:p>
          </table:table-cell>
          <table:table-cell office:value-type="string" calcext:value-type="string">
            <text:p>1_0758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9.03846786786" calcext:value-type="float">
            <text:p>29.0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86_556</text:p>
          </table:table-cell>
          <table:table-cell office:value-type="string" calcext:value-type="string">
            <text:p>1_102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9.03846786786" calcext:value-type="float">
            <text:p>29.0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22_1571</text:p>
          </table:table-cell>
          <table:table-cell office:value-type="string" calcext:value-type="string">
            <text:p>1_142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9.03846786786" calcext:value-type="float">
            <text:p>29.0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14_672</text:p>
          </table:table-cell>
          <table:table-cell office:value-type="string" calcext:value-type="string">
            <text:p>1_128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9.57642481794" calcext:value-type="float">
            <text:p>29.57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8_539</text:p>
          </table:table-cell>
          <table:table-cell office:value-type="string" calcext:value-type="string">
            <text:p>1_006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29.89583675705" calcext:value-type="float">
            <text:p>29.89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53_1030</text:p>
          </table:table-cell>
          <table:table-cell office:value-type="string" calcext:value-type="string">
            <text:p>1_120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0.99416553013" calcext:value-type="float">
            <text:p>30.9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11_463</text:p>
          </table:table-cell>
          <table:table-cell office:value-type="string" calcext:value-type="string">
            <text:p>1_1358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0.99416553013" calcext:value-type="float">
            <text:p>30.9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5_425</text:p>
          </table:table-cell>
          <table:table-cell office:value-type="string" calcext:value-type="string">
            <text:p>1_054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1.41444439738" calcext:value-type="float">
            <text:p>31.41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87_1100</text:p>
          </table:table-cell>
          <table:table-cell office:value-type="string" calcext:value-type="string">
            <text:p>1_074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4.5189042968" calcext:value-type="float">
            <text:p>34.51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16_370</text:p>
          </table:table-cell>
          <table:table-cell office:value-type="string" calcext:value-type="string">
            <text:p>1_024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5.73491115271" calcext:value-type="float">
            <text:p>35.73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22_395</text:p>
          </table:table-cell>
          <table:table-cell office:value-type="string" calcext:value-type="string">
            <text:p>1_0247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6.56986516898" calcext:value-type="float">
            <text:p>36.57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1_1670</text:p>
          </table:table-cell>
          <table:table-cell office:value-type="string" calcext:value-type="string">
            <text:p>1_097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7.49447867693" calcext:value-type="float">
            <text:p>37.4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29_146</text:p>
          </table:table-cell>
          <table:table-cell office:value-type="string" calcext:value-type="string">
            <text:p>1_130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9.08593465425" calcext:value-type="float">
            <text:p>39.08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83_580</text:p>
          </table:table-cell>
          <table:table-cell office:value-type="string" calcext:value-type="string">
            <text:p>1_0959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9.69113622309" calcext:value-type="float">
            <text:p>39.69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74_1109</text:p>
          </table:table-cell>
          <table:table-cell office:value-type="string" calcext:value-type="string">
            <text:p>1_0968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41.49553349315" calcext:value-type="float">
            <text:p>41.49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26_226</text:p>
          </table:table-cell>
          <table:table-cell office:value-type="string" calcext:value-type="string">
            <text:p>1_065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42.69472919437" calcext:value-type="float">
            <text:p>42.69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38_1061</text:p>
          </table:table-cell>
          <table:table-cell office:value-type="string" calcext:value-type="string">
            <text:p>1_095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43.29993076321" calcext:value-type="float">
            <text:p>43.3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402_898</text:p>
          </table:table-cell>
          <table:table-cell office:value-type="string" calcext:value-type="string">
            <text:p>1_0139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48.42172922543" calcext:value-type="float">
            <text:p>48.4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41_1278</text:p>
          </table:table-cell>
          <table:table-cell office:value-type="string" calcext:value-type="string">
            <text:p>1_0938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48.59544449056" calcext:value-type="float">
            <text:p>48.59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50_1563</text:p>
          </table:table-cell>
          <table:table-cell office:value-type="string" calcext:value-type="string">
            <text:p>1_059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2.19006491654" calcext:value-type="float">
            <text:p>62.1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59_2176</text:p>
          </table:table-cell>
          <table:table-cell office:value-type="string" calcext:value-type="string">
            <text:p>1_0718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4.3867224627" calcext:value-type="float">
            <text:p>64.38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68_627</text:p>
          </table:table-cell>
          <table:table-cell office:value-type="string" calcext:value-type="string">
            <text:p>1_145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4.3867224627" calcext:value-type="float">
            <text:p>64.38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5_1960</text:p>
          </table:table-cell>
          <table:table-cell office:value-type="string" calcext:value-type="string">
            <text:p>1_0404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6.88037707505" calcext:value-type="float">
            <text:p>66.88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39_822</text:p>
          </table:table-cell>
          <table:table-cell office:value-type="string" calcext:value-type="string">
            <text:p>1_090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7.82180173769" calcext:value-type="float">
            <text:p>67.8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_533</text:p>
          </table:table-cell>
          <table:table-cell office:value-type="string" calcext:value-type="string">
            <text:p>1_081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69.5981804166" calcext:value-type="float">
            <text:p>69.5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80_736</text:p>
          </table:table-cell>
          <table:table-cell office:value-type="string" calcext:value-type="string">
            <text:p>1_029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0.19777826721" calcext:value-type="float">
            <text:p>70.1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70_1129</text:p>
          </table:table-cell>
          <table:table-cell office:value-type="string" calcext:value-type="string">
            <text:p>1_049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0.98229881941" calcext:value-type="float">
            <text:p>70.98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2_951</text:p>
          </table:table-cell>
          <table:table-cell office:value-type="string" calcext:value-type="string">
            <text:p>1_112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7.50502683913" calcext:value-type="float">
            <text:p>77.50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0_594</text:p>
          </table:table-cell>
          <table:table-cell office:value-type="string" calcext:value-type="string">
            <text:p>1_022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8.60895933044" calcext:value-type="float">
            <text:p>78.60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37_891</text:p>
          </table:table-cell>
          <table:table-cell office:value-type="string" calcext:value-type="string">
            <text:p>1_020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79.04044563415" calcext:value-type="float">
            <text:p>79.04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51_411</text:p>
          </table:table-cell>
          <table:table-cell office:value-type="string" calcext:value-type="string">
            <text:p>1_123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2.63803273781" calcext:value-type="float">
            <text:p>82.6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16_561</text:p>
          </table:table-cell>
          <table:table-cell office:value-type="string" calcext:value-type="string">
            <text:p>1_012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2.91821864931" calcext:value-type="float">
            <text:p>82.9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534_890</text:p>
          </table:table-cell>
          <table:table-cell office:value-type="string" calcext:value-type="string">
            <text:p>1_013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2.91821864931" calcext:value-type="float">
            <text:p>82.9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07_2477</text:p>
          </table:table-cell>
          <table:table-cell office:value-type="string" calcext:value-type="string">
            <text:p>1_009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3.13115994205" calcext:value-type="float">
            <text:p>83.13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85_1210</text:p>
          </table:table-cell>
          <table:table-cell office:value-type="string" calcext:value-type="string">
            <text:p>1_099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4.96917952149" calcext:value-type="float">
            <text:p>84.96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80_225</text:p>
          </table:table-cell>
          <table:table-cell office:value-type="string" calcext:value-type="string">
            <text:p>1_092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8.4266736694" calcext:value-type="float">
            <text:p>88.42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68_60</text:p>
          </table:table-cell>
          <table:table-cell office:value-type="string" calcext:value-type="string">
            <text:p>1_141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89.5474173154" calcext:value-type="float">
            <text:p>89.54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54_171</text:p>
          </table:table-cell>
          <table:table-cell office:value-type="string" calcext:value-type="string">
            <text:p>1_095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0.69617955255" calcext:value-type="float">
            <text:p>90.69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3_1507</text:p>
          </table:table-cell>
          <table:table-cell office:value-type="string" calcext:value-type="string">
            <text:p>1_010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0.97636546405" calcext:value-type="float">
            <text:p>90.97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85_771</text:p>
          </table:table-cell>
          <table:table-cell office:value-type="string" calcext:value-type="string">
            <text:p>1_088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1.13326957449" calcext:value-type="float">
            <text:p>91.1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61_483</text:p>
          </table:table-cell>
          <table:table-cell office:value-type="string" calcext:value-type="string">
            <text:p>1_023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1.3966443313" calcext:value-type="float">
            <text:p>91.39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17_595</text:p>
          </table:table-cell>
          <table:table-cell office:value-type="string" calcext:value-type="string">
            <text:p>1_0878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1.3966443313" calcext:value-type="float">
            <text:p>91.39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47_561</text:p>
          </table:table-cell>
          <table:table-cell office:value-type="string" calcext:value-type="string">
            <text:p>1_030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3.71658367852" calcext:value-type="float">
            <text:p>93.7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71_260</text:p>
          </table:table-cell>
          <table:table-cell office:value-type="string" calcext:value-type="string">
            <text:p>1_0301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4.01918446294" calcext:value-type="float">
            <text:p>94.01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25_277</text:p>
          </table:table-cell>
          <table:table-cell office:value-type="string" calcext:value-type="string">
            <text:p>1_065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4.26574806506" calcext:value-type="float">
            <text:p>94.26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44_327</text:p>
          </table:table-cell>
          <table:table-cell office:value-type="string" calcext:value-type="string">
            <text:p>1_137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4.82611988806" calcext:value-type="float">
            <text:p>94.82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13_319</text:p>
          </table:table-cell>
          <table:table-cell office:value-type="string" calcext:value-type="string">
            <text:p>1_0079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5.72831852309" calcext:value-type="float">
            <text:p>95.72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29_553</text:p>
          </table:table-cell>
          <table:table-cell office:value-type="string" calcext:value-type="string">
            <text:p>1_049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6.67534690396" calcext:value-type="float">
            <text:p>96.6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833_1266</text:p>
          </table:table-cell>
          <table:table-cell office:value-type="string" calcext:value-type="string">
            <text:p>1_094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8.59181853862" calcext:value-type="float">
            <text:p>98.59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66_353</text:p>
          </table:table-cell>
          <table:table-cell office:value-type="string" calcext:value-type="string">
            <text:p>1_0180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8.77674124021" calcext:value-type="float">
            <text:p>98.7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83_173</text:p>
          </table:table-cell>
          <table:table-cell office:value-type="string" calcext:value-type="string">
            <text:p>1_107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99.66212872055" calcext:value-type="float">
            <text:p>99.66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655_1561</text:p>
          </table:table-cell>
          <table:table-cell office:value-type="string" calcext:value-type="string">
            <text:p>1_106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00.76606121186" calcext:value-type="float">
            <text:p>100.76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39_2530</text:p>
          </table:table-cell>
          <table:table-cell office:value-type="string" calcext:value-type="string">
            <text:p>1_0436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03.01315222209" calcext:value-type="float">
            <text:p>103.0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83_376</text:p>
          </table:table-cell>
          <table:table-cell office:value-type="string" calcext:value-type="string">
            <text:p>1_065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05.04730193958" calcext:value-type="float">
            <text:p>105.04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83_436</text:p>
          </table:table-cell>
          <table:table-cell office:value-type="string" calcext:value-type="string">
            <text:p>1_0539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05.37231759692" calcext:value-type="float">
            <text:p>105.37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03_873</text:p>
          </table:table-cell>
          <table:table-cell office:value-type="string" calcext:value-type="string">
            <text:p>1_050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.71780334155" calcext:value-type="float">
            <text:p>2.7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67_337</text:p>
          </table:table-cell>
          <table:table-cell office:value-type="string" calcext:value-type="string">
            <text:p>1_0382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3.46309786614" calcext:value-type="float">
            <text:p>3.46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93_305</text:p>
          </table:table-cell>
          <table:table-cell office:value-type="string" calcext:value-type="string">
            <text:p>1_136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8.44480337261" calcext:value-type="float">
            <text:p>8.44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03_348</text:p>
          </table:table-cell>
          <table:table-cell office:value-type="string" calcext:value-type="string">
            <text:p>1_1138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.04746678639" calcext:value-type="float">
            <text:p>10.04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14_900</text:p>
          </table:table-cell>
          <table:table-cell office:value-type="string" calcext:value-type="string">
            <text:p>1_103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.26601179736" calcext:value-type="float">
            <text:p>10.26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_351</text:p>
          </table:table-cell>
          <table:table-cell office:value-type="string" calcext:value-type="string">
            <text:p>1_015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2.55793255343" calcext:value-type="float">
            <text:p>12.55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22_2490</text:p>
          </table:table-cell>
          <table:table-cell office:value-type="string" calcext:value-type="string">
            <text:p>1_075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5.58954411586" calcext:value-type="float">
            <text:p>15.5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94_319</text:p>
          </table:table-cell>
          <table:table-cell office:value-type="string" calcext:value-type="string">
            <text:p>1_144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6.43570556859" calcext:value-type="float">
            <text:p>16.43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83_549</text:p>
          </table:table-cell>
          <table:table-cell office:value-type="string" calcext:value-type="string">
            <text:p>1_0027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9.39446879403" calcext:value-type="float">
            <text:p>19.3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62_1712</text:p>
          </table:table-cell>
          <table:table-cell office:value-type="string" calcext:value-type="string">
            <text:p>1_015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9.39446879403" calcext:value-type="float">
            <text:p>19.3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08_342</text:p>
          </table:table-cell>
          <table:table-cell office:value-type="string" calcext:value-type="string">
            <text:p>1_053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0.18459306446" calcext:value-type="float">
            <text:p>20.18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61_428</text:p>
          </table:table-cell>
          <table:table-cell office:value-type="string" calcext:value-type="string">
            <text:p>1_1092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1.04756567188" calcext:value-type="float">
            <text:p>21.04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54_535</text:p>
          </table:table-cell>
          <table:table-cell office:value-type="string" calcext:value-type="string">
            <text:p>1_064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1.54629659435" calcext:value-type="float">
            <text:p>21.54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02_965</text:p>
          </table:table-cell>
          <table:table-cell office:value-type="string" calcext:value-type="string">
            <text:p>1_087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1.84889737877" calcext:value-type="float">
            <text:p>21.84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73_1205</text:p>
          </table:table-cell>
          <table:table-cell office:value-type="string" calcext:value-type="string">
            <text:p>1_0692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2.57738074867" calcext:value-type="float">
            <text:p>22.5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74_665</text:p>
          </table:table-cell>
          <table:table-cell office:value-type="string" calcext:value-type="string">
            <text:p>1_040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2.91360384247" calcext:value-type="float">
            <text:p>22.91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25_1231</text:p>
          </table:table-cell>
          <table:table-cell office:value-type="string" calcext:value-type="string">
            <text:p>1_010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3.19378975397" calcext:value-type="float">
            <text:p>23.1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69_270</text:p>
          </table:table-cell>
          <table:table-cell office:value-type="string" calcext:value-type="string">
            <text:p>1_0678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5.39044730013" calcext:value-type="float">
            <text:p>25.3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2_704</text:p>
          </table:table-cell>
          <table:table-cell office:value-type="string" calcext:value-type="string">
            <text:p>1_0038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31.80110095525" calcext:value-type="float">
            <text:p>31.80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70_644</text:p>
          </table:table-cell>
          <table:table-cell office:value-type="string" calcext:value-type="string">
            <text:p>1_101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32.36147277825" calcext:value-type="float">
            <text:p>32.3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66_564</text:p>
          </table:table-cell>
          <table:table-cell office:value-type="string" calcext:value-type="string">
            <text:p>1_0699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38.48633680364" calcext:value-type="float">
            <text:p>38.48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86_815</text:p>
          </table:table-cell>
          <table:table-cell office:value-type="string" calcext:value-type="string">
            <text:p>1_030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43.34476050905" calcext:value-type="float">
            <text:p>43.34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7_326</text:p>
          </table:table-cell>
          <table:table-cell office:value-type="string" calcext:value-type="string">
            <text:p>1_020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43.9331509232" calcext:value-type="float">
            <text:p>43.9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21_1534</text:p>
          </table:table-cell>
          <table:table-cell office:value-type="string" calcext:value-type="string">
            <text:p>1_074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43.9331509232" calcext:value-type="float">
            <text:p>43.9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18_622</text:p>
          </table:table-cell>
          <table:table-cell office:value-type="string" calcext:value-type="string">
            <text:p>1_1146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44.47671159151" calcext:value-type="float">
            <text:p>44.4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41_128</text:p>
          </table:table-cell>
          <table:table-cell office:value-type="string" calcext:value-type="string">
            <text:p>1_1003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" calcext:value-type="float">
            <text:p>0.0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89_1203</text:p>
          </table:table-cell>
          <table:table-cell office:value-type="string" calcext:value-type="string">
            <text:p>1_0045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00560371823" calcext:value-type="float">
            <text:p>0.00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6_761</text:p>
          </table:table-cell>
          <table:table-cell office:value-type="string" calcext:value-type="string">
            <text:p>1_0684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01120743646" calcext:value-type="float">
            <text:p>0.01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63_1329</text:p>
          </table:table-cell>
          <table:table-cell office:value-type="string" calcext:value-type="string">
            <text:p>1_0095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12.37861357007" calcext:value-type="float">
            <text:p>12.37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35_100</text:p>
          </table:table-cell>
          <table:table-cell office:value-type="string" calcext:value-type="string">
            <text:p>1_1001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16.06025644718" calcext:value-type="float">
            <text:p>16.06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99_940</text:p>
          </table:table-cell>
          <table:table-cell office:value-type="string" calcext:value-type="string">
            <text:p>1_0819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18.91815274448" calcext:value-type="float">
            <text:p>18.9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1_116</text:p>
          </table:table-cell>
          <table:table-cell office:value-type="string" calcext:value-type="string">
            <text:p>1_0557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22.11227213558" calcext:value-type="float">
            <text:p>22.11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46_365</text:p>
          </table:table-cell>
          <table:table-cell office:value-type="string" calcext:value-type="string">
            <text:p>1_036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38.98506772611" calcext:value-type="float">
            <text:p>38.98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9_144</text:p>
          </table:table-cell>
          <table:table-cell office:value-type="string" calcext:value-type="string">
            <text:p>1_024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1.74209709527" calcext:value-type="float">
            <text:p>41.74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10_1551</text:p>
          </table:table-cell>
          <table:table-cell office:value-type="string" calcext:value-type="string">
            <text:p>1_0119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2.59946598446" calcext:value-type="float">
            <text:p>42.59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920_1704</text:p>
          </table:table-cell>
          <table:table-cell office:value-type="string" calcext:value-type="string">
            <text:p>1_1243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2.99732997879" calcext:value-type="float">
            <text:p>42.99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48_461</text:p>
          </table:table-cell>
          <table:table-cell office:value-type="string" calcext:value-type="string">
            <text:p>1_0677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7.00959223147" calcext:value-type="float">
            <text:p>47.0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613_1075</text:p>
          </table:table-cell>
          <table:table-cell office:value-type="string" calcext:value-type="string">
            <text:p>1_1533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7.0151959497" calcext:value-type="float">
            <text:p>47.0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42_764</text:p>
          </table:table-cell>
          <table:table-cell office:value-type="string" calcext:value-type="string">
            <text:p>1_0205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7.90618714827" calcext:value-type="float">
            <text:p>47.90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69_1746</text:p>
          </table:table-cell>
          <table:table-cell office:value-type="string" calcext:value-type="string">
            <text:p>1_0127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8.99891220312" calcext:value-type="float">
            <text:p>48.99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26_493</text:p>
          </table:table-cell>
          <table:table-cell office:value-type="string" calcext:value-type="string">
            <text:p>1_132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48.99891220312" calcext:value-type="float">
            <text:p>48.99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120_329</text:p>
          </table:table-cell>
          <table:table-cell office:value-type="string" calcext:value-type="string">
            <text:p>1_0379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57.2139631283" calcext:value-type="float">
            <text:p>57.21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56_1850</text:p>
          </table:table-cell>
          <table:table-cell office:value-type="string" calcext:value-type="string">
            <text:p>1_0889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58.67653358633" calcext:value-type="float">
            <text:p>58.6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47_972</text:p>
          </table:table-cell>
          <table:table-cell office:value-type="string" calcext:value-type="string">
            <text:p>1_0935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58.91749347022" calcext:value-type="float">
            <text:p>58.9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93_539</text:p>
          </table:table-cell>
          <table:table-cell office:value-type="string" calcext:value-type="string">
            <text:p>1_0579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59.19767938172" calcext:value-type="float">
            <text:p>59.1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19_299</text:p>
          </table:table-cell>
          <table:table-cell office:value-type="string" calcext:value-type="string">
            <text:p>1_0974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59.80848466879" calcext:value-type="float">
            <text:p>59.8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28_136</text:p>
          </table:table-cell>
          <table:table-cell office:value-type="string" calcext:value-type="string">
            <text:p>1_117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61.83703066805" calcext:value-type="float">
            <text:p>61.83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3_1609</text:p>
          </table:table-cell>
          <table:table-cell office:value-type="string" calcext:value-type="string">
            <text:p>1_0078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62.07238683371" calcext:value-type="float">
            <text:p>62.07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5_403</text:p>
          </table:table-cell>
          <table:table-cell office:value-type="string" calcext:value-type="string">
            <text:p>1_0733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63.07545239688" calcext:value-type="float">
            <text:p>63.0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45_589</text:p>
          </table:table-cell>
          <table:table-cell office:value-type="string" calcext:value-type="string">
            <text:p>1_1368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40758809195" calcext:value-type="float">
            <text:p>5.4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04_565</text:p>
          </table:table-cell>
          <table:table-cell office:value-type="string" calcext:value-type="string">
            <text:p>1_0300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61492566646001" calcext:value-type="float">
            <text:p>5.6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02_964</text:p>
          </table:table-cell>
          <table:table-cell office:value-type="string" calcext:value-type="string">
            <text:p>1_063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61492566646001" calcext:value-type="float">
            <text:p>5.6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8_98</text:p>
          </table:table-cell>
          <table:table-cell office:value-type="string" calcext:value-type="string">
            <text:p>1_075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61492566646001" calcext:value-type="float">
            <text:p>5.6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796_246</text:p>
          </table:table-cell>
          <table:table-cell office:value-type="string" calcext:value-type="string">
            <text:p>1_0908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61492566646001" calcext:value-type="float">
            <text:p>5.6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20_271</text:p>
          </table:table-cell>
          <table:table-cell office:value-type="string" calcext:value-type="string">
            <text:p>1_0927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61492566646001" calcext:value-type="float">
            <text:p>5.6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17_425</text:p>
          </table:table-cell>
          <table:table-cell office:value-type="string" calcext:value-type="string">
            <text:p>1_133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.61492566646001" calcext:value-type="float">
            <text:p>5.6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28_339</text:p>
          </table:table-cell>
          <table:table-cell office:value-type="string" calcext:value-type="string">
            <text:p>1_1530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6.09684543424001" calcext:value-type="float">
            <text:p>6.09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83_181</text:p>
          </table:table-cell>
          <table:table-cell office:value-type="string" calcext:value-type="string">
            <text:p>1_082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6.92059201405001" calcext:value-type="float">
            <text:p>6.92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56_124</text:p>
          </table:table-cell>
          <table:table-cell office:value-type="string" calcext:value-type="string">
            <text:p>1_151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8.54567030075" calcext:value-type="float">
            <text:p>8.54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53_693</text:p>
          </table:table-cell>
          <table:table-cell office:value-type="string" calcext:value-type="string">
            <text:p>1_1097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8.87068595809" calcext:value-type="float">
            <text:p>8.87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8_173</text:p>
          </table:table-cell>
          <table:table-cell office:value-type="string" calcext:value-type="string">
            <text:p>1_043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0.62464976408" calcext:value-type="float">
            <text:p>10.62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3_1553</text:p>
          </table:table-cell>
          <table:table-cell office:value-type="string" calcext:value-type="string">
            <text:p>1_007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0.84319477505" calcext:value-type="float">
            <text:p>10.84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610_202</text:p>
          </table:table-cell>
          <table:table-cell office:value-type="string" calcext:value-type="string">
            <text:p>1_073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1.11777696832" calcext:value-type="float">
            <text:p>11.1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26_654</text:p>
          </table:table-cell>
          <table:table-cell office:value-type="string" calcext:value-type="string">
            <text:p>1_033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1.65013020017" calcext:value-type="float">
            <text:p>11.65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34_452</text:p>
          </table:table-cell>
          <table:table-cell office:value-type="string" calcext:value-type="string">
            <text:p>1_048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1.65013020017" calcext:value-type="float">
            <text:p>11.65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32_465</text:p>
          </table:table-cell>
          <table:table-cell office:value-type="string" calcext:value-type="string">
            <text:p>1_008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1.9359198299" calcext:value-type="float">
            <text:p>11.93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38_669</text:p>
          </table:table-cell>
          <table:table-cell office:value-type="string" calcext:value-type="string">
            <text:p>1_082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2.22731317786" calcext:value-type="float">
            <text:p>12.22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68_775</text:p>
          </table:table-cell>
          <table:table-cell office:value-type="string" calcext:value-type="string">
            <text:p>1_108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3.53858324368" calcext:value-type="float">
            <text:p>13.53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84_1814</text:p>
          </table:table-cell>
          <table:table-cell office:value-type="string" calcext:value-type="string">
            <text:p>1_0369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4.75459009959" calcext:value-type="float">
            <text:p>14.75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82_482</text:p>
          </table:table-cell>
          <table:table-cell office:value-type="string" calcext:value-type="string">
            <text:p>1_0919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14.75459009959" calcext:value-type="float">
            <text:p>14.75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83_1042</text:p>
          </table:table-cell>
          <table:table-cell office:value-type="string" calcext:value-type="string">
            <text:p>1_022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0.45917525773" calcext:value-type="float">
            <text:p>20.45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0_971</text:p>
          </table:table-cell>
          <table:table-cell office:value-type="string" calcext:value-type="string">
            <text:p>1_087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1.25490324639" calcext:value-type="float">
            <text:p>21.25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11_511</text:p>
          </table:table-cell>
          <table:table-cell office:value-type="string" calcext:value-type="string">
            <text:p>1_134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1.72561557771" calcext:value-type="float">
            <text:p>21.72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57_478</text:p>
          </table:table-cell>
          <table:table-cell office:value-type="string" calcext:value-type="string">
            <text:p>1_0895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5.03180933341" calcext:value-type="float">
            <text:p>25.03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79_316</text:p>
          </table:table-cell>
          <table:table-cell office:value-type="string" calcext:value-type="string">
            <text:p>1_136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5.03180933341" calcext:value-type="float">
            <text:p>25.03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50_886</text:p>
          </table:table-cell>
          <table:table-cell office:value-type="string" calcext:value-type="string">
            <text:p>1_0897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5.26716549907" calcext:value-type="float">
            <text:p>25.26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_329</text:p>
          </table:table-cell>
          <table:table-cell office:value-type="string" calcext:value-type="string">
            <text:p>1_070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26.9538846863" calcext:value-type="float">
            <text:p>26.95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84_1653</text:p>
          </table:table-cell>
          <table:table-cell office:value-type="string" calcext:value-type="string">
            <text:p>1_012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2.51277317046" calcext:value-type="float">
            <text:p>32.5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07_697</text:p>
          </table:table-cell>
          <table:table-cell office:value-type="string" calcext:value-type="string">
            <text:p>1_1080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2.69209215382" calcext:value-type="float">
            <text:p>32.69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80_374</text:p>
          </table:table-cell>
          <table:table-cell office:value-type="string" calcext:value-type="string">
            <text:p>1_0760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3.99775850141" calcext:value-type="float">
            <text:p>33.9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30_435</text:p>
          </table:table-cell>
          <table:table-cell office:value-type="string" calcext:value-type="string">
            <text:p>1_1298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7.85872036188" calcext:value-type="float">
            <text:p>37.85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01_423</text:p>
          </table:table-cell>
          <table:table-cell office:value-type="string" calcext:value-type="string">
            <text:p>1_066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8.59841116824" calcext:value-type="float">
            <text:p>38.5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432_780</text:p>
          </table:table-cell>
          <table:table-cell office:value-type="string" calcext:value-type="string">
            <text:p>1_094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9.60147673141" calcext:value-type="float">
            <text:p>39.60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53_266</text:p>
          </table:table-cell>
          <table:table-cell office:value-type="string" calcext:value-type="string">
            <text:p>1_101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39.98252957105" calcext:value-type="float">
            <text:p>39.98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83_313</text:p>
          </table:table-cell>
          <table:table-cell office:value-type="string" calcext:value-type="string">
            <text:p>1_0639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41.88219005102" calcext:value-type="float">
            <text:p>41.88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518_361</text:p>
          </table:table-cell>
          <table:table-cell office:value-type="string" calcext:value-type="string">
            <text:p>1_104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42.82921843189" calcext:value-type="float">
            <text:p>42.82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70_452</text:p>
          </table:table-cell>
          <table:table-cell office:value-type="string" calcext:value-type="string">
            <text:p>1_052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43.29993076321" calcext:value-type="float">
            <text:p>43.3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29_282</text:p>
          </table:table-cell>
          <table:table-cell office:value-type="string" calcext:value-type="string">
            <text:p>1_012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47.71005701022" calcext:value-type="float">
            <text:p>47.7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222_1855</text:p>
          </table:table-cell>
          <table:table-cell office:value-type="string" calcext:value-type="string">
            <text:p>1_054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47.71005701022" calcext:value-type="float">
            <text:p>47.7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82_859</text:p>
          </table:table-cell>
          <table:table-cell office:value-type="string" calcext:value-type="string">
            <text:p>1_104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47.71005701022" calcext:value-type="float">
            <text:p>47.71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_414</text:p>
          </table:table-cell>
          <table:table-cell office:value-type="string" calcext:value-type="string">
            <text:p>1_0014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0.10844841266" calcext:value-type="float">
            <text:p>50.1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2_941</text:p>
          </table:table-cell>
          <table:table-cell office:value-type="string" calcext:value-type="string">
            <text:p>1_0736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0.82012062787" calcext:value-type="float">
            <text:p>50.82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01_796</text:p>
          </table:table-cell>
          <table:table-cell office:value-type="string" calcext:value-type="string">
            <text:p>1_1271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0.82012062787" calcext:value-type="float">
            <text:p>50.82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07_333</text:p>
          </table:table-cell>
          <table:table-cell office:value-type="string" calcext:value-type="string">
            <text:p>1_0542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1.45894450609" calcext:value-type="float">
            <text:p>51.45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9_603</text:p>
          </table:table-cell>
          <table:table-cell office:value-type="string" calcext:value-type="string">
            <text:p>1_0426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4.9724758363" calcext:value-type="float">
            <text:p>54.97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44_144</text:p>
          </table:table-cell>
          <table:table-cell office:value-type="string" calcext:value-type="string">
            <text:p>1_0650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7.17473710069" calcext:value-type="float">
            <text:p>57.1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7_590</text:p>
          </table:table-cell>
          <table:table-cell office:value-type="string" calcext:value-type="string">
            <text:p>1_1273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7.17473710069" calcext:value-type="float">
            <text:p>57.1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03_115</text:p>
          </table:table-cell>
          <table:table-cell office:value-type="string" calcext:value-type="string">
            <text:p>1_0947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57.3260374929" calcext:value-type="float">
            <text:p>57.32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85_1881</text:p>
          </table:table-cell>
          <table:table-cell office:value-type="string" calcext:value-type="string">
            <text:p>1_0370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0" calcext:value-type="float">
            <text:p>0.0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24_125</text:p>
          </table:table-cell>
          <table:table-cell office:value-type="string" calcext:value-type="string">
            <text:p>1_1014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6.05761940663" calcext:value-type="float">
            <text:p>6.05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12_689</text:p>
          </table:table-cell>
          <table:table-cell office:value-type="string" calcext:value-type="string">
            <text:p>1_000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6.34901275459" calcext:value-type="float">
            <text:p>6.34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600_621</text:p>
          </table:table-cell>
          <table:table-cell office:value-type="string" calcext:value-type="string">
            <text:p>1_144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6.34901275459" calcext:value-type="float">
            <text:p>6.34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78_497</text:p>
          </table:table-cell>
          <table:table-cell office:value-type="string" calcext:value-type="string">
            <text:p>1_071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6.87576226821" calcext:value-type="float">
            <text:p>6.87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63_661</text:p>
          </table:table-cell>
          <table:table-cell office:value-type="string" calcext:value-type="string">
            <text:p>1_1302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0.86000592974" calcext:value-type="float">
            <text:p>10.86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72_1420</text:p>
          </table:table-cell>
          <table:table-cell office:value-type="string" calcext:value-type="string">
            <text:p>1_043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7.95991692715" calcext:value-type="float">
            <text:p>17.96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46_936</text:p>
          </table:table-cell>
          <table:table-cell office:value-type="string" calcext:value-type="string">
            <text:p>1_0278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9.052641982" calcext:value-type="float">
            <text:p>19.05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9_334</text:p>
          </table:table-cell>
          <table:table-cell office:value-type="string" calcext:value-type="string">
            <text:p>1_0723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9.36084648465" calcext:value-type="float">
            <text:p>19.3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56_982</text:p>
          </table:table-cell>
          <table:table-cell office:value-type="string" calcext:value-type="string">
            <text:p>1_102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0.51521244003" calcext:value-type="float">
            <text:p>20.5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39_801</text:p>
          </table:table-cell>
          <table:table-cell office:value-type="string" calcext:value-type="string">
            <text:p>1_065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1.37818504745" calcext:value-type="float">
            <text:p>21.37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66_465</text:p>
          </table:table-cell>
          <table:table-cell office:value-type="string" calcext:value-type="string">
            <text:p>1_1510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1.37818504745" calcext:value-type="float">
            <text:p>21.37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95_480</text:p>
          </table:table-cell>
          <table:table-cell office:value-type="string" calcext:value-type="string">
            <text:p>1_0023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2.94162243362" calcext:value-type="float">
            <text:p>22.94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85_132</text:p>
          </table:table-cell>
          <table:table-cell office:value-type="string" calcext:value-type="string">
            <text:p>1_0912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4.40419289165" calcext:value-type="float">
            <text:p>24.40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79_1737</text:p>
          </table:table-cell>
          <table:table-cell office:value-type="string" calcext:value-type="string">
            <text:p>1_0755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5.04301676987" calcext:value-type="float">
            <text:p>25.04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20_597</text:p>
          </table:table-cell>
          <table:table-cell office:value-type="string" calcext:value-type="string">
            <text:p>1_0391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5.14388369801" calcext:value-type="float">
            <text:p>25.14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431_885</text:p>
          </table:table-cell>
          <table:table-cell office:value-type="string" calcext:value-type="string">
            <text:p>1_0708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5.51372910119" calcext:value-type="float">
            <text:p>25.51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10_609</text:p>
          </table:table-cell>
          <table:table-cell office:value-type="string" calcext:value-type="string">
            <text:p>1_0663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7.77202754788" calcext:value-type="float">
            <text:p>27.77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4_410</text:p>
          </table:table-cell>
          <table:table-cell office:value-type="string" calcext:value-type="string">
            <text:p>1_1035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9.06088274078" calcext:value-type="float">
            <text:p>29.0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0_461</text:p>
          </table:table-cell>
          <table:table-cell office:value-type="string" calcext:value-type="string">
            <text:p>1_0648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9.49797276272" calcext:value-type="float">
            <text:p>29.4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7_1336</text:p>
          </table:table-cell>
          <table:table-cell office:value-type="string" calcext:value-type="string">
            <text:p>1_069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29.49797276272" calcext:value-type="float">
            <text:p>29.4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292_823</text:p>
          </table:table-cell>
          <table:table-cell office:value-type="string" calcext:value-type="string">
            <text:p>1_0917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0.04153343103" calcext:value-type="float">
            <text:p>30.04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63_376</text:p>
          </table:table-cell>
          <table:table-cell office:value-type="string" calcext:value-type="string">
            <text:p>1_0884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1.39763324269" calcext:value-type="float">
            <text:p>31.3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17_290</text:p>
          </table:table-cell>
          <table:table-cell office:value-type="string" calcext:value-type="string">
            <text:p>1_118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1.39763324269" calcext:value-type="float">
            <text:p>31.3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_260</text:p>
          </table:table-cell>
          <table:table-cell office:value-type="string" calcext:value-type="string">
            <text:p>1_0621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2.13172033082" calcext:value-type="float">
            <text:p>32.13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84_1172</text:p>
          </table:table-cell>
          <table:table-cell office:value-type="string" calcext:value-type="string">
            <text:p>1_001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3.88008041858" calcext:value-type="float">
            <text:p>33.88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10_188</text:p>
          </table:table-cell>
          <table:table-cell office:value-type="string" calcext:value-type="string">
            <text:p>1_0632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3.88008041858" calcext:value-type="float">
            <text:p>33.88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7_196</text:p>
          </table:table-cell>
          <table:table-cell office:value-type="string" calcext:value-type="string">
            <text:p>1_1113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6.67073209712" calcext:value-type="float">
            <text:p>36.67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15_667</text:p>
          </table:table-cell>
          <table:table-cell office:value-type="string" calcext:value-type="string">
            <text:p>1_0294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7.68500509675" calcext:value-type="float">
            <text:p>37.68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06_333</text:p>
          </table:table-cell>
          <table:table-cell office:value-type="string" calcext:value-type="string">
            <text:p>1_057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8.81695617921" calcext:value-type="float">
            <text:p>38.8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113_1068</text:p>
          </table:table-cell>
          <table:table-cell office:value-type="string" calcext:value-type="string">
            <text:p>1_055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39.18119786416" calcext:value-type="float">
            <text:p>39.18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19_171</text:p>
          </table:table-cell>
          <table:table-cell office:value-type="string" calcext:value-type="string">
            <text:p>1_005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42.62748457561" calcext:value-type="float">
            <text:p>42.62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58_584</text:p>
          </table:table-cell>
          <table:table-cell office:value-type="string" calcext:value-type="string">
            <text:p>1_0305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43.65856872993" calcext:value-type="float">
            <text:p>43.65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12_204</text:p>
          </table:table-cell>
          <table:table-cell office:value-type="string" calcext:value-type="string">
            <text:p>1_0039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48.8083857833" calcext:value-type="float">
            <text:p>48.8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450_1553</text:p>
          </table:table-cell>
          <table:table-cell office:value-type="string" calcext:value-type="string">
            <text:p>1_0248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48.8083857833" calcext:value-type="float">
            <text:p>48.8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_239</text:p>
          </table:table-cell>
          <table:table-cell office:value-type="string" calcext:value-type="string">
            <text:p>1_0016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50.05241123036" calcext:value-type="float">
            <text:p>50.05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22_160</text:p>
          </table:table-cell>
          <table:table-cell office:value-type="string" calcext:value-type="string">
            <text:p>1_1135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50.05241123036" calcext:value-type="float">
            <text:p>50.05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84_353</text:p>
          </table:table-cell>
          <table:table-cell office:value-type="string" calcext:value-type="string">
            <text:p>1_134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.6897847504" calcext:value-type="float">
            <text:p>2.6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75_801</text:p>
          </table:table-cell>
          <table:table-cell office:value-type="string" calcext:value-type="string">
            <text:p>1_029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4.84161255072" calcext:value-type="float">
            <text:p>4.84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61_873</text:p>
          </table:table-cell>
          <table:table-cell office:value-type="string" calcext:value-type="string">
            <text:p>1_1370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9.17328674251" calcext:value-type="float">
            <text:p>9.17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054_315</text:p>
          </table:table-cell>
          <table:table-cell office:value-type="string" calcext:value-type="string">
            <text:p>1_0567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19.5009394404" calcext:value-type="float">
            <text:p>19.50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37_1357</text:p>
          </table:table-cell>
          <table:table-cell office:value-type="string" calcext:value-type="string">
            <text:p>1_014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1.83768994231" calcext:value-type="float">
            <text:p>21.8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46_1588</text:p>
          </table:table-cell>
          <table:table-cell office:value-type="string" calcext:value-type="string">
            <text:p>1_0410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2.01700892567" calcext:value-type="float">
            <text:p>22.0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12_1062</text:p>
          </table:table-cell>
          <table:table-cell office:value-type="string" calcext:value-type="string">
            <text:p>1_076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2.75669973203" calcext:value-type="float">
            <text:p>22.75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52_819</text:p>
          </table:table-cell>
          <table:table-cell office:value-type="string" calcext:value-type="string">
            <text:p>1_013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2.98084846123" calcext:value-type="float">
            <text:p>22.98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067_979</text:p>
          </table:table-cell>
          <table:table-cell office:value-type="string" calcext:value-type="string">
            <text:p>1_035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2.98084846123" calcext:value-type="float">
            <text:p>22.98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3_878</text:p>
          </table:table-cell>
          <table:table-cell office:value-type="string" calcext:value-type="string">
            <text:p>1_091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2.98084846123" calcext:value-type="float">
            <text:p>22.98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0_935</text:p>
          </table:table-cell>
          <table:table-cell office:value-type="string" calcext:value-type="string">
            <text:p>1_1185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3.30586411857" calcext:value-type="float">
            <text:p>23.30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45_196</text:p>
          </table:table-cell>
          <table:table-cell office:value-type="string" calcext:value-type="string">
            <text:p>1_136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3.56923887538" calcext:value-type="float">
            <text:p>23.56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28_146</text:p>
          </table:table-cell>
          <table:table-cell office:value-type="string" calcext:value-type="string">
            <text:p>1_116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3.60846490299" calcext:value-type="float">
            <text:p>23.6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70_1551</text:p>
          </table:table-cell>
          <table:table-cell office:value-type="string" calcext:value-type="string">
            <text:p>1_0665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4.66756764846" calcext:value-type="float">
            <text:p>24.66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969_452</text:p>
          </table:table-cell>
          <table:table-cell office:value-type="string" calcext:value-type="string">
            <text:p>1_0649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6.36549427215" calcext:value-type="float">
            <text:p>26.36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94_319</text:p>
          </table:table-cell>
          <table:table-cell office:value-type="string" calcext:value-type="string">
            <text:p>1_0797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6.36549427215" calcext:value-type="float">
            <text:p>26.36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03_254</text:p>
          </table:table-cell>
          <table:table-cell office:value-type="string" calcext:value-type="string">
            <text:p>1_0255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7.02673302329" calcext:value-type="float">
            <text:p>27.02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1_790</text:p>
          </table:table-cell>
          <table:table-cell office:value-type="string" calcext:value-type="string">
            <text:p>1_1260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7.30691893479" calcext:value-type="float">
            <text:p>27.30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11_481</text:p>
          </table:table-cell>
          <table:table-cell office:value-type="string" calcext:value-type="string">
            <text:p>1_1099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7.5702936916" calcext:value-type="float">
            <text:p>27.57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64_597</text:p>
          </table:table-cell>
          <table:table-cell office:value-type="string" calcext:value-type="string">
            <text:p>1_0076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7.83366844841" calcext:value-type="float">
            <text:p>27.8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005_643</text:p>
          </table:table-cell>
          <table:table-cell office:value-type="string" calcext:value-type="string">
            <text:p>1_0643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8.10264692345" calcext:value-type="float">
            <text:p>28.10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91_1279</text:p>
          </table:table-cell>
          <table:table-cell office:value-type="string" calcext:value-type="string">
            <text:p>1_110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8.23153244274" calcext:value-type="float">
            <text:p>28.23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733_1320</text:p>
          </table:table-cell>
          <table:table-cell office:value-type="string" calcext:value-type="string">
            <text:p>1_0801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8.47249232663" calcext:value-type="float">
            <text:p>28.47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04_1115</text:p>
          </table:table-cell>
          <table:table-cell office:value-type="string" calcext:value-type="string">
            <text:p>1_089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29.21218313299" calcext:value-type="float">
            <text:p>29.21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03_763</text:p>
          </table:table-cell>
          <table:table-cell office:value-type="string" calcext:value-type="string">
            <text:p>1_043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32.51837688869" calcext:value-type="float">
            <text:p>32.5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98_760</text:p>
          </table:table-cell>
          <table:table-cell office:value-type="string" calcext:value-type="string">
            <text:p>1_0616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32.51837688869" calcext:value-type="float">
            <text:p>32.5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38_636</text:p>
          </table:table-cell>
          <table:table-cell office:value-type="string" calcext:value-type="string">
            <text:p>1_121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34.86073110883" calcext:value-type="float">
            <text:p>34.8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30_418</text:p>
          </table:table-cell>
          <table:table-cell office:value-type="string" calcext:value-type="string">
            <text:p>1_0353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35.75732602563" calcext:value-type="float">
            <text:p>35.75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03_1123</text:p>
          </table:table-cell>
          <table:table-cell office:value-type="string" calcext:value-type="string">
            <text:p>1_083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37.52249726808" calcext:value-type="float">
            <text:p>37.52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36_545</text:p>
          </table:table-cell>
          <table:table-cell office:value-type="string" calcext:value-type="string">
            <text:p>1_0306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38.97386028965" calcext:value-type="float">
            <text:p>38.97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36_1257</text:p>
          </table:table-cell>
          <table:table-cell office:value-type="string" calcext:value-type="string">
            <text:p>1_0957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42.16237596252" calcext:value-type="float">
            <text:p>42.16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78_514</text:p>
          </table:table-cell>
          <table:table-cell office:value-type="string" calcext:value-type="string">
            <text:p>1_1199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44.12367734302" calcext:value-type="float">
            <text:p>44.12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95_247</text:p>
          </table:table-cell>
          <table:table-cell office:value-type="string" calcext:value-type="string">
            <text:p>1_1246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50.0972409762" calcext:value-type="float">
            <text:p>50.09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35_477</text:p>
          </table:table-cell>
          <table:table-cell office:value-type="string" calcext:value-type="string">
            <text:p>1_005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57.69027917785" calcext:value-type="float">
            <text:p>57.6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92_568</text:p>
          </table:table-cell>
          <table:table-cell office:value-type="string" calcext:value-type="string">
            <text:p>1_1198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58.82783397854" calcext:value-type="float">
            <text:p>58.82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24_522</text:p>
          </table:table-cell>
          <table:table-cell office:value-type="string" calcext:value-type="string">
            <text:p>1_0167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60.25678212719" calcext:value-type="float">
            <text:p>60.25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54_864</text:p>
          </table:table-cell>
          <table:table-cell office:value-type="string" calcext:value-type="string">
            <text:p>1_0233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60.25678212719" calcext:value-type="float">
            <text:p>60.25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126_561</text:p>
          </table:table-cell>
          <table:table-cell office:value-type="string" calcext:value-type="string">
            <text:p>1_0213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0" calcext:value-type="float">
            <text:p>0.0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86_335</text:p>
          </table:table-cell>
          <table:table-cell office:value-type="string" calcext:value-type="string">
            <text:p>1_0487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5.13300589868" calcext:value-type="float">
            <text:p>5.1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897_327</text:p>
          </table:table-cell>
          <table:table-cell office:value-type="string" calcext:value-type="string">
            <text:p>1_0949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5.13300589868" calcext:value-type="float">
            <text:p>5.1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656_1796</text:p>
          </table:table-cell>
          <table:table-cell office:value-type="string" calcext:value-type="string">
            <text:p>1_0377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7.13353330679" calcext:value-type="float">
            <text:p>7.1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31_670</text:p>
          </table:table-cell>
          <table:table-cell office:value-type="string" calcext:value-type="string">
            <text:p>1_044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0.66947950992" calcext:value-type="float">
            <text:p>10.66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_159</text:p>
          </table:table-cell>
          <table:table-cell office:value-type="string" calcext:value-type="string">
            <text:p>1_010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3.97567326562" calcext:value-type="float">
            <text:p>13.97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64_429</text:p>
          </table:table-cell>
          <table:table-cell office:value-type="string" calcext:value-type="string">
            <text:p>1_149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5.56152552471" calcext:value-type="float">
            <text:p>15.56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2_148</text:p>
          </table:table-cell>
          <table:table-cell office:value-type="string" calcext:value-type="string">
            <text:p>1_004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8.89013415333" calcext:value-type="float">
            <text:p>18.8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69_1463</text:p>
          </table:table-cell>
          <table:table-cell office:value-type="string" calcext:value-type="string">
            <text:p>1_037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8.89013415333" calcext:value-type="float">
            <text:p>18.89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52_572</text:p>
          </table:table-cell>
          <table:table-cell office:value-type="string" calcext:value-type="string">
            <text:p>1_0266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9.19833865598" calcext:value-type="float">
            <text:p>19.1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1_1311</text:p>
          </table:table-cell>
          <table:table-cell office:value-type="string" calcext:value-type="string">
            <text:p>1_002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0.0613112634" calcext:value-type="float">
            <text:p>20.06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97_737</text:p>
          </table:table-cell>
          <table:table-cell office:value-type="string" calcext:value-type="string">
            <text:p>1_0259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5.17750600739" calcext:value-type="float">
            <text:p>25.17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65_873</text:p>
          </table:table-cell>
          <table:table-cell office:value-type="string" calcext:value-type="string">
            <text:p>1_140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6.59524671958" calcext:value-type="float">
            <text:p>26.59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37_1051</text:p>
          </table:table-cell>
          <table:table-cell office:value-type="string" calcext:value-type="string">
            <text:p>1_0421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27.47503048169" calcext:value-type="float">
            <text:p>27.4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20_199</text:p>
          </table:table-cell>
          <table:table-cell office:value-type="string" calcext:value-type="string">
            <text:p>1_1382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0.09757061333" calcext:value-type="float">
            <text:p>30.09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33_1134</text:p>
          </table:table-cell>
          <table:table-cell office:value-type="string" calcext:value-type="string">
            <text:p>1_0752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2.2774170048" calcext:value-type="float">
            <text:p>32.2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97_1687</text:p>
          </table:table-cell>
          <table:table-cell office:value-type="string" calcext:value-type="string">
            <text:p>1_035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2.70329959028" calcext:value-type="float">
            <text:p>32.70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28_664</text:p>
          </table:table-cell>
          <table:table-cell office:value-type="string" calcext:value-type="string">
            <text:p>1_0257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6.90048454455" calcext:value-type="float">
            <text:p>36.9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_468</text:p>
          </table:table-cell>
          <table:table-cell office:value-type="string" calcext:value-type="string">
            <text:p>1_0474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7.09101096437" calcext:value-type="float">
            <text:p>37.09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9_101</text:p>
          </table:table-cell>
          <table:table-cell office:value-type="string" calcext:value-type="string">
            <text:p>1_0276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40.32435638308" calcext:value-type="float">
            <text:p>40.32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48_1327</text:p>
          </table:table-cell>
          <table:table-cell office:value-type="string" calcext:value-type="string">
            <text:p>1_095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40.32435638308" calcext:value-type="float">
            <text:p>40.32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79_613</text:p>
          </table:table-cell>
          <table:table-cell office:value-type="string" calcext:value-type="string">
            <text:p>1_0948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42.13435737137" calcext:value-type="float">
            <text:p>42.1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7_709</text:p>
          </table:table-cell>
          <table:table-cell office:value-type="string" calcext:value-type="string">
            <text:p>1_1069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42.13435737137" calcext:value-type="float">
            <text:p>42.1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60_1361</text:p>
          </table:table-cell>
          <table:table-cell office:value-type="string" calcext:value-type="string">
            <text:p>1_1089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0" calcext:value-type="float">
            <text:p>0.0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5_216</text:p>
          </table:table-cell>
          <table:table-cell office:value-type="string" calcext:value-type="string">
            <text:p>1_140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0.01120743646" calcext:value-type="float">
            <text:p>0.01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4_1233</text:p>
          </table:table-cell>
          <table:table-cell office:value-type="string" calcext:value-type="string">
            <text:p>1_097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0.31941193911" calcext:value-type="float">
            <text:p>0.31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_153</text:p>
          </table:table-cell>
          <table:table-cell office:value-type="string" calcext:value-type="string">
            <text:p>1_112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0.31941193911" calcext:value-type="float">
            <text:p>0.31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46_641</text:p>
          </table:table-cell>
          <table:table-cell office:value-type="string" calcext:value-type="string">
            <text:p>1_1509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0.48455680833" calcext:value-type="float">
            <text:p>10.48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45_1264</text:p>
          </table:table-cell>
          <table:table-cell office:value-type="string" calcext:value-type="string">
            <text:p>1_1225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1.61650789079" calcext:value-type="float">
            <text:p>11.61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222_633</text:p>
          </table:table-cell>
          <table:table-cell office:value-type="string" calcext:value-type="string">
            <text:p>1_0111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2.54112139874" calcext:value-type="float">
            <text:p>12.54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14_551</text:p>
          </table:table-cell>
          <table:table-cell office:value-type="string" calcext:value-type="string">
            <text:p>1_0109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3.08468206705" calcext:value-type="float">
            <text:p>13.08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19_1154</text:p>
          </table:table-cell>
          <table:table-cell office:value-type="string" calcext:value-type="string">
            <text:p>1_000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5.15805781215" calcext:value-type="float">
            <text:p>15.15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12_1351</text:p>
          </table:table-cell>
          <table:table-cell office:value-type="string" calcext:value-type="string">
            <text:p>1_101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5.49988462418" calcext:value-type="float">
            <text:p>15.5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43_1271</text:p>
          </table:table-cell>
          <table:table-cell office:value-type="string" calcext:value-type="string">
            <text:p>1_140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5.49988462418" calcext:value-type="float">
            <text:p>15.50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91_1346</text:p>
          </table:table-cell>
          <table:table-cell office:value-type="string" calcext:value-type="string">
            <text:p>1_078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6.73270263478" calcext:value-type="float">
            <text:p>16.7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2_1567</text:p>
          </table:table-cell>
          <table:table-cell office:value-type="string" calcext:value-type="string">
            <text:p>1_0981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34.07621055663" calcext:value-type="float">
            <text:p>34.07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32_1668</text:p>
          </table:table-cell>
          <table:table-cell office:value-type="string" calcext:value-type="string">
            <text:p>1_058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35.67887397041" calcext:value-type="float">
            <text:p>35.67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3_371</text:p>
          </table:table-cell>
          <table:table-cell office:value-type="string" calcext:value-type="string">
            <text:p>1_014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0.27392291901" calcext:value-type="float">
            <text:p>40.27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33_841</text:p>
          </table:table-cell>
          <table:table-cell office:value-type="string" calcext:value-type="string">
            <text:p>1_0759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1.94943466978" calcext:value-type="float">
            <text:p>41.949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_583</text:p>
          </table:table-cell>
          <table:table-cell office:value-type="string" calcext:value-type="string">
            <text:p>1_1405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3.94435835966" calcext:value-type="float">
            <text:p>43.94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77_1528</text:p>
          </table:table-cell>
          <table:table-cell office:value-type="string" calcext:value-type="string">
            <text:p>1_1018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4.53274877381" calcext:value-type="float">
            <text:p>44.53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02_556</text:p>
          </table:table-cell>
          <table:table-cell office:value-type="string" calcext:value-type="string">
            <text:p>1_0833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5.19398752495" calcext:value-type="float">
            <text:p>45.19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97_339</text:p>
          </table:table-cell>
          <table:table-cell office:value-type="string" calcext:value-type="string">
            <text:p>1_084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5.56383292813" calcext:value-type="float">
            <text:p>45.56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33_373</text:p>
          </table:table-cell>
          <table:table-cell office:value-type="string" calcext:value-type="string">
            <text:p>1_0065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6.16343077874" calcext:value-type="float">
            <text:p>46.16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80_756</text:p>
          </table:table-cell>
          <table:table-cell office:value-type="string" calcext:value-type="string">
            <text:p>1_0754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7.07683685023" calcext:value-type="float">
            <text:p>47.0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8_689</text:p>
          </table:table-cell>
          <table:table-cell office:value-type="string" calcext:value-type="string">
            <text:p>1_053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8.00705407641" calcext:value-type="float">
            <text:p>48.00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439_253</text:p>
          </table:table-cell>
          <table:table-cell office:value-type="string" calcext:value-type="string">
            <text:p>1_0281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8.38810691605" calcext:value-type="float">
            <text:p>48.38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54_889</text:p>
          </table:table-cell>
          <table:table-cell office:value-type="string" calcext:value-type="string">
            <text:p>1_1453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8.70751885516" calcext:value-type="float">
            <text:p>48.70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363_196</text:p>
          </table:table-cell>
          <table:table-cell office:value-type="string" calcext:value-type="string">
            <text:p>1_0053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49.33513529692" calcext:value-type="float">
            <text:p>49.33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72_359</text:p>
          </table:table-cell>
          <table:table-cell office:value-type="string" calcext:value-type="string">
            <text:p>1_0003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0.28216367779" calcext:value-type="float">
            <text:p>50.28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45_136</text:p>
          </table:table-cell>
          <table:table-cell office:value-type="string" calcext:value-type="string">
            <text:p>1_0406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0.53433099814" calcext:value-type="float">
            <text:p>50.5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68_680</text:p>
          </table:table-cell>
          <table:table-cell office:value-type="string" calcext:value-type="string">
            <text:p>1_0583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0.53433099814" calcext:value-type="float">
            <text:p>50.53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08_782</text:p>
          </table:table-cell>
          <table:table-cell office:value-type="string" calcext:value-type="string">
            <text:p>1_096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1.35807757795" calcext:value-type="float">
            <text:p>51.35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82_1169</text:p>
          </table:table-cell>
          <table:table-cell office:value-type="string" calcext:value-type="string">
            <text:p>1_1281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1.81758247281" calcext:value-type="float">
            <text:p>51.81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70_790</text:p>
          </table:table-cell>
          <table:table-cell office:value-type="string" calcext:value-type="string">
            <text:p>1_006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51.96327914679" calcext:value-type="float">
            <text:p>51.96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05_632</text:p>
          </table:table-cell>
          <table:table-cell office:value-type="string" calcext:value-type="string">
            <text:p>1_028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61.33829974558" calcext:value-type="float">
            <text:p>61.33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98_548</text:p>
          </table:table-cell>
          <table:table-cell office:value-type="string" calcext:value-type="string">
            <text:p>1_068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61.82021951336" calcext:value-type="float">
            <text:p>61.820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42_813</text:p>
          </table:table-cell>
          <table:table-cell office:value-type="string" calcext:value-type="string">
            <text:p>1_014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62.07799055194" calcext:value-type="float">
            <text:p>62.07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10_128</text:p>
          </table:table-cell>
          <table:table-cell office:value-type="string" calcext:value-type="string">
            <text:p>1_010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63.17071560679" calcext:value-type="float">
            <text:p>63.17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71_104</text:p>
          </table:table-cell>
          <table:table-cell office:value-type="string" calcext:value-type="string">
            <text:p>1_0617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63.17071560679" calcext:value-type="float">
            <text:p>63.17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011_113</text:p>
          </table:table-cell>
          <table:table-cell office:value-type="string" calcext:value-type="string">
            <text:p>1_0862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63.17071560679" calcext:value-type="float">
            <text:p>63.17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16_1358</text:p>
          </table:table-cell>
          <table:table-cell office:value-type="string" calcext:value-type="string">
            <text:p>1_0886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.20532682756" calcext:value-type="float">
            <text:p>3.205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7_1278</text:p>
          </table:table-cell>
          <table:table-cell office:value-type="string" calcext:value-type="string">
            <text:p>1_0702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.21653426402" calcext:value-type="float">
            <text:p>3.217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67_1891</text:p>
          </table:table-cell>
          <table:table-cell office:value-type="string" calcext:value-type="string">
            <text:p>1_1052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.5303424849" calcext:value-type="float">
            <text:p>3.530</text:p>
          </table:table-cell>
          <table:table-cell table:style-name="ce31" office:value-type="string" calcext:value-type="string">
            <text:p>A</text:p>
          </table:table-cell>
          <table:table-cell table:number-columns-repeated="2"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3494_143</text:p>
          </table:table-cell>
          <table:table-cell table:style-name="ce25" office:value-type="string" calcext:value-type="string">
            <text:p>1_0134</text:p>
          </table:table-cell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7.30164485369" calcext:value-type="float">
            <text:p>7.302</text:p>
          </table:table-cell>
          <table:table-cell table:style-name="ce32" office:value-type="string" calcext:value-type="string">
            <text:p>A</text:p>
          </table:table-cell>
          <table:table-cell table:number-columns-repeated="3" table:style-name="ce32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16059_1385</text:p>
          </table:table-cell>
          <table:table-cell table:style-name="ce27" office:value-type="string" calcext:value-type="string">
            <text:p>1_0531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float" office:value="9.26294623419" calcext:value-type="float">
            <text:p>9.263</text:p>
          </table:table-cell>
          <table:table-cell table:style-name="ce32" office:value-type="string" calcext:value-type="string">
            <text:p>A</text:p>
          </table:table-cell>
          <table:table-cell table:number-columns-repeated="3" table:style-name="ce32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14922_587</text:p>
          </table:table-cell>
          <table:table-cell table:style-name="ce27" office:value-type="string" calcext:value-type="string">
            <text:p>1_0894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float" office:value="9.26294623419" calcext:value-type="float">
            <text:p>9.263</text:p>
          </table:table-cell>
          <table:table-cell table:style-name="ce32" office:value-type="string" calcext:value-type="string">
            <text:p>A</text:p>
          </table:table-cell>
          <table:table-cell table:number-columns-repeated="3" table:style-name="ce32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11783_1366</text:p>
          </table:table-cell>
          <table:table-cell table:style-name="ce27" office:value-type="string" calcext:value-type="string">
            <text:p>1_0757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float" office:value="13.448923752" calcext:value-type="float">
            <text:p>13.449</text:p>
          </table:table-cell>
          <table:table-cell table:style-name="ce32" office:value-type="string" calcext:value-type="string">
            <text:p>A</text:p>
          </table:table-cell>
          <table:table-cell table:number-columns-repeated="3" table:style-name="ce32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29_759</text:p>
          </table:table-cell>
          <table:table-cell office:value-type="string" calcext:value-type="string">
            <text:p>1_1390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15.17486896684" calcext:value-type="float">
            <text:p>15.17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3_683</text:p>
          </table:table-cell>
          <table:table-cell office:value-type="string" calcext:value-type="string">
            <text:p>1_0563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4.38738173696" calcext:value-type="float">
            <text:p>24.38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82_531</text:p>
          </table:table-cell>
          <table:table-cell office:value-type="string" calcext:value-type="string">
            <text:p>1_1388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4.57230443855" calcext:value-type="float">
            <text:p>24.57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787_1288</text:p>
          </table:table-cell>
          <table:table-cell office:value-type="string" calcext:value-type="string">
            <text:p>1_0818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4.86369778651" calcext:value-type="float">
            <text:p>24.864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31_483</text:p>
          </table:table-cell>
          <table:table-cell office:value-type="string" calcext:value-type="string">
            <text:p>1_0043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5.41286217305" calcext:value-type="float">
            <text:p>25.4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07_764</text:p>
          </table:table-cell>
          <table:table-cell office:value-type="string" calcext:value-type="string">
            <text:p>1_0096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5.41286217305" calcext:value-type="float">
            <text:p>25.4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07_475</text:p>
          </table:table-cell>
          <table:table-cell office:value-type="string" calcext:value-type="string">
            <text:p>1_0110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5.41286217305" calcext:value-type="float">
            <text:p>25.4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67_687</text:p>
          </table:table-cell>
          <table:table-cell office:value-type="string" calcext:value-type="string">
            <text:p>1_0550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5.41286217305" calcext:value-type="float">
            <text:p>25.4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13_395</text:p>
          </table:table-cell>
          <table:table-cell office:value-type="string" calcext:value-type="string">
            <text:p>1_1214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5.41286217305" calcext:value-type="float">
            <text:p>25.41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55_482</text:p>
          </table:table-cell>
          <table:table-cell office:value-type="string" calcext:value-type="string">
            <text:p>1_0212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6.37670170861" calcext:value-type="float">
            <text:p>26.377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118_399</text:p>
          </table:table-cell>
          <table:table-cell office:value-type="string" calcext:value-type="string">
            <text:p>1_1103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29.06648645901" calcext:value-type="float">
            <text:p>29.06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69_1469</text:p>
          </table:table-cell>
          <table:table-cell office:value-type="string" calcext:value-type="string">
            <text:p>1_095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0.91571347491" calcext:value-type="float">
            <text:p>30.91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23_431</text:p>
          </table:table-cell>
          <table:table-cell office:value-type="string" calcext:value-type="string">
            <text:p>1_0013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4.04819196548" calcext:value-type="float">
            <text:p>34.04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76_369</text:p>
          </table:table-cell>
          <table:table-cell office:value-type="string" calcext:value-type="string">
            <text:p>1_1440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5.98147475483" calcext:value-type="float">
            <text:p>35.981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50_1237</text:p>
          </table:table-cell>
          <table:table-cell office:value-type="string" calcext:value-type="string">
            <text:p>1_1137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6.40175362208" calcext:value-type="float">
            <text:p>36.402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25_288</text:p>
          </table:table-cell>
          <table:table-cell office:value-type="string" calcext:value-type="string">
            <text:p>1_0322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8.45831821249" calcext:value-type="float">
            <text:p>38.458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49_242</text:p>
          </table:table-cell>
          <table:table-cell office:value-type="string" calcext:value-type="string">
            <text:p>1_0069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46.83587696634" calcext:value-type="float">
            <text:p>46.836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293_447</text:p>
          </table:table-cell>
          <table:table-cell office:value-type="string" calcext:value-type="string">
            <text:p>1_0553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52.2826910859" calcext:value-type="float">
            <text:p>52.283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82_767</text:p>
          </table:table-cell>
          <table:table-cell office:value-type="string" calcext:value-type="string">
            <text:p>1_1417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59.31535746455" calcext:value-type="float">
            <text:p>59.315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65_516</text:p>
          </table:table-cell>
          <table:table-cell office:value-type="string" calcext:value-type="string">
            <text:p>1_0029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5_426</text:p>
          </table:table-cell>
          <table:table-cell office:value-type="string" calcext:value-type="string">
            <text:p>1_0092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662_830</text:p>
          </table:table-cell>
          <table:table-cell office:value-type="string" calcext:value-type="string">
            <text:p>1_0488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097_1164</text:p>
          </table:table-cell>
          <table:table-cell office:value-type="string" calcext:value-type="string">
            <text:p>1_0680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563_863</text:p>
          </table:table-cell>
          <table:table-cell office:value-type="string" calcext:value-type="string">
            <text:p>1_0731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89_517</text:p>
          </table:table-cell>
          <table:table-cell office:value-type="string" calcext:value-type="string">
            <text:p>1_0742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50_1405</text:p>
          </table:table-cell>
          <table:table-cell office:value-type="string" calcext:value-type="string">
            <text:p>1_1153</text:p>
          </table:table-cell>
          <table:table-cell office:value-type="string" calcext:value-type="string">
            <text:p>Unlinked</text:p>
          </table:table-cell>
          <table:table-cell table:style-name="ce28" office:value-type="string" calcext:value-type="string">
            <text:p>Unlinked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A</text:p>
          </table:table-cell>
          <table:table-cell table:number-columns-repeated="1016"/>
        </table:table-row>
        <table:table-row table:style-name="ro2" table:number-rows-repeated="97">
          <table:table-cell table:number-columns-repeated="3"/>
          <table:table-cell table:style-name="ce28"/>
          <table:table-cell table:number-columns-repeated="102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olymorphic SNPs only'.E6:'Polymorphic SNPs only'.H408">
            <calcext:condition calcext:apply-style-name="ConditionalStyle_3" calcext:value="=&quot;H&quot;" calcext:base-cell-address="'Polymorphic SNPs only'.E6"/>
            <calcext:condition calcext:apply-style-name="ConditionalStyle_2" calcext:value="=&quot;B&quot;" calcext:base-cell-address="'Polymorphic SNPs only'.E6"/>
            <calcext:condition calcext:apply-style-name="ConditionalStyle_1" calcext:value="=&quot;A&quot;" calcext:base-cell-address="'Polymorphic SNPs only'.E6"/>
          </calcext:conditional-format>
        </calcext:conditional-formats>
      </table:table>
      <table:table table:name="SNP sequences flanking Rk" table:style-name="ta4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number-columns-repeated="1021" table:default-cell-style-name="Default"/>
        <table:table-row table:style-name="ro3">
          <table:table-cell table:style-name="ce33" office:value-type="string" calcext:value-type="string">
            <text:p>SNP markers flanking the QTL QRk-vu11.1: Source sequences were retrieved from Muchero et al. (2009) PNAS 106:18159-1816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ASP Name</text:p>
          </table:table-cell>
          <table:table-cell office:value-type="string" calcext:value-type="string">
            <text:p>GoldenGate Name</text:p>
          </table:table-cell>
          <table:table-cell office:value-type="string" calcext:value-type="string">
            <text:p>Source_Sequ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6059_1385</text:p>
          </table:table-cell>
          <table:table-cell office:value-type="string" calcext:value-type="string">
            <text:p>1_0531</text:p>
          </table:table-cell>
          <table:table-cell office:value-type="string" calcext:value-type="string">
            <text:p>GCTTGCCAATAAGGGTATATATTCTATGATAGCAAGTCGAACTCTCCAGTGCCTATCCTC[C/G]GCAAGCTCAACAATAGCTGGCAACAGAGACTGAGATAACAAATCGATACCAATAACCTG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100_717</text:p>
          </table:table-cell>
          <table:table-cell office:value-type="string" calcext:value-type="string">
            <text:p>1_0805</text:p>
          </table:table-cell>
          <table:table-cell office:value-type="string" calcext:value-type="string">
            <text:p>ACAAATCATATCATATCTTACAAATTACTCAGTTCCATAATGTTCTTCTTTCCAATTCCA[A/G]CCATTAATGATGTTTGTATAGAAAAGTAATGACTAGTTAAGGAAAGGATGGTAGCAGC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4922_587</text:p>
          </table:table-cell>
          <table:table-cell office:value-type="string" calcext:value-type="string">
            <text:p>1_0894</text:p>
          </table:table-cell>
          <table:table-cell office:value-type="string" calcext:value-type="string">
            <text:p>AGGAATCAGAAGAGTGTGAAATCTTGAAAGGAAAAGAGGACATAATGGTAACCATTCAAT[C/G]AGAATTACCACGGCGACAATGCTTTGACTCTCAATCTCCATATTTGTTAATCAGTTTAA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6524_633</text:p>
          </table:table-cell>
          <table:table-cell office:value-type="string" calcext:value-type="string">
            <text:p>1_1164</text:p>
          </table:table-cell>
          <table:table-cell office:value-type="string" calcext:value-type="string">
            <text:p>TTTTGTCACCTTGGATGGGTTGTTCGATTATGCGGATTCGCCTGCGGATGTTTTGTGGCG[A/G]TCGGAGTCGTTACAGGCTATGTAAGTGGTGGCAGTAACGSCGGTGAAGGTGAAGGTGGT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34_340</text:p>
          </table:table-cell>
          <table:table-cell office:value-type="string" calcext:value-type="string">
            <text:p>1_0125</text:p>
          </table:table-cell>
          <table:table-cell office:value-type="string" calcext:value-type="string">
            <text:p>ATCAGGCAGAGAAACCCTCTTCAGATTTAACACTCAGCACCTTGGGAAGGGAGTTCCACA[A/G]GTGCTAGCAACTTTCCTTGCATTAGGTGAGTCCACAAATTTCTTCAGATTAGGGTTCTT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783_1366</text:p>
          </table:table-cell>
          <table:table-cell office:value-type="string" calcext:value-type="string">
            <text:p>1_0757</text:p>
          </table:table-cell>
          <table:table-cell office:value-type="string" calcext:value-type="string">
            <text:p>TCAGCTGTGGCTTGGCTCAGAGACTTGTTTCTGACATAGAAAAAGTTATGAAGCTCTTGG[A/C]CTCACTTCCAAGCACTGTCTCTAACAAAACTGCTCATGTCACAGCCATCACCAATGAG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712_832</text:p>
          </table:table-cell>
          <table:table-cell office:value-type="string" calcext:value-type="string">
            <text:p>1_0414</text:p>
          </table:table-cell>
          <table:table-cell office:value-type="string" calcext:value-type="string">
            <text:p>ATGGAACTGGACCAAAAATTTTCACATGAAATCATAATCATCCAGAGCATCATATCGATC[A/G]GCAGGTATAAAATCCTCATCAGGCTTGTCAACATTAAGTTGCTTTTTCTTGCCACCTGTC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All SNPs'.A5:'All SNPs'.H154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51pt 1.5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65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d9f1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65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NP_20_sequences_20_flanking_20_Rk" style:display-name="PageStyle_SNP sequences flanking 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uscript_20_info" style:display-name="PageStyle_Manuscript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ymorphic_20_SNPs_20_only" style:display-name="PageStyle_Polymorphic SNPs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SNPs" style:display-name="PageStyle_All SN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Lam Huynh</meta:initial-creator>
    <dc:creator>baolamh</dc:creator>
    <meta:creation-date>2013-04-19T20:44:58</meta:creation-date>
    <dc:date>2015-09-11T16:33:18</dc:date>
    <meta:generator>LibreOffice/5.1.6.2$Linux_X86_64 LibreOffice_project/10m0$Build-2</meta:generator>
    <meta:document-statistic meta:table-count="4" meta:cell-count="155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